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1.3313in"/>
    </style:style>
    <style:style style:name="Table1.C" style:family="table-column">
      <style:table-column-properties style:column-width="1.7208in"/>
    </style:style>
    <style:style style:name="Table1.D" style:family="table-column">
      <style:table-column-properties style:column-width="1.0514in"/>
    </style:style>
    <style:style style:name="Table1.E" style:family="table-column">
      <style:table-column-properties style:column-width="1.864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1146in"/>
    </style:style>
    <style:style style:name="Table2.B" style:family="table-column">
      <style:table-column-properties style:column-width="1.5215in"/>
    </style:style>
    <style:style style:name="Table2.C" style:family="table-column">
      <style:table-column-properties style:column-width="0.9986in"/>
    </style:style>
    <style:style style:name="Table2.D" style:family="table-column">
      <style:table-column-properties style:column-width="3.290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P77" style:family="paragraph" style:parent-style-name="Text_20_body" style:list-style-name="L77"/>
    <style:style style:name="P78" style:family="paragraph" style:parent-style-name="Text_20_body" style:list-style-name="L78"/>
    <style:style style:name="P79" style:family="paragraph" style:parent-style-name="Text_20_body" style:list-style-name="L79"/>
    <style:style style:name="P80" style:family="paragraph" style:parent-style-name="Text_20_body" style:list-style-name="L80"/>
    <style:style style:name="P81" style:family="paragraph" style:parent-style-name="Text_20_body" style:list-style-name="L81"/>
    <style:style style:name="P82" style:family="paragraph" style:parent-style-name="Text_20_body" style:list-style-name="L82"/>
    <style:style style:name="P83" style:family="paragraph" style:parent-style-name="Text_20_body" style:list-style-name="L83"/>
    <style:style style:name="P84" style:family="paragraph" style:parent-style-name="Text_20_body" style:list-style-name="L84"/>
    <style:style style:name="P85" style:family="paragraph" style:parent-style-name="Text_20_body" style:list-style-name="L85"/>
    <style:style style:name="P86" style:family="paragraph" style:parent-style-name="Text_20_body" style:list-style-name="L86"/>
    <style:style style:name="P87" style:family="paragraph" style:parent-style-name="Text_20_body" style:list-style-name="L87"/>
    <style:style style:name="P88" style:family="paragraph" style:parent-style-name="Text_20_body" style:list-style-name="L88"/>
    <style:style style:name="P89" style:family="paragraph" style:parent-style-name="Text_20_body" style:list-style-name="L89"/>
    <style:style style:name="P90" style:family="paragraph" style:parent-style-name="Text_20_body" style:list-style-name="L90"/>
    <style:style style:name="P91" style:family="paragraph" style:parent-style-name="Text_20_body" style:list-style-name="L91"/>
    <style:style style:name="P92" style:family="paragraph" style:parent-style-name="Text_20_body" style:list-style-name="L92"/>
    <style:style style:name="P93" style:family="paragraph" style:parent-style-name="Text_20_body" style:list-style-name="L93"/>
    <style:style style:name="P94" style:family="paragraph" style:parent-style-name="Text_20_body" style:list-style-name="L94"/>
    <style:style style:name="P95" style:family="paragraph" style:parent-style-name="Text_20_body" style:list-style-name="L95"/>
    <style:style style:name="P96" style:family="paragraph" style:parent-style-name="Text_20_body" style:list-style-name="L96"/>
    <style:style style:name="P97" style:family="paragraph" style:parent-style-name="Text_20_body" style:list-style-name="L97"/>
    <style:style style:name="P98" style:family="paragraph" style:parent-style-name="Text_20_body" style:list-style-name="L98"/>
    <style:style style:name="P99" style:family="paragraph" style:parent-style-name="Text_20_body" style:list-style-name="L99"/>
    <style:style style:name="P100" style:family="paragraph" style:parent-style-name="Text_20_body" style:list-style-name="L100"/>
    <style:style style:name="P101" style:family="paragraph" style:parent-style-name="Text_20_body" style:list-style-name="L101"/>
    <style:style style:name="P102" style:family="paragraph" style:parent-style-name="Text_20_body" style:list-style-name="L102"/>
    <style:style style:name="P103" style:family="paragraph" style:parent-style-name="Text_20_body" style:list-style-name="L103"/>
    <style:style style:name="P104" style:family="paragraph" style:parent-style-name="Text_20_body" style:list-style-name="L104"/>
    <style:style style:name="P105" style:family="paragraph" style:parent-style-name="Text_20_body" style:list-style-name="L105"/>
    <style:style style:name="P106" style:family="paragraph" style:parent-style-name="Text_20_body" style:list-style-name="L106"/>
    <style:style style:name="P107" style:family="paragraph" style:parent-style-name="Text_20_body" style:list-style-name="L107"/>
    <style:style style:name="P108" style:family="paragraph" style:parent-style-name="Text_20_body" style:list-style-name="L108"/>
    <style:style style:name="P109" style:family="paragraph" style:parent-style-name="Text_20_body" style:list-style-name="L109"/>
    <style:style style:name="P110" style:family="paragraph" style:parent-style-name="Text_20_body" style:list-style-name="L110"/>
    <style:style style:name="P111" style:family="paragraph" style:parent-style-name="Text_20_body" style:list-style-name="L111"/>
    <style:style style:name="P112" style:family="paragraph" style:parent-style-name="Text_20_body" style:list-style-name="L112"/>
    <style:style style:name="P113" style:family="paragraph" style:parent-style-name="Text_20_body" style:list-style-name="L113"/>
    <style:style style:name="P114" style:family="paragraph" style:parent-style-name="Text_20_body" style:list-style-name="L114"/>
    <style:style style:name="P115" style:family="paragraph" style:parent-style-name="Text_20_body" style:list-style-name="L115"/>
    <style:style style:name="P116" style:family="paragraph" style:parent-style-name="Text_20_body" style:list-style-name="L116"/>
    <style:style style:name="P117" style:family="paragraph" style:parent-style-name="Text_20_body" style:list-style-name="L117"/>
    <style:style style:name="P118" style:family="paragraph" style:parent-style-name="Text_20_body" style:list-style-name="L118"/>
    <style:style style:name="P119" style:family="paragraph" style:parent-style-name="Text_20_body" style:list-style-name="L119"/>
    <style:style style:name="P120" style:family="paragraph" style:parent-style-name="Text_20_body" style:list-style-name="L120"/>
    <style:style style:name="P121" style:family="paragraph" style:parent-style-name="Text_20_body" style:list-style-name="L121"/>
    <style:style style:name="P122" style:family="paragraph" style:parent-style-name="Text_20_body" style:list-style-name="L122"/>
    <style:style style:name="P123" style:family="paragraph" style:parent-style-name="Text_20_body" style:list-style-name="L123"/>
    <style:style style:name="P124" style:family="paragraph" style:parent-style-name="Text_20_body" style:list-style-name="L124"/>
    <style:style style:name="P125" style:family="paragraph" style:parent-style-name="Text_20_body" style:list-style-name="L125"/>
    <style:style style:name="P126" style:family="paragraph" style:parent-style-name="Text_20_body" style:list-style-name="L126"/>
    <style:style style:name="P127" style:family="paragraph" style:parent-style-name="Text_20_body" style:list-style-name="L127"/>
    <style:style style:name="P128" style:family="paragraph" style:parent-style-name="Text_20_body" style:list-style-name="L128"/>
    <style:style style:name="P129" style:family="paragraph" style:parent-style-name="Text_20_body" style:list-style-name="L129"/>
    <style:style style:name="P130" style:family="paragraph" style:parent-style-name="Text_20_body" style:list-style-name="L130"/>
    <style:style style:name="P131" style:family="paragraph" style:parent-style-name="Text_20_body" style:list-style-name="L131"/>
    <style:style style:name="P132" style:family="paragraph" style:parent-style-name="Text_20_body" style:list-style-name="L132"/>
    <style:style style:name="P133" style:family="paragraph" style:parent-style-name="Text_20_body" style:list-style-name="L133"/>
    <style:style style:name="P134" style:family="paragraph" style:parent-style-name="Text_20_body" style:list-style-name="L134"/>
    <style:style style:name="P135" style:family="paragraph" style:parent-style-name="Text_20_body" style:list-style-name="L135"/>
    <style:style style:name="P136" style:family="paragraph" style:parent-style-name="Text_20_body" style:list-style-name="L136"/>
    <style:style style:name="P137" style:family="paragraph" style:parent-style-name="Text_20_body" style:list-style-name="L137"/>
    <style:style style:name="P138" style:family="paragraph" style:parent-style-name="Text_20_body" style:list-style-name="L190"/>
    <style:style style:name="P139" style:family="paragraph" style:parent-style-name="Text_20_body" style:list-style-name="L191"/>
    <style:style style:name="P140" style:family="paragraph" style:parent-style-name="Text_20_body" style:list-style-name="L192"/>
    <style:style style:name="P141" style:family="paragraph" style:parent-style-name="Text_20_body" style:list-style-name="L193"/>
    <style:style style:name="P142" style:family="paragraph" style:parent-style-name="Text_20_body" style:list-style-name="L194"/>
    <style:style style:name="P143" style:family="paragraph" style:parent-style-name="Text_20_body" style:list-style-name="L195"/>
    <style:style style:name="P144" style:family="paragraph" style:parent-style-name="Text_20_body" style:list-style-name="L196"/>
    <style:style style:name="P145" style:family="paragraph" style:parent-style-name="Text_20_body" style:list-style-name="L197"/>
    <style:style style:name="P146" style:family="paragraph" style:parent-style-name="Text_20_body" style:list-style-name="L198"/>
    <style:style style:name="P147" style:family="paragraph" style:parent-style-name="Text_20_body" style:list-style-name="L199"/>
    <style:style style:name="P148" style:family="paragraph" style:parent-style-name="Text_20_body" style:list-style-name="L200"/>
    <style:style style:name="P149" style:family="paragraph" style:parent-style-name="Text_20_body" style:list-style-name="L201"/>
    <style:style style:name="P150" style:family="paragraph" style:parent-style-name="Text_20_body" style:list-style-name="L202"/>
    <style:style style:name="P151" style:family="paragraph" style:parent-style-name="Text_20_body" style:list-style-name="L203"/>
    <style:style style:name="P152" style:family="paragraph" style:parent-style-name="Text_20_body" style:list-style-name="L204"/>
    <style:style style:name="P153" style:family="paragraph" style:parent-style-name="Text_20_body" style:list-style-name="L205"/>
    <style:style style:name="P154" style:family="paragraph" style:parent-style-name="Text_20_body" style:list-style-name="L206"/>
    <style:style style:name="P155" style:family="paragraph" style:parent-style-name="Text_20_body" style:list-style-name="L207"/>
    <style:style style:name="P156" style:family="paragraph" style:parent-style-name="Text_20_body" style:list-style-name="L208"/>
    <style:style style:name="P157" style:family="paragraph" style:parent-style-name="Text_20_body" style:list-style-name="L209"/>
    <style:style style:name="P158" style:family="paragraph" style:parent-style-name="Text_20_body" style:list-style-name="L210"/>
    <style:style style:name="P159" style:family="paragraph" style:parent-style-name="Text_20_body" style:list-style-name="L211"/>
    <style:style style:name="P160" style:family="paragraph" style:parent-style-name="Text_20_body" style:list-style-name="L212"/>
    <style:style style:name="P161" style:family="paragraph" style:parent-style-name="Text_20_body" style:list-style-name="L213"/>
    <style:style style:name="P162" style:family="paragraph" style:parent-style-name="Text_20_body" style:list-style-name="L214"/>
    <style:style style:name="P163" style:family="paragraph" style:parent-style-name="Text_20_body" style:list-style-name="L215"/>
    <style:style style:name="P164" style:family="paragraph" style:parent-style-name="Text_20_body" style:list-style-name="L216"/>
    <style:style style:name="P165" style:family="paragraph" style:parent-style-name="Text_20_body" style:list-style-name="L217"/>
    <style:style style:name="P166" style:family="paragraph" style:parent-style-name="Text_20_body" style:list-style-name="L218"/>
    <style:style style:name="P167" style:family="paragraph" style:parent-style-name="Text_20_body" style:list-style-name="L219"/>
    <style:style style:name="P168" style:family="paragraph" style:parent-style-name="Text_20_body" style:list-style-name="L220"/>
    <style:style style:name="P169" style:family="paragraph" style:parent-style-name="Text_20_body" style:list-style-name="L221"/>
    <style:style style:name="P170" style:family="paragraph" style:parent-style-name="Text_20_body" style:list-style-name="L222"/>
    <style:style style:name="P171" style:family="paragraph" style:parent-style-name="Text_20_body" style:list-style-name="L223"/>
    <style:style style:name="P172" style:family="paragraph" style:parent-style-name="Text_20_body" style:list-style-name="L224"/>
    <style:style style:name="P173" style:family="paragraph" style:parent-style-name="Text_20_body" style:list-style-name="L225"/>
    <style:style style:name="P174" style:family="paragraph" style:parent-style-name="Text_20_body" style:list-style-name="L226"/>
    <style:style style:name="P175" style:family="paragraph" style:parent-style-name="Text_20_body" style:list-style-name="L227"/>
    <style:style style:name="P176" style:family="paragraph" style:parent-style-name="Text_20_body" style:list-style-name="L228"/>
    <style:style style:name="P177" style:family="paragraph" style:parent-style-name="Text_20_body" style:list-style-name="L229"/>
    <style:style style:name="P178" style:family="paragraph" style:parent-style-name="Text_20_body" style:list-style-name="L230"/>
    <style:style style:name="P179" style:family="paragraph" style:parent-style-name="Text_20_body" style:list-style-name="L231"/>
    <style:style style:name="P180" style:family="paragraph" style:parent-style-name="Text_20_body" style:list-style-name="L232"/>
    <style:style style:name="P181" style:family="paragraph" style:parent-style-name="Text_20_body" style:list-style-name="L233"/>
    <style:style style:name="P182" style:family="paragraph" style:parent-style-name="Text_20_body" style:list-style-name="L234"/>
    <style:style style:name="P183" style:family="paragraph" style:parent-style-name="Text_20_body" style:list-style-name="L235"/>
    <style:style style:name="P184" style:family="paragraph" style:parent-style-name="Text_20_body" style:list-style-name="L236"/>
    <style:style style:name="P185" style:family="paragraph" style:parent-style-name="Text_20_body" style:list-style-name="L237"/>
    <style:style style:name="P186" style:family="paragraph" style:parent-style-name="Text_20_body" style:list-style-name="L238"/>
    <style:style style:name="P187" style:family="paragraph" style:parent-style-name="Text_20_body" style:list-style-name="L239"/>
    <style:style style:name="P188" style:family="paragraph" style:parent-style-name="Text_20_body" style:list-style-name="L240"/>
    <style:style style:name="P189" style:family="paragraph" style:parent-style-name="Text_20_body" style:list-style-name="L24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’s a <text:span text:style-name="Strong_20_Emphasis">design doc list of every named Town NPC</text:span> for TSUKIDERE.<text:line-break/>Assumption: this is the <text:span text:style-name="Emphasis">complete</text:span> roster of <text:span text:style-name="Strong_20_Emphasis">named</text:span> Town NPCs; background extras (unnamed tourists, random kids) exist but are not tracked.</text:p>
      <text:p text:style-name="Text_20_body">Nyx has <text:span text:style-name="Strong_20_Emphasis">no known family</text:span>; no NPC is blood-confirmed family.</text:p>
      <text:p text:style-name="Horizontal_20_Line"/>
      <text:h text:style-name="Heading_20_2" text:outline-level="2">A. Core Cast – Nyx’s Orbit</text:h>
      <text:p text:style-name="Text_20_body">These are the “main party” of the Town side of the story.</text:p>
      <text:p text:style-name="Horizontal_20_Line"/>
      <text:h text:style-name="Heading_20_3" text:outline-level="3">1. Rowan Vega</text:h>
      <text:list xml:id="list1770924493466504014" text:style-name="L1">
        <text:list-item>
          <text:p text:style-name="P1"><text:span text:style-name="Strong_20_Emphasis">Age / Pronouns:</text:span> 19–21, they/them</text:p>
        </text:list-item>
        <text:list-item>
          <text:p text:style-name="P1"><text:span text:style-name="Strong_20_Emphasis">Primary Locations:</text:span> Skate Shop, Boardwalk rails, Outdoor Mall alleys</text:p>
        </text:list-item>
        <text:list-item>
          <text:p text:style-name="P1"><text:span text:style-name="Strong_20_Emphasis">Role:</text:span> Closest friend / confidant; fellow misfit</text:p>
        </text:list-item>
        <text:list-item>
          <text:p text:style-name="P1"><text:span text:style-name="Strong_20_Emphasis">Personality:</text:span></text:p>
          <text:list>
            <text:list-item>
              <text:p text:style-name="P1">Dry, sardonic humor; uses sarcasm as armor</text:p>
            </text:list-item>
            <text:list-item>
              <text:p text:style-name="P1">Adrenaline seeker (skating off “do not skate” rails, rooftop hops)</text:p>
            </text:list-item>
            <text:list-item>
              <text:p text:style-name="P1">Fiercely loyal, but terrible at talking about feelings directly</text:p>
            </text:list-item>
          </text:list>
        </text:list-item>
        <text:list-item>
          <text:p text:style-name="P1"><text:span text:style-name="Strong_20_Emphasis">Core Components:</text:span></text:p>
          <text:list>
            <text:list-item>
              <text:p text:style-name="P1"><text:span text:style-name="Strong_20_Emphasis">Outward Trait:</text:span> Bold, restless, apparently fearless</text:p>
            </text:list-item>
            <text:list-item>
              <text:p text:style-name="P1"><text:span text:style-name="Strong_20_Emphasis">Inner Conflict:</text:span> Terrified of stagnation and being “left behind”</text:p>
            </text:list-item>
            <text:list-item>
              <text:p text:style-name="P1"><text:span text:style-name="Strong_20_Emphasis">Hook:</text:span> Subplot about whether Rowan is pushing Nyx forward or pulling them into self-destruction</text:p>
            </text:list-item>
          </text:list>
        </text:list-item>
        <text:list-item>
          <text:p text:style-name="P1"><text:span text:style-name="Strong_20_Emphasis">Arete Influence:</text:span></text:p>
          <text:list>
            <text:list-item>
              <text:p text:style-name="P1">Encourages <text:span text:style-name="Strong_20_Emphasis">Physical</text:span> and <text:span text:style-name="Strong_20_Emphasis">Social</text:span> risks (skating, trespassing)</text:p>
            </text:list-item>
            <text:list-item>
              <text:p text:style-name="P1">Scenes with Rowan push <text:span text:style-name="Strong_20_Emphasis">Physical</text:span> (Temperance vs recklessness), <text:span text:style-name="Strong_20_Emphasis">Social</text:span> (loyalty, trust), and sometimes <text:span text:style-name="Strong_20_Emphasis">Emotional</text:span> (opening up vs deflecting)</text:p>
            </text:list-item>
          </text:list>
        </text:list-item>
      </text:list>
      <text:p text:style-name="Horizontal_20_Line"/>
      <text:h text:style-name="Heading_20_3" text:outline-level="3">2. Mina Ortega</text:h>
      <text:list xml:id="list7688478004919507010" text:style-name="L2">
        <text:list-item>
          <text:p text:style-name="P2"><text:span text:style-name="Strong_20_Emphasis">Age / Pronouns:</text:span> 22–24, she/her</text:p>
        </text:list-item>
        <text:list-item>
          <text:p text:style-name="P2"><text:span text:style-name="Strong_20_Emphasis">Primary Locations:</text:span> Coffee Shop (Outdoor Mall), Library</text:p>
        </text:list-item>
        <text:list-item>
          <text:p text:style-name="P2"><text:span text:style-name="Strong_20_Emphasis">Role:</text:span> Barista, amateur psychology nerd, soft anchor</text:p>
        </text:list-item>
        <text:list-item>
          <text:p text:style-name="P2"><text:span text:style-name="Strong_20_Emphasis">Personality:</text:span></text:p>
          <text:list>
            <text:list-item>
              <text:p text:style-name="P2"><text:soft-page-break/>Warm, observant, self-effacing in conversation</text:p>
            </text:list-item>
            <text:list-item>
              <text:p text:style-name="P2">Reads way too many pop-psychology books, eager to share “insight”</text:p>
            </text:list-item>
            <text:list-item>
              <text:p text:style-name="P2">Uses gentle teasing and questions instead of direct advice</text:p>
            </text:list-item>
          </text:list>
        </text:list-item>
        <text:list-item>
          <text:p text:style-name="P2"><text:span text:style-name="Strong_20_Emphasis">Core Components:</text:span></text:p>
          <text:list>
            <text:list-item>
              <text:p text:style-name="P2"><text:span text:style-name="Strong_20_Emphasis">Outward Trait:</text:span> Supportive big-sister energy without being family</text:p>
            </text:list-item>
            <text:list-item>
              <text:p text:style-name="P2"><text:span text:style-name="Strong_20_Emphasis">Inner Conflict:</text:span> Unsure if she genuinely helps people or just collects them as “cases”</text:p>
            </text:list-item>
            <text:list-item>
              <text:p text:style-name="P2"><text:span text:style-name="Strong_20_Emphasis">Hook:</text:span> Can encourage Nyx toward healthier coping and introspection, or inadvertently push them deeper into self-analysis spirals</text:p>
            </text:list-item>
          </text:list>
        </text:list-item>
        <text:list-item>
          <text:p text:style-name="P2"><text:span text:style-name="Strong_20_Emphasis">Arete Influence:</text:span></text:p>
          <text:list>
            <text:list-item>
              <text:p text:style-name="P2">Strong impact on <text:span text:style-name="Strong_20_Emphasis">Psychological</text:span> (curiosity, reflection) and <text:span text:style-name="Strong_20_Emphasis">Emotional</text:span> (self-compassion)</text:p>
            </text:list-item>
            <text:list-item>
              <text:p text:style-name="P2">Choice-heavy conversations that can increase <text:span text:style-name="Strong_20_Emphasis">Spiritual</text:span> Arete (meaning-making) or decrease it (feeling over-analyzed)</text:p>
            </text:list-item>
          </text:list>
        </text:list-item>
      </text:list>
      <text:p text:style-name="Horizontal_20_Line"/>
      <text:h text:style-name="Heading_20_3" text:outline-level="3">3. Theo Park</text:h>
      <text:list xml:id="list8796038106239414146" text:style-name="L3">
        <text:list-item>
          <text:p text:style-name="P3"><text:span text:style-name="Strong_20_Emphasis">Age / Pronouns:</text:span> 20–22, he/him</text:p>
        </text:list-item>
        <text:list-item>
          <text:p text:style-name="P3"><text:span text:style-name="Strong_20_Emphasis">Primary Locations:</text:span> Library, Bus Stops, sometimes Boardwalk at night</text:p>
        </text:list-item>
        <text:list-item>
          <text:p text:style-name="P3"><text:span text:style-name="Strong_20_Emphasis">Role:</text:span> Quiet library assistant; academic acquaintance who can become a close friend</text:p>
        </text:list-item>
        <text:list-item>
          <text:p text:style-name="P3"><text:span text:style-name="Strong_20_Emphasis">Personality:</text:span></text:p>
          <text:list>
            <text:list-item>
              <text:p text:style-name="P3">Soft-spoken, shy, overthinks every sentence</text:p>
            </text:list-item>
            <text:list-item>
              <text:p text:style-name="P3">Deeply empathetic, but avoids conflict at all costs</text:p>
            </text:list-item>
            <text:list-item>
              <text:p text:style-name="P3">Always reading something dense (philosophy, physics, weird history)</text:p>
            </text:list-item>
          </text:list>
        </text:list-item>
        <text:list-item>
          <text:p text:style-name="P3"><text:span text:style-name="Strong_20_Emphasis">Core Components:</text:span></text:p>
          <text:list>
            <text:list-item>
              <text:p text:style-name="P3"><text:span text:style-name="Strong_20_Emphasis">Outward Trait:</text:span> “Background character” energy, but sees everything</text:p>
            </text:list-item>
            <text:list-item>
              <text:p text:style-name="P3"><text:span text:style-name="Strong_20_Emphasis">Inner Conflict:</text:span> Feels invisible; fears if he speaks up, he’ll make things worse</text:p>
            </text:list-item>
            <text:list-item>
              <text:p text:style-name="P3"><text:span text:style-name="Strong_20_Emphasis">Hook:</text:span> Choice arcs about whether Nyx pulls him out of the background or uses him as a passive sounding board</text:p>
            </text:list-item>
          </text:list>
        </text:list-item>
        <text:list-item>
          <text:p text:style-name="P3"><text:span text:style-name="Strong_20_Emphasis">Arete Influence:</text:span></text:p>
          <text:list>
            <text:list-item>
              <text:p text:style-name="P3">Boosts <text:span text:style-name="Strong_20_Emphasis">Psychological</text:span> Arete (knowledge, perspective) when engaged</text:p>
            </text:list-item>
            <text:list-item>
              <text:p text:style-name="P3">Can impact <text:span text:style-name="Strong_20_Emphasis">Social</text:span> (communication, responsibility) via scenes where Nyx chooses to stand up for Theo or not</text:p>
            </text:list-item>
          </text:list>
        </text:list-item>
      </text:list>
      <text:p text:style-name="Horizontal_20_Line"/>
      <text:h text:style-name="Heading_20_3" text:outline-level="3"><text:soft-page-break/>4. Cassi “Cas” Brennan</text:h>
      <text:list xml:id="list2597115619445650784" text:style-name="L4">
        <text:list-item>
          <text:p text:style-name="P4"><text:span text:style-name="Strong_20_Emphasis">Age / Pronouns:</text:span> 18–20, she/they</text:p>
        </text:list-item>
        <text:list-item>
          <text:p text:style-name="P4"><text:span text:style-name="Strong_20_Emphasis">Primary Locations:</text:span> Boardwalk arcade (employee), Candy Store, Toy Store</text:p>
        </text:list-item>
        <text:list-item>
          <text:p text:style-name="P4"><text:span text:style-name="Strong_20_Emphasis">Role:</text:span> Boardwalk worker; chaotic good energy; potential romantic interest</text:p>
        </text:list-item>
        <text:list-item>
          <text:p text:style-name="P4"><text:span text:style-name="Strong_20_Emphasis">Personality:</text:span></text:p>
          <text:list>
            <text:list-item>
              <text:p text:style-name="P4">Loud, animated, loves dumb jokes and rigging arcade machines “for fun”</text:p>
            </text:list-item>
            <text:list-item>
              <text:p text:style-name="P4">Masks insecurity with constant motion and noise</text:p>
            </text:list-item>
            <text:list-item>
              <text:p text:style-name="P4">Collects odd trinkets from the Boardwalk</text:p>
            </text:list-item>
          </text:list>
        </text:list-item>
        <text:list-item>
          <text:p text:style-name="P4"><text:span text:style-name="Strong_20_Emphasis">Core Components:</text:span></text:p>
          <text:list>
            <text:list-item>
              <text:p text:style-name="P4"><text:span text:style-name="Strong_20_Emphasis">Outward Trait:</text:span> Life-of-the-party arcade gremlin</text:p>
            </text:list-item>
            <text:list-item>
              <text:p text:style-name="P4"><text:span text:style-name="Strong_20_Emphasis">Inner Conflict:</text:span> Terrified that if she stops being “fun,” people will drop her</text:p>
            </text:list-item>
            <text:list-item>
              <text:p text:style-name="P4"><text:span text:style-name="Strong_20_Emphasis">Hook:</text:span> Nyx can validate her quieter side or reinforce her performance mask</text:p>
            </text:list-item>
          </text:list>
        </text:list-item>
        <text:list-item>
          <text:p text:style-name="P4"><text:span text:style-name="Strong_20_Emphasis">Arete Influence:</text:span></text:p>
          <text:list>
            <text:list-item>
              <text:p text:style-name="P4">Primarily <text:span text:style-name="Strong_20_Emphasis">Emotional</text:span> (joy vs exhaustion) and <text:span text:style-name="Strong_20_Emphasis">Social</text:span> (performance vs authenticity)</text:p>
            </text:list-item>
            <text:list-item>
              <text:p text:style-name="P4">Scenes with Cas often test <text:span text:style-name="Strong_20_Emphasis">Humanity</text:span> Arete: kindness to her real self vs laughing along with her self-erasure</text:p>
            </text:list-item>
          </text:list>
        </text:list-item>
      </text:list>
      <text:p text:style-name="Horizontal_20_Line"/>
      <text:h text:style-name="Heading_20_3" text:outline-level="3">5. Dr. Alina Morrell</text:h>
      <text:list xml:id="list3263701026375265122" text:style-name="L5">
        <text:list-item>
          <text:p text:style-name="P5"><text:span text:style-name="Strong_20_Emphasis">Age / Pronouns:</text:span> Early 30s, she/her</text:p>
        </text:list-item>
        <text:list-item>
          <text:p text:style-name="P5"><text:span text:style-name="Strong_20_Emphasis">Primary Locations:</text:span> Community Hall (support groups), Library conference room</text:p>
        </text:list-item>
        <text:list-item>
          <text:p text:style-name="P5"><text:span text:style-name="Strong_20_Emphasis">Role:</text:span> Young therapist / counselor leading group sessions; semi-professional anchor</text:p>
        </text:list-item>
        <text:list-item>
          <text:p text:style-name="P5"><text:span text:style-name="Strong_20_Emphasis">Personality:</text:span></text:p>
          <text:list>
            <text:list-item>
              <text:p text:style-name="P5">Calm, composed, uses clean clinical language with warmth</text:p>
            </text:list-item>
            <text:list-item>
              <text:p text:style-name="P5">Very aware of boundaries and ethics, but occasionally overinvested</text:p>
            </text:list-item>
            <text:list-item>
              <text:p text:style-name="P5">Carries her own exhaustion quietly</text:p>
            </text:list-item>
          </text:list>
        </text:list-item>
        <text:list-item>
          <text:p text:style-name="P5"><text:span text:style-name="Strong_20_Emphasis">Core Components:</text:span></text:p>
          <text:list>
            <text:list-item>
              <text:p text:style-name="P5"><text:span text:style-name="Strong_20_Emphasis">Outward Trait:</text:span> Competent, kind mental health professional</text:p>
            </text:list-item>
            <text:list-item>
              <text:p text:style-name="P5"><text:span text:style-name="Strong_20_Emphasis">Inner Conflict:</text:span> Fears she can’t truly “fix” anyone; struggles with burnout</text:p>
            </text:list-item>
            <text:list-item>
              <text:p text:style-name="P5"><text:span text:style-name="Strong_20_Emphasis">Hook:</text:span> Group sessions where Nyx chooses how vulnerable to be; Dr. Morrell’s presence can stabilize or destabilize depending on Nyx’s trust</text:p>
            </text:list-item>
          </text:list>
        </text:list-item>
        <text:list-item>
          <text:p text:style-name="P5"><text:span text:style-name="Strong_20_Emphasis">Arete Influence:</text:span></text:p>
          <text:list>
            <text:list-item>
              <text:p text:style-name="P5">Supports <text:span text:style-name="Strong_20_Emphasis">Emotional</text:span> and <text:span text:style-name="Strong_20_Emphasis">Spiritual</text:span> Arete (humanity, awareness) when Nyx leans in</text:p>
            </text:list-item>
            <text:list-item>
              <text:p text:style-name="P5"><text:soft-page-break/>Choices can increase <text:span text:style-name="Strong_20_Emphasis">Psychological</text:span> Arete (understanding coping strategies) or trigger backlash (mistrust, withdrawal, lowering Social/Emotional)</text:p>
            </text:list-item>
          </text:list>
        </text:list-item>
      </text:list>
      <text:p text:style-name="Horizontal_20_Line"/>
      <text:h text:style-name="Heading_20_3" text:outline-level="3">6. Jax Moreno</text:h>
      <text:list xml:id="list1443754790993146445" text:style-name="L6">
        <text:list-item>
          <text:p text:style-name="P6"><text:span text:style-name="Strong_20_Emphasis">Age / Pronouns:</text:span> 23–26, he/they</text:p>
        </text:list-item>
        <text:list-item>
          <text:p text:style-name="P6"><text:span text:style-name="Strong_20_Emphasis">Primary Locations:</text:span> Boardwalk (busking), Bar (later at night), Community Hall events</text:p>
        </text:list-item>
        <text:list-item>
          <text:p text:style-name="P6"><text:span text:style-name="Strong_20_Emphasis">Role:</text:span> Street musician; mood-setter of the Boardwalk; worldview foil</text:p>
        </text:list-item>
        <text:list-item>
          <text:p text:style-name="P6"><text:span text:style-name="Strong_20_Emphasis">Personality:</text:span></text:p>
          <text:list>
            <text:list-item>
              <text:p text:style-name="P6">Laid-back, philosophical, surprisingly grounded</text:p>
            </text:list-item>
            <text:list-item>
              <text:p text:style-name="P6">Talks in metaphors and song lyrics, but not pretentiously</text:p>
            </text:list-item>
            <text:list-item>
              <text:p text:style-name="P6">Shrugs at “success” and cares more about staying emotionally honest</text:p>
            </text:list-item>
          </text:list>
        </text:list-item>
        <text:list-item>
          <text:p text:style-name="P6"><text:span text:style-name="Strong_20_Emphasis">Core Components:</text:span></text:p>
          <text:list>
            <text:list-item>
              <text:p text:style-name="P6"><text:span text:style-name="Strong_20_Emphasis">Outward Trait:</text:span> Chill, soulful busker who “gets” people quickly</text:p>
            </text:list-item>
            <text:list-item>
              <text:p text:style-name="P6"><text:span text:style-name="Strong_20_Emphasis">Inner Conflict:</text:span> Afraid of repeating past self-destructive patterns; uses music to keep himself accountable</text:p>
            </text:list-item>
            <text:list-item>
              <text:p text:style-name="P6"><text:span text:style-name="Strong_20_Emphasis">Hook:</text:span> Nyx can treat him as background ambiance or as a mentor in emotional honesty</text:p>
            </text:list-item>
          </text:list>
        </text:list-item>
        <text:list-item>
          <text:p text:style-name="P6"><text:span text:style-name="Strong_20_Emphasis">Arete Influence:</text:span></text:p>
          <text:list>
            <text:list-item>
              <text:p text:style-name="P6">Heavy <text:span text:style-name="Strong_20_Emphasis">Spiritual</text:span> Arete influence (meaning, values, ethics)</text:p>
            </text:list-item>
            <text:list-item>
              <text:p text:style-name="P6">Also <text:span text:style-name="Strong_20_Emphasis">Emotional</text:span> (processing feelings through art) and a bit <text:span text:style-name="Strong_20_Emphasis">Psychological</text:span> (creative perspective)</text:p>
            </text:list-item>
          </text:list>
        </text:list-item>
      </text:list>
      <text:p text:style-name="Horizontal_20_Line"/>
      <text:h text:style-name="Heading_20_2" text:outline-level="2">B. Residents &amp; Neighbors</text:h>
      <text:p text:style-name="Horizontal_20_Line"/>
      <text:h text:style-name="Heading_20_3" text:outline-level="3">7. Amrita Singh</text:h>
      <text:list xml:id="list7116061091094741726" text:style-name="L7">
        <text:list-item>
          <text:p text:style-name="P7"><text:span text:style-name="Strong_20_Emphasis">Age / Pronouns:</text:span> 40s, she/her</text:p>
        </text:list-item>
        <text:list-item>
          <text:p text:style-name="P7"><text:span text:style-name="Strong_20_Emphasis">Primary Locations:</text:span> Apartment Complex, Grocery Store</text:p>
        </text:list-item>
        <text:list-item>
          <text:p text:style-name="P7"><text:span text:style-name="Strong_20_Emphasis">Role:</text:span> Landlady / building manager; not related to Nyx</text:p>
        </text:list-item>
        <text:list-item>
          <text:p text:style-name="P7"><text:span text:style-name="Strong_20_Emphasis">Personality:</text:span></text:p>
          <text:list>
            <text:list-item>
              <text:p text:style-name="P7">No-nonsense, hyper-organized, but not unkind</text:p>
            </text:list-item>
            <text:list-item>
              <text:p text:style-name="P7">Tracks rent and repairs in a little notebook; remembers everyone’s business</text:p>
            </text:list-item>
            <text:list-item>
              <text:p text:style-name="P7">Has a dry sense of humor she rarely shows</text:p>
            </text:list-item>
          </text:list>
        </text:list-item>
        <text:list-item>
          <text:p text:style-name="P7"><text:soft-page-break/><text:span text:style-name="Strong_20_Emphasis">Core Components:</text:span></text:p>
          <text:list>
            <text:list-item>
              <text:p text:style-name="P7"><text:span text:style-name="Strong_20_Emphasis">Outward Trait:</text:span> Strict but fair adult presence</text:p>
            </text:list-item>
            <text:list-item>
              <text:p text:style-name="P7"><text:span text:style-name="Strong_20_Emphasis">Inner Conflict:</text:span> Struggles between wanting to protect tenants vs staying professionally distant</text:p>
            </text:list-item>
            <text:list-item>
              <text:p text:style-name="P7"><text:span text:style-name="Strong_20_Emphasis">Hook:</text:span> Nyx can be on her “good list” or “worry list” depending on choices</text:p>
            </text:list-item>
          </text:list>
        </text:list-item>
        <text:list-item>
          <text:p text:style-name="P7"><text:span text:style-name="Strong_20_Emphasis">Arete Influence:</text:span></text:p>
          <text:list>
            <text:list-item>
              <text:p text:style-name="P7"><text:span text:style-name="Strong_20_Emphasis">Physical:</text:span> encourages stable routines (rent deadlines, cleanliness)</text:p>
            </text:list-item>
            <text:list-item>
              <text:p text:style-name="P7"><text:span text:style-name="Strong_20_Emphasis">Social:</text:span> responsibility, conflict resolution when neighbors clash</text:p>
            </text:list-item>
          </text:list>
        </text:list-item>
      </text:list>
      <text:p text:style-name="Horizontal_20_Line"/>
      <text:h text:style-name="Heading_20_3" text:outline-level="3">8. Talia Rivers</text:h>
      <text:list xml:id="list2795686451610247425" text:style-name="L8">
        <text:list-item>
          <text:p text:style-name="P8"><text:span text:style-name="Strong_20_Emphasis">Age / Pronouns:</text:span> 19–21, she/her</text:p>
        </text:list-item>
        <text:list-item>
          <text:p text:style-name="P8"><text:span text:style-name="Strong_20_Emphasis">Primary Locations:</text:span> Apartment Complex, Convenience Store (snack runs), Library (rarely)</text:p>
        </text:list-item>
        <text:list-item>
          <text:p text:style-name="P8"><text:span text:style-name="Strong_20_Emphasis">Role:</text:span> Night-owl neighbor; gamer / streamer / shut-in</text:p>
        </text:list-item>
        <text:list-item>
          <text:p text:style-name="P8"><text:span text:style-name="Strong_20_Emphasis">Personality:</text:span></text:p>
          <text:list>
            <text:list-item>
              <text:p text:style-name="P8">Perpetually tired, ironic, lives in oversized hoodies</text:p>
            </text:list-item>
            <text:list-item>
              <text:p text:style-name="P8">Very online; IRL social anxiety, but witty when comfortable</text:p>
            </text:list-item>
            <text:list-item>
              <text:p text:style-name="P8">Deeply loyal to a tiny circle of people</text:p>
            </text:list-item>
          </text:list>
        </text:list-item>
        <text:list-item>
          <text:p text:style-name="P8"><text:span text:style-name="Strong_20_Emphasis">Core Components:</text:span></text:p>
          <text:list>
            <text:list-item>
              <text:p text:style-name="P8"><text:span text:style-name="Strong_20_Emphasis">Outward Trait:</text:span> “Shut-in gamer” stereotype but with hidden warmth</text:p>
            </text:list-item>
            <text:list-item>
              <text:p text:style-name="P8"><text:span text:style-name="Strong_20_Emphasis">Inner Conflict:</text:span> Stuck between wanting connection and fearing in-person rejection</text:p>
            </text:list-item>
            <text:list-item>
              <text:p text:style-name="P8"><text:span text:style-name="Strong_20_Emphasis">Hook:</text:span> Nyx can enable avoidance (staying inside) or gently coax her into outside life</text:p>
            </text:list-item>
          </text:list>
        </text:list-item>
        <text:list-item>
          <text:p text:style-name="P8"><text:span text:style-name="Strong_20_Emphasis">Arete Influence:</text:span></text:p>
          <text:list>
            <text:list-item>
              <text:p text:style-name="P8"><text:span text:style-name="Strong_20_Emphasis">Psychological/Emotional:</text:span> coping via escapism vs gradual real-world engagement</text:p>
            </text:list-item>
            <text:list-item>
              <text:p text:style-name="P8"><text:span text:style-name="Strong_20_Emphasis">Social:</text:span> choices around inviting Talia places vs leaving her in isolation</text:p>
            </text:list-item>
          </text:list>
        </text:list-item>
      </text:list>
      <text:p text:style-name="Horizontal_20_Line"/>
      <text:h text:style-name="Heading_20_3" text:outline-level="3">9. Ivan Petrovic</text:h>
      <text:list xml:id="list5468729623285625717" text:style-name="L9">
        <text:list-item>
          <text:p text:style-name="P9"><text:span text:style-name="Strong_20_Emphasis">Age / Pronouns:</text:span> Late 50s, he/him</text:p>
        </text:list-item>
        <text:list-item>
          <text:p text:style-name="P9"><text:span text:style-name="Strong_20_Emphasis">Primary Locations:</text:span> Apartment Complex, Deli, Public Bathroom (fixing stuff)</text:p>
        </text:list-item>
        <text:list-item>
          <text:p text:style-name="P9"><text:span text:style-name="Strong_20_Emphasis">Role:</text:span> Part-time handyman; Amrita’s go-to fix-it guy</text:p>
        </text:list-item>
        <text:list-item>
          <text:p text:style-name="P9"><text:span text:style-name="Strong_20_Emphasis">Personality:</text:span></text:p>
          <text:list>
            <text:list-item>
              <text:p text:style-name="P9">Gruff, stoic, swears at broken pipes more than people</text:p>
            </text:list-item>
            <text:list-item>
              <text:p text:style-name="P9"><text:soft-page-break/>Surprisingly gentle with animals and plants</text:p>
            </text:list-item>
            <text:list-item>
              <text:p text:style-name="P9">Speaks in short sentences but notices everything</text:p>
            </text:list-item>
          </text:list>
        </text:list-item>
        <text:list-item>
          <text:p text:style-name="P9"><text:span text:style-name="Strong_20_Emphasis">Core Components:</text:span></text:p>
          <text:list>
            <text:list-item>
              <text:p text:style-name="P9"><text:span text:style-name="Strong_20_Emphasis">Outward Trait:</text:span> “Grumpy grandpa” energy</text:p>
            </text:list-item>
            <text:list-item>
              <text:p text:style-name="P9"><text:span text:style-name="Strong_20_Emphasis">Inner Conflict:</text:span> Carrying quiet guilt over estranged family elsewhere</text:p>
            </text:list-item>
            <text:list-item>
              <text:p text:style-name="P9"><text:span text:style-name="Strong_20_Emphasis">Hook:</text:span> Rare optional scenes where Nyx catches him being kind, revealing vulnerability</text:p>
            </text:list-item>
          </text:list>
        </text:list-item>
        <text:list-item>
          <text:p text:style-name="P9"><text:span text:style-name="Strong_20_Emphasis">Arete Influence:</text:span></text:p>
          <text:list>
            <text:list-item>
              <text:p text:style-name="P9"><text:span text:style-name="Strong_20_Emphasis">Physical:</text:span> minor (teaches practical skills, care for environment)</text:p>
            </text:list-item>
            <text:list-item>
              <text:p text:style-name="P9"><text:span text:style-name="Strong_20_Emphasis">Social/Emotional:</text:span> example of unspoken care; can nudge Nyx to reconsider what “support” looks like</text:p>
            </text:list-item>
          </text:list>
        </text:list-item>
      </text:list>
      <text:p text:style-name="Horizontal_20_Line"/>
      <text:h text:style-name="Heading_20_3" text:outline-level="3">10. Ms. Laureen Cho</text:h>
      <text:list xml:id="list6943755062605566062" text:style-name="L10">
        <text:list-item>
          <text:p text:style-name="P10"><text:span text:style-name="Strong_20_Emphasis">Age / Pronouns:</text:span> Mid-30s, she/her</text:p>
        </text:list-item>
        <text:list-item>
          <text:p text:style-name="P10"><text:span text:style-name="Strong_20_Emphasis">Primary Locations:</text:span> Retirement Home, Library</text:p>
        </text:list-item>
        <text:list-item>
          <text:p text:style-name="P10"><text:span text:style-name="Strong_20_Emphasis">Role:</text:span> Retirement home activities coordinator</text:p>
        </text:list-item>
        <text:list-item>
          <text:p text:style-name="P10"><text:span text:style-name="Strong_20_Emphasis">Personality:</text:span></text:p>
          <text:list>
            <text:list-item>
              <text:p text:style-name="P10">relentlessly upbeat in front of residents; quietly exhausted in private</text:p>
            </text:list-item>
            <text:list-item>
              <text:p text:style-name="P10">Keeps meticulous calendars and schedule boards</text:p>
            </text:list-item>
            <text:list-item>
              <text:p text:style-name="P10">Enjoys puzzle books and quiet coffees alone</text:p>
            </text:list-item>
          </text:list>
        </text:list-item>
        <text:list-item>
          <text:p text:style-name="P10"><text:span text:style-name="Strong_20_Emphasis">Core Components:</text:span></text:p>
          <text:list>
            <text:list-item>
              <text:p text:style-name="P10"><text:span text:style-name="Strong_20_Emphasis">Outward Trait:</text:span> Sunny, energetic caregiver</text:p>
            </text:list-item>
            <text:list-item>
              <text:p text:style-name="P10"><text:span text:style-name="Strong_20_Emphasis">Inner Conflict:</text:span> Afraid that if she stops smiling, residents will lose hope</text:p>
            </text:list-item>
            <text:list-item>
              <text:p text:style-name="P10"><text:span text:style-name="Strong_20_Emphasis">Hook:</text:span> Nyx can see behind the mask during late scenes, affecting how Nyx sees “emotional labor”</text:p>
            </text:list-item>
          </text:list>
        </text:list-item>
        <text:list-item>
          <text:p text:style-name="P10"><text:span text:style-name="Strong_20_Emphasis">Arete Influence:</text:span></text:p>
          <text:list>
            <text:list-item>
              <text:p text:style-name="P10"><text:span text:style-name="Strong_20_Emphasis">Emotional:</text:span> kindness vs self-erasure</text:p>
            </text:list-item>
            <text:list-item>
              <text:p text:style-name="P10"><text:span text:style-name="Strong_20_Emphasis">Spiritual:</text:span> themes of meaning in caregiving, aging, and community duty</text:p>
            </text:list-item>
          </text:list>
        </text:list-item>
      </text:list>
      <text:p text:style-name="Horizontal_20_Line"/>
      <text:h text:style-name="Heading_20_2" text:outline-level="2">C. Work &amp; Shop NPCs</text:h>
      <text:p text:style-name="Horizontal_20_Line"/>
      <text:h text:style-name="Heading_20_3" text:outline-level="3"><text:soft-page-break/>11. Marco Rossi</text:h>
      <text:list xml:id="list7655702078182695328" text:style-name="L11">
        <text:list-item>
          <text:p text:style-name="P11"><text:span text:style-name="Strong_20_Emphasis">Age / Pronouns:</text:span> 27–30, he/him</text:p>
        </text:list-item>
        <text:list-item>
          <text:p text:style-name="P11"><text:span text:style-name="Strong_20_Emphasis">Primary Locations:</text:span> Brothers Pizza (co-owner, kitchen)</text:p>
        </text:list-item>
        <text:list-item>
          <text:p text:style-name="P11"><text:span text:style-name="Strong_20_Emphasis">Role:</text:span> Chef + co-owner; stable working adult presence</text:p>
        </text:list-item>
        <text:list-item>
          <text:p text:style-name="P11"><text:span text:style-name="Strong_20_Emphasis">Personality:</text:span></text:p>
          <text:list>
            <text:list-item>
              <text:p text:style-name="P11">Loud laugh, boisterous, quick to call people “family” casually</text:p>
            </text:list-item>
            <text:list-item>
              <text:p text:style-name="P11">Takes pride in feeding people; brushes off his own health needs</text:p>
            </text:list-item>
            <text:list-item>
              <text:p text:style-name="P11">Knows most gossip via delivery routes</text:p>
            </text:list-item>
          </text:list>
        </text:list-item>
        <text:list-item>
          <text:p text:style-name="P11"><text:span text:style-name="Strong_20_Emphasis">Core Components:</text:span></text:p>
          <text:list>
            <text:list-item>
              <text:p text:style-name="P11"><text:span text:style-name="Strong_20_Emphasis">Outward Trait:</text:span> Affectionate, overworked big-brother type</text:p>
            </text:list-item>
            <text:list-item>
              <text:p text:style-name="P11"><text:span text:style-name="Strong_20_Emphasis">Inner Conflict:</text:span> Sacrifices himself for business and sibling, ignoring burnout</text:p>
            </text:list-item>
            <text:list-item>
              <text:p text:style-name="P11"><text:span text:style-name="Strong_20_Emphasis">Hook:</text:span> Nyx sees how “being needed” can burn you out, mirroring Arete tradeoffs</text:p>
            </text:list-item>
          </text:list>
        </text:list-item>
        <text:list-item>
          <text:p text:style-name="P11"><text:span text:style-name="Strong_20_Emphasis">Arete Influence:</text:span></text:p>
          <text:list>
            <text:list-item>
              <text:p text:style-name="P11"><text:span text:style-name="Strong_20_Emphasis">Physical:</text:span> junk vs balanced toppings discussions; habit reinforcement</text:p>
            </text:list-item>
            <text:list-item>
              <text:p text:style-name="P11"><text:span text:style-name="Strong_20_Emphasis">Social:</text:span> warmth, belonging, acceptance</text:p>
            </text:list-item>
          </text:list>
        </text:list-item>
      </text:list>
      <text:p text:style-name="Horizontal_20_Line"/>
      <text:h text:style-name="Heading_20_3" text:outline-level="3">12. Lila Rossi</text:h>
      <text:list xml:id="list6973803552044602812" text:style-name="L12">
        <text:list-item>
          <text:p text:style-name="P12"><text:span text:style-name="Strong_20_Emphasis">Age / Pronouns:</text:span> 25–28, she/her</text:p>
        </text:list-item>
        <text:list-item>
          <text:p text:style-name="P12"><text:span text:style-name="Strong_20_Emphasis">Primary Locations:</text:span> Brothers Pizza (front-of-house)</text:p>
        </text:list-item>
        <text:list-item>
          <text:p text:style-name="P12"><text:span text:style-name="Strong_20_Emphasis">Role:</text:span> Co-owner; runs register and front; Marco’s sibling</text:p>
        </text:list-item>
        <text:list-item>
          <text:p text:style-name="P12"><text:span text:style-name="Strong_20_Emphasis">Personality:</text:span></text:p>
          <text:list>
            <text:list-item>
              <text:p text:style-name="P12">Organized, blunt, good with numbers and people both</text:p>
            </text:list-item>
            <text:list-item>
              <text:p text:style-name="P12">Prone to biting sarcasm, but pays close attention to regulars’ moods</text:p>
            </text:list-item>
            <text:list-item>
              <text:p text:style-name="P12">Secret romantic, super invested in others’ relationships</text:p>
            </text:list-item>
          </text:list>
        </text:list-item>
        <text:list-item>
          <text:p text:style-name="P12"><text:span text:style-name="Strong_20_Emphasis">Core Components:</text:span></text:p>
          <text:list>
            <text:list-item>
              <text:p text:style-name="P12"><text:span text:style-name="Strong_20_Emphasis">Outward Trait:</text:span> Competent, snarky, practical</text:p>
            </text:list-item>
            <text:list-item>
              <text:p text:style-name="P12"><text:span text:style-name="Strong_20_Emphasis">Inner Conflict:</text:span> Feels trapped by the business but guilty for wanting more</text:p>
            </text:list-item>
            <text:list-item>
              <text:p text:style-name="P12"><text:span text:style-name="Strong_20_Emphasis">Hook:</text:span> Conversations with Nyx about “dreams vs obligations”</text:p>
            </text:list-item>
          </text:list>
        </text:list-item>
        <text:list-item>
          <text:p text:style-name="P12"><text:span text:style-name="Strong_20_Emphasis">Arete Influence:</text:span></text:p>
          <text:list>
            <text:list-item>
              <text:p text:style-name="P12"><text:span text:style-name="Strong_20_Emphasis">Social/Psychological:</text:span> pushes Nyx to confront their own ambitions and fears of commitment</text:p>
            </text:list-item>
          </text:list>
        </text:list-item>
      </text:list>
      <text:p text:style-name="Horizontal_20_Line"/>
      <text:h text:style-name="Heading_20_3" text:outline-level="3"><text:soft-page-break/>13. Sima Patel</text:h>
      <text:list xml:id="list3216460851231506702" text:style-name="L13">
        <text:list-item>
          <text:p text:style-name="P13"><text:span text:style-name="Strong_20_Emphasis">Age / Pronouns:</text:span> 30–35, she/her</text:p>
        </text:list-item>
        <text:list-item>
          <text:p text:style-name="P13"><text:span text:style-name="Strong_20_Emphasis">Primary Locations:</text:span> Convenience Store</text:p>
        </text:list-item>
        <text:list-item>
          <text:p text:style-name="P13"><text:span text:style-name="Strong_20_Emphasis">Role:</text:span> Night-shift clerk</text:p>
        </text:list-item>
        <text:list-item>
          <text:p text:style-name="P13"><text:span text:style-name="Strong_20_Emphasis">Personality:</text:span></text:p>
          <text:list>
            <text:list-item>
              <text:p text:style-name="P13">Dry sarcasm, monotone voice, but notices repeat customers’ habits</text:p>
            </text:list-item>
            <text:list-item>
              <text:p text:style-name="P13">Reads romance manga behind the counter</text:p>
            </text:list-item>
            <text:list-item>
              <text:p text:style-name="P13">Rarely judges, but occasionally drops a cutting truth</text:p>
            </text:list-item>
          </text:list>
        </text:list-item>
        <text:list-item>
          <text:p text:style-name="P13"><text:span text:style-name="Strong_20_Emphasis">Core Components:</text:span></text:p>
          <text:list>
            <text:list-item>
              <text:p text:style-name="P13"><text:span text:style-name="Strong_20_Emphasis">Outward Trait:</text:span> “Deadpan clerk” archetype</text:p>
            </text:list-item>
            <text:list-item>
              <text:p text:style-name="P13"><text:span text:style-name="Strong_20_Emphasis">Inner Conflict:</text:span> Unsure if she’s stuck or choosing stability over risk</text:p>
            </text:list-item>
            <text:list-item>
              <text:p text:style-name="P13"><text:span text:style-name="Strong_20_Emphasis">Hook:</text:span> Subtle mirror of Nyx’s own cycles of late-night self-neglect</text:p>
            </text:list-item>
          </text:list>
        </text:list-item>
        <text:list-item>
          <text:p text:style-name="P13"><text:span text:style-name="Strong_20_Emphasis">Arete Influence:</text:span></text:p>
          <text:list>
            <text:list-item>
              <text:p text:style-name="P13"><text:span text:style-name="Strong_20_Emphasis">Physical:</text:span> influences Nyx’s late-night snack choices</text:p>
            </text:list-item>
            <text:list-item>
              <text:p text:style-name="P13"><text:span text:style-name="Strong_20_Emphasis">Psychological/Emotional:</text:span> potential to gently call out self-sabotaging habits</text:p>
            </text:list-item>
          </text:list>
        </text:list-item>
      </text:list>
      <text:p text:style-name="Horizontal_20_Line"/>
      <text:h text:style-name="Heading_20_3" text:outline-level="3">14. Gus Romano</text:h>
      <text:list xml:id="list2619854555733144685" text:style-name="L14">
        <text:list-item>
          <text:p text:style-name="P14"><text:span text:style-name="Strong_20_Emphasis">Age / Pronouns:</text:span> 40s, he/him</text:p>
        </text:list-item>
        <text:list-item>
          <text:p text:style-name="P14"><text:span text:style-name="Strong_20_Emphasis">Primary Locations:</text:span> Deli</text:p>
        </text:list-item>
        <text:list-item>
          <text:p text:style-name="P14"><text:span text:style-name="Strong_20_Emphasis">Role:</text:span> Owner; makes all the sandwiches</text:p>
        </text:list-item>
        <text:list-item>
          <text:p text:style-name="P14"><text:span text:style-name="Strong_20_Emphasis">Personality:</text:span></text:p>
          <text:list>
            <text:list-item>
              <text:p text:style-name="P14">Loud, jokey, “calls everyone kid”</text:p>
            </text:list-item>
            <text:list-item>
              <text:p text:style-name="P14">Remembers every regular’s usual order</text:p>
            </text:list-item>
            <text:list-item>
              <text:p text:style-name="P14">Can be unintentionally nosy</text:p>
            </text:list-item>
          </text:list>
        </text:list-item>
        <text:list-item>
          <text:p text:style-name="P14"><text:span text:style-name="Strong_20_Emphasis">Core Components:</text:span></text:p>
          <text:list>
            <text:list-item>
              <text:p text:style-name="P14"><text:span text:style-name="Strong_20_Emphasis">Outward Trait:</text:span> Overly familiar deli guy</text:p>
            </text:list-item>
            <text:list-item>
              <text:p text:style-name="P14"><text:span text:style-name="Strong_20_Emphasis">Inner Conflict:</text:span> Feels he missed his shot at something “bigger,” clings to routine</text:p>
            </text:list-item>
            <text:list-item>
              <text:p text:style-name="P14"><text:span text:style-name="Strong_20_Emphasis">Hook:</text:span> Nyx can either lean into comfort of routine or challenge it</text:p>
            </text:list-item>
          </text:list>
        </text:list-item>
        <text:list-item>
          <text:p text:style-name="P14"><text:span text:style-name="Strong_20_Emphasis">Arete Influence:</text:span></text:p>
          <text:list>
            <text:list-item>
              <text:p text:style-name="P14"><text:span text:style-name="Strong_20_Emphasis">Physical:</text:span> encourages consistent eating (for better or worse)</text:p>
            </text:list-item>
            <text:list-item>
              <text:p text:style-name="P14"><text:span text:style-name="Strong_20_Emphasis">Social:</text:span> routine-based interactions, sense of being “seen” but superficially</text:p>
            </text:list-item>
          </text:list>
        </text:list-item>
      </text:list>
      <text:p text:style-name="Horizontal_20_Line"/>
      <text:h text:style-name="Heading_20_3" text:outline-level="3"><text:soft-page-break/>15. Carmen Reyes</text:h>
      <text:list xml:id="list7634858932916523390" text:style-name="L15">
        <text:list-item>
          <text:p text:style-name="P15"><text:span text:style-name="Strong_20_Emphasis">Age / Pronouns:</text:span> 40s, she/her</text:p>
        </text:list-item>
        <text:list-item>
          <text:p text:style-name="P15"><text:span text:style-name="Strong_20_Emphasis">Primary Locations:</text:span> Mexican Restaurant</text:p>
        </text:list-item>
        <text:list-item>
          <text:p text:style-name="P15"><text:span text:style-name="Strong_20_Emphasis">Role:</text:span> Owner / manager; matriarchal figure to staff</text:p>
        </text:list-item>
        <text:list-item>
          <text:p text:style-name="P15"><text:span text:style-name="Strong_20_Emphasis">Personality:</text:span></text:p>
          <text:list>
            <text:list-item>
              <text:p text:style-name="P15">Warm but firm; expects respect and gives it back</text:p>
            </text:list-item>
            <text:list-item>
              <text:p text:style-name="P15">Loves feeding people and telling stories about family culture</text:p>
            </text:list-item>
            <text:list-item>
              <text:p text:style-name="P15">Will call people out on bad behavior without hesitation</text:p>
            </text:list-item>
          </text:list>
        </text:list-item>
        <text:list-item>
          <text:p text:style-name="P15"><text:span text:style-name="Strong_20_Emphasis">Core Components:</text:span></text:p>
          <text:list>
            <text:list-item>
              <text:p text:style-name="P15"><text:span text:style-name="Strong_20_Emphasis">Outward Trait:</text:span> Strong, nurturing leader</text:p>
            </text:list-item>
            <text:list-item>
              <text:p text:style-name="P15"><text:span text:style-name="Strong_20_Emphasis">Inner Conflict:</text:span> Struggles with traditions vs change in town demographics</text:p>
            </text:list-item>
            <text:list-item>
              <text:p text:style-name="P15"><text:span text:style-name="Strong_20_Emphasis">Hook:</text:span> Nyx can engage in deeper cultural conversations or remain surface-level</text:p>
            </text:list-item>
          </text:list>
        </text:list-item>
        <text:list-item>
          <text:p text:style-name="P15"><text:span text:style-name="Strong_20_Emphasis">Arete Influence:</text:span></text:p>
          <text:list>
            <text:list-item>
              <text:p text:style-name="P15"><text:span text:style-name="Strong_20_Emphasis">Social/Emotional:</text:span> belonging, respect, boundaries</text:p>
            </text:list-item>
            <text:list-item>
              <text:p text:style-name="P15"><text:span text:style-name="Strong_20_Emphasis">Spiritual:</text:span> sense of heritage, community, shared rituals</text:p>
            </text:list-item>
          </text:list>
        </text:list-item>
      </text:list>
      <text:p text:style-name="Horizontal_20_Line"/>
      <text:h text:style-name="Heading_20_3" text:outline-level="3">16. Yuri Tanaka</text:h>
      <text:list xml:id="list5671237831364618955" text:style-name="L16">
        <text:list-item>
          <text:p text:style-name="P16"><text:span text:style-name="Strong_20_Emphasis">Age / Pronouns:</text:span> 20–23, she/her</text:p>
        </text:list-item>
        <text:list-item>
          <text:p text:style-name="P16"><text:span text:style-name="Strong_20_Emphasis">Primary Locations:</text:span> Fancy Restaurant</text:p>
        </text:list-item>
        <text:list-item>
          <text:p text:style-name="P16"><text:span text:style-name="Strong_20_Emphasis">Role:</text:span> Server; works double shifts; may attend same support group as Nyx</text:p>
        </text:list-item>
        <text:list-item>
          <text:p text:style-name="P16"><text:span text:style-name="Strong_20_Emphasis">Personality:</text:span></text:p>
          <text:list>
            <text:list-item>
              <text:p text:style-name="P16">Polite, efficient, rehearsed smile at work</text:p>
            </text:list-item>
            <text:list-item>
              <text:p text:style-name="P16">Off-shift she’s quieter, observant, less filtered</text:p>
            </text:list-item>
            <text:list-item>
              <text:p text:style-name="P16">Collects small kindnesses from others like treasures</text:p>
            </text:list-item>
          </text:list>
        </text:list-item>
        <text:list-item>
          <text:p text:style-name="P16"><text:span text:style-name="Strong_20_Emphasis">Core Components:</text:span></text:p>
          <text:list>
            <text:list-item>
              <text:p text:style-name="P16"><text:span text:style-name="Strong_20_Emphasis">Outward Trait:</text:span> Professional, polished server</text:p>
            </text:list-item>
            <text:list-item>
              <text:p text:style-name="P16"><text:span text:style-name="Strong_20_Emphasis">Inner Conflict:</text:span> Feels invisible except when serving; wonders who she is without the uniform</text:p>
            </text:list-item>
            <text:list-item>
              <text:p text:style-name="P16"><text:span text:style-name="Strong_20_Emphasis">Hook:</text:span> Nyx can validate her outside of her role or treat her as scenery</text:p>
            </text:list-item>
          </text:list>
        </text:list-item>
        <text:list-item>
          <text:p text:style-name="P16"><text:span text:style-name="Strong_20_Emphasis">Arete Influence:</text:span></text:p>
          <text:list>
            <text:list-item>
              <text:p text:style-name="P16"><text:span text:style-name="Strong_20_Emphasis">Social/Emotional:</text:span> how Nyx perceives service workers, empathy for invisible labor</text:p>
            </text:list-item>
          </text:list>
        </text:list-item>
      </text:list>
      <text:p text:style-name="Horizontal_20_Line"/>
      <text:h text:style-name="Heading_20_3" text:outline-level="3"><text:soft-page-break/>17. Simon Hale</text:h>
      <text:list xml:id="list2710598740418787319" text:style-name="L17">
        <text:list-item>
          <text:p text:style-name="P17"><text:span text:style-name="Strong_20_Emphasis">Age / Pronouns:</text:span> 30s, he/him</text:p>
        </text:list-item>
        <text:list-item>
          <text:p text:style-name="P17"><text:span text:style-name="Strong_20_Emphasis">Primary Locations:</text:span> Bar</text:p>
        </text:list-item>
        <text:list-item>
          <text:p text:style-name="P17"><text:span text:style-name="Strong_20_Emphasis">Role:</text:span> Bartender / owner</text:p>
        </text:list-item>
        <text:list-item>
          <text:p text:style-name="P17"><text:span text:style-name="Strong_20_Emphasis">Personality:</text:span></text:p>
          <text:list>
            <text:list-item>
              <text:p text:style-name="P17">Charming, attentive listener, remembers everyone’s drink</text:p>
            </text:list-item>
            <text:list-item>
              <text:p text:style-name="P17">Jokes about his own drinking to diffuse tension</text:p>
            </text:list-item>
            <text:list-item>
              <text:p text:style-name="P17">Sees patterns of self-destruction daily, cynical but caring</text:p>
            </text:list-item>
          </text:list>
        </text:list-item>
        <text:list-item>
          <text:p text:style-name="P17"><text:span text:style-name="Strong_20_Emphasis">Core Components:</text:span></text:p>
          <text:list>
            <text:list-item>
              <text:p text:style-name="P17"><text:span text:style-name="Strong_20_Emphasis">Outward Trait:</text:span> Smooth, friendly bartender</text:p>
            </text:list-item>
            <text:list-item>
              <text:p text:style-name="P17"><text:span text:style-name="Strong_20_Emphasis">Inner Conflict:</text:span> Worried he’s complicit in regulars’ slow implosions</text:p>
            </text:list-item>
            <text:list-item>
              <text:p text:style-name="P17"><text:span text:style-name="Strong_20_Emphasis">Hook:</text:span> Potential cautionary figure about using substances as coping</text:p>
            </text:list-item>
          </text:list>
        </text:list-item>
        <text:list-item>
          <text:p text:style-name="P17"><text:span text:style-name="Strong_20_Emphasis">Arete Influence:</text:span></text:p>
          <text:list>
            <text:list-item>
              <text:p text:style-name="P17"><text:span text:style-name="Strong_20_Emphasis">Physical/Emotional/Spiritual:</text:span> scenes testing Nyx’s relationship with alcohol and avoidance</text:p>
            </text:list-item>
          </text:list>
        </text:list-item>
      </text:list>
      <text:p text:style-name="Horizontal_20_Line"/>
      <text:h text:style-name="Heading_20_3" text:outline-level="3">18. Elsie Ward</text:h>
      <text:list xml:id="list4675151038195273891" text:style-name="L18">
        <text:list-item>
          <text:p text:style-name="P18"><text:span text:style-name="Strong_20_Emphasis">Age / Pronouns:</text:span> 60s, she/her</text:p>
        </text:list-item>
        <text:list-item>
          <text:p text:style-name="P18"><text:span text:style-name="Strong_20_Emphasis">Primary Locations:</text:span> Library front desk, Community Hall events</text:p>
        </text:list-item>
        <text:list-item>
          <text:p text:style-name="P18"><text:span text:style-name="Strong_20_Emphasis">Role:</text:span> Head librarian; small-town institution</text:p>
        </text:list-item>
        <text:list-item>
          <text:p text:style-name="P18"><text:span text:style-name="Strong_20_Emphasis">Personality:</text:span></text:p>
          <text:list>
            <text:list-item>
              <text:p text:style-name="P18">Old-school polite, sharp memory, surprisingly progressive views</text:p>
            </text:list-item>
            <text:list-item>
              <text:p text:style-name="P18">Keeps the library perfectly organized, will scold loudly for mistreating books</text:p>
            </text:list-item>
            <text:list-item>
              <text:p text:style-name="P18">Soft spot for “quiet kids”</text:p>
            </text:list-item>
          </text:list>
        </text:list-item>
        <text:list-item>
          <text:p text:style-name="P18"><text:span text:style-name="Strong_20_Emphasis">Core Components:</text:span></text:p>
          <text:list>
            <text:list-item>
              <text:p text:style-name="P18"><text:span text:style-name="Strong_20_Emphasis">Outward Trait:</text:span> Stern but kind gatekeeper of knowledge</text:p>
            </text:list-item>
            <text:list-item>
              <text:p text:style-name="P18"><text:span text:style-name="Strong_20_Emphasis">Inner Conflict:</text:span> Fears the world’s moving on from libraries and quiet people</text:p>
            </text:list-item>
            <text:list-item>
              <text:p text:style-name="P18"><text:span text:style-name="Strong_20_Emphasis">Hook:</text:span> Nyx can become a special exception she invests in, or just another fleeting face</text:p>
            </text:list-item>
          </text:list>
        </text:list-item>
        <text:list-item>
          <text:p text:style-name="P18"><text:span text:style-name="Strong_20_Emphasis">Arete Influence:</text:span></text:p>
          <text:list>
            <text:list-item>
              <text:p text:style-name="P18"><text:span text:style-name="Strong_20_Emphasis">Psychological:</text:span> fosters curiosity and structured learning</text:p>
            </text:list-item>
            <text:list-item>
              <text:p text:style-name="P18"><text:span text:style-name="Strong_20_Emphasis">Social:</text:span> trust-building with authority figures who aren’t family</text:p>
            </text:list-item>
          </text:list>
        </text:list-item>
      </text:list>
      <text:p text:style-name="Horizontal_20_Line"/>
      <text:h text:style-name="Heading_20_2" text:outline-level="2"><text:soft-page-break/>D. Authority, Service &amp; Support NPCs</text:h>
      <text:p text:style-name="Horizontal_20_Line"/>
      <text:h text:style-name="Heading_20_3" text:outline-level="3">19. Officer Dani Reyes (no relation to Carmen)</text:h>
      <text:list xml:id="list9078611671272350385" text:style-name="L19">
        <text:list-item>
          <text:p text:style-name="P19"><text:span text:style-name="Strong_20_Emphasis">Age / Pronouns:</text:span> Late 20s, she/they</text:p>
        </text:list-item>
        <text:list-item>
          <text:p text:style-name="P19"><text:span text:style-name="Strong_20_Emphasis">Primary Locations:</text:span> Main Street, Boardwalk at night, Bus Station</text:p>
        </text:list-item>
        <text:list-item>
          <text:p text:style-name="P19"><text:span text:style-name="Strong_20_Emphasis">Role:</text:span> Local cop; part of visible authority presence</text:p>
        </text:list-item>
        <text:list-item>
          <text:p text:style-name="P19"><text:span text:style-name="Strong_20_Emphasis">Personality:</text:span></text:p>
          <text:list>
            <text:list-item>
              <text:p text:style-name="P19">Calm, measured, quietly skeptical of the system she’s in</text:p>
            </text:list-item>
            <text:list-item>
              <text:p text:style-name="P19">Tries to de-escalate rather than intimidate</text:p>
            </text:list-item>
            <text:list-item>
              <text:p text:style-name="P19">Notices vulnerable kids/teens and remembers them</text:p>
            </text:list-item>
          </text:list>
        </text:list-item>
        <text:list-item>
          <text:p text:style-name="P19"><text:span text:style-name="Strong_20_Emphasis">Core Components:</text:span></text:p>
          <text:list>
            <text:list-item>
              <text:p text:style-name="P19"><text:span text:style-name="Strong_20_Emphasis">Outward Trait:</text:span> Responsible, steady authority figure</text:p>
            </text:list-item>
            <text:list-item>
              <text:p text:style-name="P19"><text:span text:style-name="Strong_20_Emphasis">Inner Conflict:</text:span> Torn between duty and disillusionment</text:p>
            </text:list-item>
            <text:list-item>
              <text:p text:style-name="P19"><text:span text:style-name="Strong_20_Emphasis">Hook:</text:span> Nyx’s interactions with Dani shape how “authority” feels in the story</text:p>
            </text:list-item>
          </text:list>
        </text:list-item>
        <text:list-item>
          <text:p text:style-name="P19"><text:span text:style-name="Strong_20_Emphasis">Arete Influence:</text:span></text:p>
          <text:list>
            <text:list-item>
              <text:p text:style-name="P19"><text:span text:style-name="Strong_20_Emphasis">Social/Emotional/Spiritual:</text:span> trust in structures vs feeling hunted/unsafe</text:p>
            </text:list-item>
          </text:list>
        </text:list-item>
      </text:list>
      <text:p text:style-name="Horizontal_20_Line"/>
      <text:h text:style-name="Heading_20_3" text:outline-level="3">20. Bus Driver “Mack” (Malcolm Greene)</text:h>
      <text:list xml:id="list1478816041777458464" text:style-name="L20">
        <text:list-item>
          <text:p text:style-name="P20"><text:span text:style-name="Strong_20_Emphasis">Age / Pronouns:</text:span> 50s, he/him</text:p>
        </text:list-item>
        <text:list-item>
          <text:p text:style-name="P20"><text:span text:style-name="Strong_20_Emphasis">Primary Locations:</text:span> Bus Stops, Bus Station</text:p>
        </text:list-item>
        <text:list-item>
          <text:p text:style-name="P20"><text:span text:style-name="Strong_20_Emphasis">Role:</text:span> Long-time bus driver, quasi-narrator of town comings and goings</text:p>
        </text:list-item>
        <text:list-item>
          <text:p text:style-name="P20"><text:span text:style-name="Strong_20_Emphasis">Personality:</text:span></text:p>
          <text:list>
            <text:list-item>
              <text:p text:style-name="P20">Gruff but kind; calls everyone “buddy” or “kiddo”</text:p>
            </text:list-item>
            <text:list-item>
              <text:p text:style-name="P20">Knows every stop like a ritual</text:p>
            </text:list-item>
            <text:list-item>
              <text:p text:style-name="P20">Offers cryptic advice in between route calls</text:p>
            </text:list-item>
          </text:list>
        </text:list-item>
        <text:list-item>
          <text:p text:style-name="P20"><text:span text:style-name="Strong_20_Emphasis">Core Components:</text:span></text:p>
          <text:list>
            <text:list-item>
              <text:p text:style-name="P20"><text:span text:style-name="Strong_20_Emphasis">Outward Trait:</text:span> Routine-anchored adult</text:p>
            </text:list-item>
            <text:list-item>
              <text:p text:style-name="P20"><text:span text:style-name="Strong_20_Emphasis">Inner Conflict:</text:span> Privately terrified of being forced to retire, losing purpose</text:p>
            </text:list-item>
            <text:list-item>
              <text:p text:style-name="P20"><text:span text:style-name="Strong_20_Emphasis">Hook:</text:span> Symbol of transitions, choices of where to go</text:p>
            </text:list-item>
          </text:list>
        </text:list-item>
        <text:list-item>
          <text:p text:style-name="P20"><text:span text:style-name="Strong_20_Emphasis">Arete Influence:</text:span></text:p>
          <text:list>
            <text:list-item>
              <text:p text:style-name="P20"><text:span text:style-name="Strong_20_Emphasis">Spiritual/Psychological:</text:span> framing of travel as choice rather than fate</text:p>
            </text:list-item>
            <text:list-item>
              <text:p text:style-name="P20"><text:soft-page-break/><text:span text:style-name="Strong_20_Emphasis">Emotional:</text:span> quiet support episodes when Nyx rides in low moments</text:p>
            </text:list-item>
          </text:list>
        </text:list-item>
      </text:list>
      <text:p text:style-name="Horizontal_20_Line"/>
      <text:h text:style-name="Heading_20_3" text:outline-level="3">21. Nurse Harper Lin</text:h>
      <text:list xml:id="list5854679651065891127" text:style-name="L21">
        <text:list-item>
          <text:p text:style-name="P21"><text:span text:style-name="Strong_20_Emphasis">Age / Pronouns:</text:span> Early 30s, they/them</text:p>
        </text:list-item>
        <text:list-item>
          <text:p text:style-name="P21"><text:span text:style-name="Strong_20_Emphasis">Primary Locations:</text:span> Community Hall health events, occasionally Retirement Home</text:p>
        </text:list-item>
        <text:list-item>
          <text:p text:style-name="P21"><text:span text:style-name="Strong_20_Emphasis">Role:</text:span> Community nurse; sometimes present at support groups</text:p>
        </text:list-item>
        <text:list-item>
          <text:p text:style-name="P21"><text:span text:style-name="Strong_20_Emphasis">Personality:</text:span></text:p>
          <text:list>
            <text:list-item>
              <text:p text:style-name="P21">Direct, medically blunt but not cold</text:p>
            </text:list-item>
            <text:list-item>
              <text:p text:style-name="P21">Advocates for harm-reduction and realistic self-care</text:p>
            </text:list-item>
            <text:list-item>
              <text:p text:style-name="P21">Will swear affectionately when people ignore health advice</text:p>
            </text:list-item>
          </text:list>
        </text:list-item>
        <text:list-item>
          <text:p text:style-name="P21"><text:span text:style-name="Strong_20_Emphasis">Core Components:</text:span></text:p>
          <text:list>
            <text:list-item>
              <text:p text:style-name="P21"><text:span text:style-name="Strong_20_Emphasis">Outward Trait:</text:span> No-nonsense caregiver</text:p>
            </text:list-item>
            <text:list-item>
              <text:p text:style-name="P21"><text:span text:style-name="Strong_20_Emphasis">Inner Conflict:</text:span> Frustrated by systemic failures, but still fighting</text:p>
            </text:list-item>
            <text:list-item>
              <text:p text:style-name="P21"><text:span text:style-name="Strong_20_Emphasis">Hook:</text:span> A grounded perspective on Physical and Emotional health</text:p>
            </text:list-item>
          </text:list>
        </text:list-item>
        <text:list-item>
          <text:p text:style-name="P21"><text:span text:style-name="Strong_20_Emphasis">Arete Influence:</text:span></text:p>
          <text:list>
            <text:list-item>
              <text:p text:style-name="P21"><text:span text:style-name="Strong_20_Emphasis">Physical:</text:span> education on sleep, eating, substances</text:p>
            </text:list-item>
            <text:list-item>
              <text:p text:style-name="P21"><text:span text:style-name="Strong_20_Emphasis">Emotional/Spiritual:</text:span> pushes Nyx to value their own body as worthy of care</text:p>
            </text:list-item>
          </text:list>
        </text:list-item>
      </text:list>
      <text:p text:style-name="Horizontal_20_Line"/>
      <text:h text:style-name="Heading_20_2" text:outline-level="2">E. Boardwalk &amp; Beach NPCs</text:h>
      <text:p text:style-name="Horizontal_20_Line"/>
      <text:h text:style-name="Heading_20_3" text:outline-level="3">22. Rae Delgado</text:h>
      <text:list xml:id="list279214249842274225" text:style-name="L22">
        <text:list-item>
          <text:p text:style-name="P22"><text:span text:style-name="Strong_20_Emphasis">Age / Pronouns:</text:span> 20–23, she/her</text:p>
        </text:list-item>
        <text:list-item>
          <text:p text:style-name="P22"><text:span text:style-name="Strong_20_Emphasis">Primary Locations:</text:span> Surf Shop, Boardwalk, beach</text:p>
        </text:list-item>
        <text:list-item>
          <text:p text:style-name="P22"><text:span text:style-name="Strong_20_Emphasis">Role:</text:span> Surf shop employee; local surfer</text:p>
        </text:list-item>
        <text:list-item>
          <text:p text:style-name="P22"><text:span text:style-name="Strong_20_Emphasis">Personality:</text:span></text:p>
          <text:list>
            <text:list-item>
              <text:p text:style-name="P22">Confident, sunburned, laughs easily</text:p>
            </text:list-item>
            <text:list-item>
              <text:p text:style-name="P22">Treats waves like a therapy session</text:p>
            </text:list-item>
            <text:list-item>
              <text:p text:style-name="P22">Less “deep talk,” more “let’s go do something”</text:p>
            </text:list-item>
          </text:list>
        </text:list-item>
        <text:list-item>
          <text:p text:style-name="P22"><text:span text:style-name="Strong_20_Emphasis">Core Components:</text:span></text:p>
          <text:list>
            <text:list-item>
              <text:p text:style-name="P22"><text:span text:style-name="Strong_20_Emphasis">Outward Trait:</text:span> Fearless, physically expressive</text:p>
            </text:list-item>
            <text:list-item>
              <text:p text:style-name="P22"><text:soft-page-break/><text:span text:style-name="Strong_20_Emphasis">Inner Conflict:</text:span> Hides emotional depth behind “no worries” attitude</text:p>
            </text:list-item>
            <text:list-item>
              <text:p text:style-name="P22"><text:span text:style-name="Strong_20_Emphasis">Hook:</text:span> Nyx can experience Physical confidence or see its limits</text:p>
            </text:list-item>
          </text:list>
        </text:list-item>
        <text:list-item>
          <text:p text:style-name="P22"><text:span text:style-name="Strong_20_Emphasis">Arete Influence:</text:span></text:p>
          <text:list>
            <text:list-item>
              <text:p text:style-name="P22"><text:span text:style-name="Strong_20_Emphasis">Physical:</text:span> encourages embodiment, movement</text:p>
            </text:list-item>
            <text:list-item>
              <text:p text:style-name="P22"><text:span text:style-name="Strong_20_Emphasis">Emotional:</text:span> subtle; can model healthy risk vs reckless escapism</text:p>
            </text:list-item>
          </text:list>
        </text:list-item>
      </text:list>
      <text:p text:style-name="Horizontal_20_Line"/>
      <text:h text:style-name="Heading_20_3" text:outline-level="3">23. Milo Ashford</text:h>
      <text:list xml:id="list1013994741620884457" text:style-name="L23">
        <text:list-item>
          <text:p text:style-name="P23"><text:span text:style-name="Strong_20_Emphasis">Age / Pronouns:</text:span> 18–19, he/him</text:p>
        </text:list-item>
        <text:list-item>
          <text:p text:style-name="P23"><text:span text:style-name="Strong_20_Emphasis">Primary Locations:</text:span> Skate Shop, Boardwalk rails, Strawberry Park at night</text:p>
        </text:list-item>
        <text:list-item>
          <text:p text:style-name="P23"><text:span text:style-name="Strong_20_Emphasis">Role:</text:span> Local skater kid; part of Rowan’s circle</text:p>
        </text:list-item>
        <text:list-item>
          <text:p text:style-name="P23"><text:span text:style-name="Strong_20_Emphasis">Personality:</text:span></text:p>
          <text:list>
            <text:list-item>
              <text:p text:style-name="P23">Cocky, competitive, obsessed with tricks and clips</text:p>
            </text:list-item>
            <text:list-item>
              <text:p text:style-name="P23">Secretly insecure; measures self-worth in stunts</text:p>
            </text:list-item>
            <text:list-item>
              <text:p text:style-name="P23">Flippant about physical harm</text:p>
            </text:list-item>
          </text:list>
        </text:list-item>
        <text:list-item>
          <text:p text:style-name="P23"><text:span text:style-name="Strong_20_Emphasis">Core Components:</text:span></text:p>
          <text:list>
            <text:list-item>
              <text:p text:style-name="P23"><text:span text:style-name="Strong_20_Emphasis">Outward Trait:</text:span> Show-off, adrenaline junkie</text:p>
            </text:list-item>
            <text:list-item>
              <text:p text:style-name="P23"><text:span text:style-name="Strong_20_Emphasis">Inner Conflict:</text:span> Doesn’t know who he is without risk and applause</text:p>
            </text:list-item>
            <text:list-item>
              <text:p text:style-name="P23"><text:span text:style-name="Strong_20_Emphasis">Hook:</text:span> Contrast to Nyx’s own relationship with risk; foil to Rowan</text:p>
            </text:list-item>
          </text:list>
        </text:list-item>
        <text:list-item>
          <text:p text:style-name="P23"><text:span text:style-name="Strong_20_Emphasis">Arete Influence:</text:span></text:p>
          <text:list>
            <text:list-item>
              <text:p text:style-name="P23"><text:span text:style-name="Strong_20_Emphasis">Physical/Social:</text:span> pushes toward reckless choices</text:p>
            </text:list-item>
            <text:list-item>
              <text:p text:style-name="P23"><text:span text:style-name="Strong_20_Emphasis">Emotional:</text:span> can reinforce bravado over vulnerability</text:p>
            </text:list-item>
          </text:list>
        </text:list-item>
      </text:list>
      <text:p text:style-name="Horizontal_20_Line"/>
      <text:h text:style-name="Heading_20_3" text:outline-level="3">24. Abby Rowe</text:h>
      <text:list xml:id="list6242731517285500439" text:style-name="L24">
        <text:list-item>
          <text:p text:style-name="P24"><text:span text:style-name="Strong_20_Emphasis">Age / Pronouns:</text:span> 15–16, she/her</text:p>
        </text:list-item>
        <text:list-item>
          <text:p text:style-name="P24"><text:span text:style-name="Strong_20_Emphasis">Primary Locations:</text:span> Boardwalk arcades, Candy Store, Toy Store</text:p>
        </text:list-item>
        <text:list-item>
          <text:p text:style-name="P24"><text:span text:style-name="Strong_20_Emphasis">Role:</text:span> Younger teen; looks up to Nyx / Cas / older kids</text:p>
        </text:list-item>
        <text:list-item>
          <text:p text:style-name="P24"><text:span text:style-name="Strong_20_Emphasis">Personality:</text:span></text:p>
          <text:list>
            <text:list-item>
              <text:p text:style-name="P24">Bubbly, naive, enthusiastic</text:p>
            </text:list-item>
            <text:list-item>
              <text:p text:style-name="P24">Eager to mimic what “cool” older kids do</text:p>
            </text:list-item>
            <text:list-item>
              <text:p text:style-name="P24">Over-shares personal details without realizing consequences</text:p>
            </text:list-item>
          </text:list>
        </text:list-item>
        <text:list-item>
          <text:p text:style-name="P24"><text:span text:style-name="Strong_20_Emphasis">Core Components:</text:span></text:p>
          <text:list>
            <text:list-item>
              <text:p text:style-name="P24"><text:soft-page-break/><text:span text:style-name="Strong_20_Emphasis">Outward Trait:</text:span> Innocent, eager puppy energy</text:p>
            </text:list-item>
            <text:list-item>
              <text:p text:style-name="P24"><text:span text:style-name="Strong_20_Emphasis">Inner Conflict:</text:span> Figuring out who she is vs copying others</text:p>
            </text:list-item>
            <text:list-item>
              <text:p text:style-name="P24"><text:span text:style-name="Strong_20_Emphasis">Hook:</text:span> How Nyx treats Abby says a lot about Nyx’s own self-image and responsibility</text:p>
            </text:list-item>
          </text:list>
        </text:list-item>
        <text:list-item>
          <text:p text:style-name="P24"><text:span text:style-name="Strong_20_Emphasis">Arete Influence:</text:span></text:p>
          <text:list>
            <text:list-item>
              <text:p text:style-name="P24"><text:span text:style-name="Strong_20_Emphasis">Emotional/Social:</text:span> opportunities for mentorship or exploitation</text:p>
            </text:list-item>
            <text:list-item>
              <text:p text:style-name="P24"><text:span text:style-name="Strong_20_Emphasis">Spiritual:</text:span> small glimpses of “what if things had been different” when Nyx was younger</text:p>
            </text:list-item>
          </text:list>
        </text:list-item>
      </text:list>
      <text:p text:style-name="Horizontal_20_Line"/>
      <text:h text:style-name="Heading_20_3" text:outline-level="3">25. Mr. Elliot Grange</text:h>
      <text:list xml:id="list4688897242159390963" text:style-name="L25">
        <text:list-item>
          <text:p text:style-name="P25"><text:span text:style-name="Strong_20_Emphasis">Age / Pronouns:</text:span> 60s, he/him</text:p>
        </text:list-item>
        <text:list-item>
          <text:p text:style-name="P25"><text:span text:style-name="Strong_20_Emphasis">Primary Locations:</text:span> Community Hall, Boardwalk benches, Retirement Home visitor</text:p>
        </text:list-item>
        <text:list-item>
          <text:p text:style-name="P25"><text:span text:style-name="Strong_20_Emphasis">Role:</text:span> Longtime local; unofficial Town historian</text:p>
        </text:list-item>
        <text:list-item>
          <text:p text:style-name="P25"><text:span text:style-name="Strong_20_Emphasis">Personality:</text:span></text:p>
          <text:list>
            <text:list-item>
              <text:p text:style-name="P25">Talkative, loves telling long stories about “how things used to be”</text:p>
            </text:list-item>
            <text:list-item>
              <text:p text:style-name="P25">Can be gently melancholic but not bitter</text:p>
            </text:list-item>
            <text:list-item>
              <text:p text:style-name="P25">Keeps scrapbooks and photo albums</text:p>
            </text:list-item>
          </text:list>
        </text:list-item>
        <text:list-item>
          <text:p text:style-name="P25"><text:span text:style-name="Strong_20_Emphasis">Core Components:</text:span></text:p>
          <text:list>
            <text:list-item>
              <text:p text:style-name="P25"><text:span text:style-name="Strong_20_Emphasis">Outward Trait:</text:span> Nostalgic storyteller</text:p>
            </text:list-item>
            <text:list-item>
              <text:p text:style-name="P25"><text:span text:style-name="Strong_20_Emphasis">Inner Conflict:</text:span> Wrestling with the feeling the town is forgetting its own past</text:p>
            </text:list-item>
            <text:list-item>
              <text:p text:style-name="P25"><text:span text:style-name="Strong_20_Emphasis">Hook:</text:span> Provides lore; frames Nyx’s struggles inside older cycles of the island</text:p>
            </text:list-item>
          </text:list>
        </text:list-item>
        <text:list-item>
          <text:p text:style-name="P25"><text:span text:style-name="Strong_20_Emphasis">Arete Influence:</text:span></text:p>
          <text:list>
            <text:list-item>
              <text:p text:style-name="P25"><text:span text:style-name="Strong_20_Emphasis">Spiritual/Psychological:</text:span> context, meaning, sense of continuity</text:p>
            </text:list-item>
            <text:list-item>
              <text:p text:style-name="P25"><text:span text:style-name="Strong_20_Emphasis">Emotional:</text:span> can soothe or overwhelm, depending on Nyx’s mood</text:p>
            </text:list-item>
          </text:list>
        </text:list-item>
      </text:list>
      <text:p text:style-name="Horizontal_20_Line"/>
      <text:h text:style-name="Heading_20_2" text:outline-level="2">F. Misc. / “Anchor Extras” (Named but Less Central)</text:h>
      <text:p text:style-name="Text_20_body">These are lighter-touch NPCs who still matter:</text:p>
      <text:p text:style-name="Horizontal_20_Line"/>
      <text:h text:style-name="Heading_20_3" text:outline-level="3">26. Kayla Morris</text:h>
      <text:list xml:id="list619010551555370802" text:style-name="L26">
        <text:list-item>
          <text:p text:style-name="P26"><text:span text:style-name="Strong_20_Emphasis">Age / Pronouns:</text:span> 17–18, she/her</text:p>
        </text:list-item>
        <text:list-item>
          <text:p text:style-name="P26"><text:span text:style-name="Strong_20_Emphasis">Primary Locations:</text:span> Ice Cream Shop (employee), Strawberry Park</text:p>
        </text:list-item>
        <text:list-item>
          <text:p text:style-name="P26"><text:span text:style-name="Strong_20_Emphasis">Role:</text:span> Part-time worker; local student</text:p>
        </text:list-item>
        <text:list-item>
          <text:p text:style-name="P26"><text:soft-page-break/><text:span text:style-name="Strong_20_Emphasis">Personality:</text:span></text:p>
          <text:list>
            <text:list-item>
              <text:p text:style-name="P26">Cheerful on-shift; moody off-shift</text:p>
            </text:list-item>
            <text:list-item>
              <text:p text:style-name="P26">Loves kids, hates their parents</text:p>
            </text:list-item>
            <text:list-item>
              <text:p text:style-name="P26">Writes poetry in notebooks during breaks</text:p>
            </text:list-item>
          </text:list>
        </text:list-item>
        <text:list-item>
          <text:p text:style-name="P26"><text:span text:style-name="Strong_20_Emphasis">Use:</text:span> Light emotional check-ins, choices about small kindness in mundane contexts.</text:p>
        </text:list-item>
      </text:list>
      <text:p text:style-name="Horizontal_20_Line"/>
      <text:h text:style-name="Heading_20_3" text:outline-level="3">27. Omar Fadel</text:h>
      <text:list xml:id="list7129081518417003634" text:style-name="L27">
        <text:list-item>
          <text:p text:style-name="P27"><text:span text:style-name="Strong_20_Emphasis">Age / Pronouns:</text:span> 20–22, he/him</text:p>
        </text:list-item>
        <text:list-item>
          <text:p text:style-name="P27"><text:span text:style-name="Strong_20_Emphasis">Primary Locations:</text:span> Arcade (tech), Library (IT help)</text:p>
        </text:list-item>
        <text:list-item>
          <text:p text:style-name="P27"><text:span text:style-name="Strong_20_Emphasis">Role:</text:span> Tech-savvy maintenance guy; keeps machines and PCs running</text:p>
        </text:list-item>
        <text:list-item>
          <text:p text:style-name="P27"><text:span text:style-name="Strong_20_Emphasis">Personality:</text:span></text:p>
          <text:list>
            <text:list-item>
              <text:p text:style-name="P27">Deadpan, dry humor</text:p>
            </text:list-item>
            <text:list-item>
              <text:p text:style-name="P27">Loves fixing things more than dealing with people</text:p>
            </text:list-item>
            <text:list-item>
              <text:p text:style-name="P27">Soft spot for anyone who respects his work</text:p>
            </text:list-item>
          </text:list>
        </text:list-item>
        <text:list-item>
          <text:p text:style-name="P27"><text:span text:style-name="Strong_20_Emphasis">Use:</text:span> Tech help scenes, debugging metaphors; small Social/ Psych Arete nudges.</text:p>
        </text:list-item>
      </text:list>
      <text:p text:style-name="Horizontal_20_Line"/>
      <text:h text:style-name="Heading_20_3" text:outline-level="3">28. Sister Helena Marrow</text:h>
      <text:list xml:id="list8210267082814139472" text:style-name="L28">
        <text:list-item>
          <text:p text:style-name="P28"><text:span text:style-name="Strong_20_Emphasis">Age / Pronouns:</text:span> 50s, she/her</text:p>
        </text:list-item>
        <text:list-item>
          <text:p text:style-name="P28"><text:span text:style-name="Strong_20_Emphasis">Primary Locations:</text:span> Old Church, Community Hall events</text:p>
        </text:list-item>
        <text:list-item>
          <text:p text:style-name="P28"><text:span text:style-name="Strong_20_Emphasis">Role:</text:span> Nun / church caretaker</text:p>
        </text:list-item>
        <text:list-item>
          <text:p text:style-name="P28"><text:span text:style-name="Strong_20_Emphasis">Personality:</text:span></text:p>
          <text:list>
            <text:list-item>
              <text:p text:style-name="P28">Calm, slightly spooky serene vibe</text:p>
            </text:list-item>
            <text:list-item>
              <text:p text:style-name="P28">Speaks in short, weighty sentences</text:p>
            </text:list-item>
            <text:list-item>
              <text:p text:style-name="P28">More philosophical than dogmatic</text:p>
            </text:list-item>
          </text:list>
        </text:list-item>
        <text:list-item>
          <text:p text:style-name="P28"><text:span text:style-name="Strong_20_Emphasis">Use:</text:span> Moral/ethical conversations; Spiritual Arete hooks; optional religious lens without being preachy.</text:p>
        </text:list-item>
      </text:list>
      <text:p text:style-name="Horizontal_20_Line"/>
      <text:h text:style-name="Heading_20_3" text:outline-level="3">29. Robbie “Rob” Kane</text:h>
      <text:list xml:id="list6578254190971907060" text:style-name="L29">
        <text:list-item>
          <text:p text:style-name="P29"><text:span text:style-name="Strong_20_Emphasis">Age / Pronouns:</text:span> 18–19, he/him</text:p>
        </text:list-item>
        <text:list-item>
          <text:p text:style-name="P29"><text:span text:style-name="Strong_20_Emphasis">Primary Locations:</text:span> Toy Store, Candy Store, Arcades</text:p>
        </text:list-item>
        <text:list-item>
          <text:p text:style-name="P29"><text:soft-page-break/><text:span text:style-name="Strong_20_Emphasis">Role:</text:span> Seasonal worker / part-time at multiple Boardwalk shops</text:p>
        </text:list-item>
        <text:list-item>
          <text:p text:style-name="P29"><text:span text:style-name="Strong_20_Emphasis">Personality:</text:span></text:p>
          <text:list>
            <text:list-item>
              <text:p text:style-name="P29">Energetic, talkative, clearly overworked</text:p>
            </text:list-item>
            <text:list-item>
              <text:p text:style-name="P29">Juggles several jobs, tries to stay upbeat</text:p>
            </text:list-item>
            <text:list-item>
              <text:p text:style-name="P29">Worries about money constantly</text:p>
            </text:list-item>
          </text:list>
        </text:list-item>
        <text:list-item>
          <text:p text:style-name="P29"><text:span text:style-name="Strong_20_Emphasis">Use:</text:span> Shows economic pressure on youth; Physical/Emotional stress example.</text:p>
        </text:list-item>
      </text:list>
      <text:p text:style-name="Horizontal_20_Line"/>
      <text:h text:style-name="Heading_20_3" text:outline-level="3">30. Nadia Flores</text:h>
      <text:list xml:id="list3944493674055759221" text:style-name="L30">
        <text:list-item>
          <text:p text:style-name="P30"><text:span text:style-name="Strong_20_Emphasis">Age / Pronouns:</text:span> 30s, she/her</text:p>
        </text:list-item>
        <text:list-item>
          <text:p text:style-name="P30"><text:span text:style-name="Strong_20_Emphasis">Primary Locations:</text:span> Grocery Store (assistant manager)</text:p>
        </text:list-item>
        <text:list-item>
          <text:p text:style-name="P30"><text:span text:style-name="Strong_20_Emphasis">Role:</text:span> Middle management; watching everything</text:p>
        </text:list-item>
        <text:list-item>
          <text:p text:style-name="P30"><text:span text:style-name="Strong_20_Emphasis">Personality:</text:span></text:p>
          <text:list>
            <text:list-item>
              <text:p text:style-name="P30">Direct, detail-oriented, slightly intimidating</text:p>
            </text:list-item>
            <text:list-item>
              <text:p text:style-name="P30">Secretly very protective of young workers</text:p>
            </text:list-item>
            <text:list-item>
              <text:p text:style-name="P30">Keeps lists for everything</text:p>
            </text:list-item>
          </text:list>
        </text:list-item>
        <text:list-item>
          <text:p text:style-name="P30"><text:span text:style-name="Strong_20_Emphasis">Use:</text:span> Work-related scenes (if Nyx works there), pushing Conscientiousness (Physical Arete via routine, Social via responsibility).</text:p>
        </text:list-item>
      </text:list>
      <text:p text:style-name="Horizontal_20_Line"/>
      <text:p text:style-name="Text_20_body">This roster gives you:</text:p>
      <text:list xml:id="list443391225166211431" text:style-name="L31">
        <text:list-item>
          <text:p text:style-name="P31">A <text:span text:style-name="Strong_20_Emphasis">defined, complete Town NPC cast</text:span> of named characters.</text:p>
        </text:list-item>
        <text:list-item>
          <text:p text:style-name="P31">Coverage of <text:span text:style-name="Strong_20_Emphasis">every major Town location</text:span> with at least one noteworthy NPC.</text:p>
        </text:list-item>
        <text:list-item>
          <text:p text:style-name="P31">Clear <text:span text:style-name="Strong_20_Emphasis">personality hooks</text:span> and <text:span text:style-name="Strong_20_Emphasis">Arete domain influence</text:span> per NPC without full stat breakdowns.</text:p>
        </text:list-item>
      </text:list>
      <text:p text:style-name="Text_20_body"/>
      <text:p text:style-name="Text_20_body">Below is a design-doc style routine map for:</text:p>
      <text:list xml:id="list7328424855027832584" text:style-name="L32">
        <text:list-item>
          <text:p text:style-name="P32"><text:span text:style-name="Strong_20_Emphasis">All Town NPCs</text:span> – realistic 24-hour patterns over a 7-day week.</text:p>
        </text:list-item>
        <text:list-item>
          <text:p text:style-name="P32"><text:span text:style-name="Strong_20_Emphasis">Dream Entities</text:span> – “routines” in a non-linear, surreal sense (tied to sleep phases, days, and Nyx’s Arete), explicitly <text:span text:style-name="Emphasis">harder to pin down</text:span> and not behaving like normal people.</text:p>
        </text:list-item>
      </text:list>
      <text:p text:style-name="Text_20_body">Time ranges are approximate and meant as design anchors, not strict clocks.</text:p>
      <text:p text:style-name="Horizontal_20_Line"/>
      <text:h text:style-name="Heading_20_2" text:outline-level="2">1. The Town – NPC Weekly Routines (24h x 7d)</text:h>
      <text:p text:style-name="Text_20_body">I’ll use these rough blocks:</text:p>
      <text:list xml:id="list8402063345593003559" text:style-name="L33">
        <text:list-item>
          <text:p text:style-name="P33"><text:span text:style-name="Strong_20_Emphasis">Early Morning:</text:span> 4:00–8:00</text:p>
        </text:list-item>
        <text:list-item>
          <text:p text:style-name="P33"><text:soft-page-break/><text:span text:style-name="Strong_20_Emphasis">Late Morning:</text:span> 8:00–12:00</text:p>
        </text:list-item>
        <text:list-item>
          <text:p text:style-name="P33"><text:span text:style-name="Strong_20_Emphasis">Afternoon:</text:span> 12:00–17:00</text:p>
        </text:list-item>
        <text:list-item>
          <text:p text:style-name="P33"><text:span text:style-name="Strong_20_Emphasis">Evening:</text:span> 17:00–22:00</text:p>
        </text:list-item>
        <text:list-item>
          <text:p text:style-name="P33"><text:span text:style-name="Strong_20_Emphasis">Late Night:</text:span> 22:00–4:00</text:p>
        </text:list-item>
      </text:list>
      <text:h text:style-name="Heading_20_3" text:outline-level="3">1. Rowan Vega – Skater, Nyx’s closest friend</text:h>
      <text:p text:style-name="Text_20_body"><text:span text:style-name="Strong_20_Emphasis">Mon–Thu</text:span></text:p>
      <text:list xml:id="list640369153401394344" text:style-name="L34">
        <text:list-item>
          <text:p text:style-name="P34"><text:span text:style-name="Strong_20_Emphasis">Early Morning:</text:span> Sleeps in (4–9), sporadic insomnia nights after rough days.</text:p>
        </text:list-item>
        <text:list-item>
          <text:p text:style-name="P34"><text:span text:style-name="Strong_20_Emphasis">Late Morning:</text:span> 9–12 – At home, scrolling, practicing simple tricks in the alley behind their building.</text:p>
        </text:list-item>
        <text:list-item>
          <text:p text:style-name="P34"><text:span text:style-name="Strong_20_Emphasis">Afternoon:</text:span> 12–17 – At <text:span text:style-name="Strong_20_Emphasis">Skate Shop</text:span> and nearby rails, hanging with Milo; may appear on Main Street or Strawberry Park.</text:p>
        </text:list-item>
        <text:list-item>
          <text:p text:style-name="P34"><text:span text:style-name="Strong_20_Emphasis">Evening:</text:span> 17–21 – Boardwalk rails / Outdoor Mall alleys with skater crowd; sometimes grabs pizza at Brothers with Nyx.</text:p>
        </text:list-item>
        <text:list-item>
          <text:p text:style-name="P34"><text:span text:style-name="Strong_20_Emphasis">Late Night:</text:span> 21–1 – Rooftop spots or arcades; 1–4 – back home, gaming or editing skate clips.</text:p>
        </text:list-item>
      </text:list>
      <text:p text:style-name="Text_20_body"><text:span text:style-name="Strong_20_Emphasis">Friday</text:span></text:p>
      <text:list xml:id="list2702792584476263470" text:style-name="L35">
        <text:list-item>
          <text:p text:style-name="P35">Similar, but <text:span text:style-name="Strong_20_Emphasis">evening–late night</text:span> (18–2) mostly on Boardwalk, more people, more risky stunts.</text:p>
        </text:list-item>
      </text:list>
      <text:p text:style-name="Text_20_body"><text:span text:style-name="Strong_20_Emphasis">Saturday</text:span></text:p>
      <text:list xml:id="list96888819100414606" text:style-name="L36">
        <text:list-item>
          <text:p text:style-name="P36"><text:span text:style-name="Strong_20_Emphasis">Early Morning:</text:span> Sleeps till ~11.</text:p>
        </text:list-item>
        <text:list-item>
          <text:p text:style-name="P36"><text:span text:style-name="Strong_20_Emphasis">Afternoon:</text:span> 12–17 – Skate competitions or informal meets at Boardwalk / park.</text:p>
        </text:list-item>
        <text:list-item>
          <text:p text:style-name="P36"><text:span text:style-name="Strong_20_Emphasis">Evening–Late Night:</text:span> 17–2 – Party-ish skating, maybe bar-adjacent if trying to sneak in.</text:p>
        </text:list-item>
      </text:list>
      <text:p text:style-name="Text_20_body"><text:span text:style-name="Strong_20_Emphasis">Sunday</text:span></text:p>
      <text:list xml:id="list5137474926212326077" text:style-name="L37">
        <text:list-item>
          <text:p text:style-name="P37"><text:span text:style-name="Strong_20_Emphasis">Late Morning/Afternoon:</text:span> 10–16 – Lazier day, park sessions, talking with Nyx somewhere quieter.</text:p>
        </text:list-item>
        <text:list-item>
          <text:p text:style-name="P37"><text:span text:style-name="Strong_20_Emphasis">Evening:</text:span> 16–21 – Less intense skating, often decompressing; may show up at Community Hall events.</text:p>
        </text:list-item>
        <text:list-item>
          <text:p text:style-name="P37"><text:span text:style-name="Strong_20_Emphasis">Late Night:</text:span> 21–24 – Home, editing clips, DMing Nyx.</text:p>
        </text:list-item>
      </text:list>
      <text:p text:style-name="Horizontal_20_Line"/>
      <text:h text:style-name="Heading_20_3" text:outline-level="3">2. Mina Ortega – Barista / psych nerd</text:h>
      <text:p text:style-name="Text_20_body"><text:span text:style-name="Strong_20_Emphasis">Mon–Thu</text:span></text:p>
      <text:list xml:id="list8916380547769307700" text:style-name="L38">
        <text:list-item>
          <text:p text:style-name="P38"><text:span text:style-name="Strong_20_Emphasis">Early Morning:</text:span> 6–8 – Wake up, read, quiet coffee at home.</text:p>
        </text:list-item>
        <text:list-item>
          <text:p text:style-name="P38"><text:span text:style-name="Strong_20_Emphasis">Late Morning:</text:span> 8–12 – Opening shift at <text:span text:style-name="Strong_20_Emphasis">Coffee Shop</text:span> (Outdoor Mall).</text:p>
        </text:list-item>
        <text:list-item>
          <text:p text:style-name="P38"><text:span text:style-name="Strong_20_Emphasis">Afternoon:</text:span> 12–17 – Still at café; short breaks reading psych books.</text:p>
        </text:list-item>
        <text:list-item>
          <text:p text:style-name="P38"><text:span text:style-name="Strong_20_Emphasis">Evening:</text:span> 17–19 – Closing routine, cleaning café.</text:p>
        </text:list-item>
        <text:list-item>
          <text:p text:style-name="P38"><text:soft-page-break/><text:span text:style-name="Strong_20_Emphasis">Late Evening:</text:span> 19–22 – Sometimes library or Community Hall support group; texts friends/clients.</text:p>
        </text:list-item>
        <text:list-item>
          <text:p text:style-name="P38"><text:span text:style-name="Strong_20_Emphasis">Late Night:</text:span> 22–1 – Reads/writes notes; 1–6 – sleeps.</text:p>
        </text:list-item>
      </text:list>
      <text:p text:style-name="Text_20_body"><text:span text:style-name="Strong_20_Emphasis">Friday</text:span></text:p>
      <text:list xml:id="list3986698937673688033" text:style-name="L39">
        <text:list-item>
          <text:p text:style-name="P39">Similar, but <text:span text:style-name="Strong_20_Emphasis">evening</text:span> (19–23) more likely to be at bar with friends or busker spots (listening to Jax).</text:p>
        </text:list-item>
      </text:list>
      <text:p text:style-name="Text_20_body"><text:span text:style-name="Strong_20_Emphasis">Saturday</text:span></text:p>
      <text:list xml:id="list271796799959292645" text:style-name="L40">
        <text:list-item>
          <text:p text:style-name="P40"><text:span text:style-name="Strong_20_Emphasis">Late Morning:</text:span> 9–13 – Mid-shift at Coffee Shop (busier).</text:p>
        </text:list-item>
        <text:list-item>
          <text:p text:style-name="P40"><text:span text:style-name="Strong_20_Emphasis">Afternoon:</text:span> 13–17 – Same.</text:p>
        </text:list-item>
        <text:list-item>
          <text:p text:style-name="P40"><text:span text:style-name="Strong_20_Emphasis">Evening:</text:span> Free; sometimes date nights or movie theater.</text:p>
        </text:list-item>
      </text:list>
      <text:p text:style-name="Text_20_body"><text:span text:style-name="Strong_20_Emphasis">Sunday</text:span></text:p>
      <text:list xml:id="list3511108622258476462" text:style-name="L41">
        <text:list-item>
          <text:p text:style-name="P41"><text:span text:style-name="Strong_20_Emphasis">Morning:</text:span> Off; often at library or church-adjacent spaces journaling.</text:p>
        </text:list-item>
        <text:list-item>
          <text:p text:style-name="P41"><text:span text:style-name="Strong_20_Emphasis">Afternoon:</text:span> 12–16 – Helps at Community Hall group or workshops.</text:p>
        </text:list-item>
        <text:list-item>
          <text:p text:style-name="P41"><text:span text:style-name="Strong_20_Emphasis">Evening:</text:span> Prepares for week, early sleep.</text:p>
        </text:list-item>
      </text:list>
      <text:p text:style-name="Horizontal_20_Line"/>
      <text:h text:style-name="Heading_20_3" text:outline-level="3">3. Theo Park – Quiet library assistant</text:h>
      <text:p text:style-name="Text_20_body"><text:span text:style-name="Strong_20_Emphasis">Mon–Fri</text:span></text:p>
      <text:list xml:id="list5490258113601065739" text:style-name="L42">
        <text:list-item>
          <text:p text:style-name="P42"><text:span text:style-name="Strong_20_Emphasis">Early Morning:</text:span> 6–8 – Simple breakfast, reading.</text:p>
        </text:list-item>
        <text:list-item>
          <text:p text:style-name="P42"><text:span text:style-name="Strong_20_Emphasis">Late Morning:</text:span> 8–12 – At <text:span text:style-name="Strong_20_Emphasis">Library</text:span> (back room, shelving, cataloging).</text:p>
        </text:list-item>
        <text:list-item>
          <text:p text:style-name="P42"><text:span text:style-name="Strong_20_Emphasis">Afternoon:</text:span> 12–17 – Library front desk or stacks; short lunch around 13.</text:p>
        </text:list-item>
        <text:list-item>
          <text:p text:style-name="P42"><text:span text:style-name="Strong_20_Emphasis">Evening:</text:span> 17–19 – Walks home via Bus Stop 1; sometimes lingers on Boardwalk or park reading.</text:p>
        </text:list-item>
        <text:list-item>
          <text:p text:style-name="P42"><text:span text:style-name="Strong_20_Emphasis">Night:</text:span> 19–23 – Home, studying, online courses.</text:p>
        </text:list-item>
        <text:list-item>
          <text:p text:style-name="P42"><text:span text:style-name="Strong_20_Emphasis">Late Night:</text:span> 23–6 – sleep, with occasional insomnia reading.</text:p>
        </text:list-item>
      </text:list>
      <text:p text:style-name="Text_20_body"><text:span text:style-name="Strong_20_Emphasis">Saturday</text:span></text:p>
      <text:list xml:id="list721843118463211901" text:style-name="L43">
        <text:list-item>
          <text:p text:style-name="P43">10–16 – Library, part-time shift.</text:p>
        </text:list-item>
        <text:list-item>
          <text:p text:style-name="P43">Evenings more flexible: maybe arcades, Boardwalk, or invite from Nyx.</text:p>
        </text:list-item>
      </text:list>
      <text:p text:style-name="Text_20_body"><text:span text:style-name="Strong_20_Emphasis">Sunday</text:span></text:p>
      <text:list xml:id="list2621149653634094601" text:style-name="L44">
        <text:list-item>
          <text:p text:style-name="P44">Usually off:</text:p>
          <text:list>
            <text:list-item>
              <text:p text:style-name="P44">Late morning: 10–13 – at home or coffee shop.</text:p>
            </text:list-item>
            <text:list-item>
              <text:p text:style-name="P44">Afternoon: 13–17 – might visit Community Hall, Old Movie Theater.</text:p>
            </text:list-item>
            <text:list-item>
              <text:p text:style-name="P44">Evening: preparing next week’s reading.</text:p>
            </text:list-item>
          </text:list>
        </text:list-item>
      </text:list>
      <text:p text:style-name="Horizontal_20_Line"/>
      <text:h text:style-name="Heading_20_3" text:outline-level="3"><text:soft-page-break/>4. Cassi “Cas” Brennan – Arcade worker / chaos gremlin</text:h>
      <text:p text:style-name="Text_20_body"><text:span text:style-name="Strong_20_Emphasis">Mon–Thu</text:span></text:p>
      <text:list xml:id="list4207813999970103442" text:style-name="L45">
        <text:list-item>
          <text:p text:style-name="P45"><text:span text:style-name="Strong_20_Emphasis">Late Morning:</text:span> 10–12 – Wakes up late, snack/scroll.</text:p>
        </text:list-item>
        <text:list-item>
          <text:p text:style-name="P45"><text:span text:style-name="Strong_20_Emphasis">Afternoon:</text:span> 12–17 – Work at <text:span text:style-name="Strong_20_Emphasis">Arcade (north)</text:span> on Boardwalk.</text:p>
        </text:list-item>
        <text:list-item>
          <text:p text:style-name="P45"><text:span text:style-name="Strong_20_Emphasis">Evening:</text:span> 17–22 – Still working; big crowds.</text:p>
        </text:list-item>
        <text:list-item>
          <text:p text:style-name="P45"><text:span text:style-name="Strong_20_Emphasis">Late Night:</text:span> 22–2 – Hanging around Boardwalk, Candy Store, Toy Store; then home.</text:p>
        </text:list-item>
      </text:list>
      <text:p text:style-name="Text_20_body"><text:span text:style-name="Strong_20_Emphasis">Friday</text:span></text:p>
      <text:list xml:id="list1652068050403537725" text:style-name="L46">
        <text:list-item>
          <text:p text:style-name="P46">Shift extended: 12–23 or later; post-shift hangs with friends (Rowan, Nyx) till 2–3 at Boardwalk.</text:p>
        </text:list-item>
      </text:list>
      <text:p text:style-name="Text_20_body"><text:span text:style-name="Strong_20_Emphasis">Saturday</text:span></text:p>
      <text:list xml:id="list7389197768225983883" text:style-name="L47">
        <text:list-item>
          <text:p text:style-name="P47">11–23 – Heavy Boardwalk work; quick breaks at Candy Store.</text:p>
        </text:list-item>
        <text:list-item>
          <text:p text:style-name="P47">Late night: 23–2 – decompress with friends or alone near the ocean.</text:p>
        </text:list-item>
      </text:list>
      <text:p text:style-name="Text_20_body"><text:span text:style-name="Strong_20_Emphasis">Sunday</text:span></text:p>
      <text:list xml:id="list5613845717008226427" text:style-name="L48">
        <text:list-item>
          <text:p text:style-name="P48">Off or short shift:</text:p>
          <text:list>
            <text:list-item>
              <text:p text:style-name="P48">Late morning: 11–14 – Sleep in.</text:p>
            </text:list-item>
            <text:list-item>
              <text:p text:style-name="P48">Afternoon: 14–18 – might escape to Strawberry Park or library.</text:p>
            </text:list-item>
            <text:list-item>
              <text:p text:style-name="P48">Evening: 18–22 – sometimes at Community Hall events or movie theater.</text:p>
            </text:list-item>
          </text:list>
        </text:list-item>
      </text:list>
      <text:p text:style-name="Horizontal_20_Line"/>
      <text:h text:style-name="Heading_20_3" text:outline-level="3">5. Dr. Alina Morrell – Counselor</text:h>
      <text:p text:style-name="Text_20_body"><text:span text:style-name="Strong_20_Emphasis">Mon–Thu</text:span></text:p>
      <text:list xml:id="list3943423237299956933" text:style-name="L49">
        <text:list-item>
          <text:p text:style-name="P49"><text:span text:style-name="Strong_20_Emphasis">Early Morning:</text:span> 6–8 – Jogging or yoga near Boardwalk; coffee at Coffee Shop.</text:p>
        </text:list-item>
        <text:list-item>
          <text:p text:style-name="P49"><text:span text:style-name="Strong_20_Emphasis">Late Morning:</text:span> 8–12 – Clinic/private office (off-screen).</text:p>
        </text:list-item>
        <text:list-item>
          <text:p text:style-name="P49"><text:span text:style-name="Strong_20_Emphasis">Afternoon:</text:span> 12–17 – Individual sessions, paperwork.</text:p>
        </text:list-item>
        <text:list-item>
          <text:p text:style-name="P49"><text:span text:style-name="Strong_20_Emphasis">Evening:</text:span> 17–20 – Group sessions at <text:span text:style-name="Strong_20_Emphasis">Community Hall</text:span> (including Nyx’s group).</text:p>
        </text:list-item>
        <text:list-item>
          <text:p text:style-name="P49"><text:span text:style-name="Strong_20_Emphasis">Night:</text:span> 20–23 – Quiet unwind at home or occasional bar stop (Simon).</text:p>
        </text:list-item>
      </text:list>
      <text:p text:style-name="Text_20_body"><text:span text:style-name="Strong_20_Emphasis">Friday</text:span></text:p>
      <text:list xml:id="list1946304526630771948" text:style-name="L50">
        <text:list-item>
          <text:p text:style-name="P50">Similar, but fewer groups; may end day at Boardwalk listening to Jax.</text:p>
        </text:list-item>
      </text:list>
      <text:p text:style-name="Text_20_body"><text:span text:style-name="Strong_20_Emphasis">Saturday</text:span></text:p>
      <text:list xml:id="list4462829239281856512" text:style-name="L51">
        <text:list-item>
          <text:p text:style-name="P51">Occasional workshop at Community Hall or Library.</text:p>
        </text:list-item>
        <text:list-item>
          <text:p text:style-name="P51">Otherwise “off,” but often seen working anyway.</text:p>
        </text:list-item>
      </text:list>
      <text:p text:style-name="Text_20_body"><text:span text:style-name="Strong_20_Emphasis">Sunday</text:span></text:p>
      <text:list xml:id="list1053277852019302753" text:style-name="L52">
        <text:list-item>
          <text:p text:style-name="P52">Attends or observes events at Community Hall / Old Church; may journal at Coffee Shop.</text:p>
        </text:list-item>
      </text:list>
      <text:p text:style-name="Horizontal_20_Line"/>
      <text:h text:style-name="Heading_20_3" text:outline-level="3"><text:soft-page-break/>6. Jax Moreno – Street musician</text:h>
      <text:p text:style-name="Text_20_body"><text:span text:style-name="Strong_20_Emphasis">Mon–Thu</text:span></text:p>
      <text:list xml:id="list219662809721862306" text:style-name="L53">
        <text:list-item>
          <text:p text:style-name="P53"><text:span text:style-name="Strong_20_Emphasis">Late Morning:</text:span> 10–12 – Home practice, writing lyrics.</text:p>
        </text:list-item>
        <text:list-item>
          <text:p text:style-name="P53"><text:span text:style-name="Strong_20_Emphasis">Afternoon:</text:span> 12–17 – Busking on <text:span text:style-name="Strong_20_Emphasis">Boardwalk</text:span>, near surf shop or community hall.</text:p>
        </text:list-item>
        <text:list-item>
          <text:p text:style-name="P53"><text:span text:style-name="Strong_20_Emphasis">Evening:</text:span> 17–21 – Boardwalk performances; moves if harassed.</text:p>
        </text:list-item>
        <text:list-item>
          <text:p text:style-name="P53"><text:span text:style-name="Strong_20_Emphasis">Night:</text:span> 21–1 – Sometimes at bar performing short sets.</text:p>
        </text:list-item>
        <text:list-item>
          <text:p text:style-name="P53"><text:span text:style-name="Strong_20_Emphasis">Late Night:</text:span> 1–5 – Sleeps late.</text:p>
        </text:list-item>
      </text:list>
      <text:p text:style-name="Text_20_body"><text:span text:style-name="Strong_20_Emphasis">Friday–Saturday</text:span></text:p>
      <text:list xml:id="list6622175954687119303" text:style-name="L54">
        <text:list-item>
          <text:p text:style-name="P54">Longer busking nights (12–23), more bar gigs (23–2) when crowds are bigger.</text:p>
        </text:list-item>
      </text:list>
      <text:p text:style-name="Text_20_body"><text:span text:style-name="Strong_20_Emphasis">Sunday</text:span></text:p>
      <text:list xml:id="list3286337915265266984" text:style-name="L55">
        <text:list-item>
          <text:p text:style-name="P55">Afternoon: 13–17 – Softer sets near Community Hall or church.</text:p>
        </text:list-item>
        <text:list-item>
          <text:p text:style-name="P55">Evening: 17–21 – Reflective mood, fewer “hype” songs.</text:p>
        </text:list-item>
      </text:list>
      <text:p text:style-name="Horizontal_20_Line"/>
      <text:h text:style-name="Heading_20_3" text:outline-level="3">7. Amrita Singh – Landlady</text:h>
      <text:p text:style-name="Text_20_body"><text:span text:style-name="Strong_20_Emphasis">Mon–Sat</text:span></text:p>
      <text:list xml:id="list2456762245060198314" text:style-name="L56">
        <text:list-item>
          <text:p text:style-name="P56"><text:span text:style-name="Strong_20_Emphasis">Early Morning:</text:span> 6–8 – Checks building, mail, trash area.</text:p>
        </text:list-item>
        <text:list-item>
          <text:p text:style-name="P56"><text:span text:style-name="Strong_20_Emphasis">Late Morning:</text:span> 8–12 – Grocery Store / errands, phone calls about rent/repairs.</text:p>
        </text:list-item>
        <text:list-item>
          <text:p text:style-name="P56"><text:span text:style-name="Strong_20_Emphasis">Afternoon:</text:span> 12–17 – In office (small ground floor room in <text:span text:style-name="Strong_20_Emphasis">Apartment Complex</text:span>), dealing with tenants.</text:p>
        </text:list-item>
        <text:list-item>
          <text:p text:style-name="P56"><text:span text:style-name="Strong_20_Emphasis">Evening:</text:span> 17–19 – Walks Main Street, checks on other properties.</text:p>
        </text:list-item>
        <text:list-item>
          <text:p text:style-name="P56"><text:span text:style-name="Strong_20_Emphasis">Night:</text:span> 19–22 – Home; documents, bills; 22–6 – sleep.</text:p>
        </text:list-item>
      </text:list>
      <text:p text:style-name="Text_20_body"><text:span text:style-name="Strong_20_Emphasis">Sunday</text:span></text:p>
      <text:list xml:id="list8204395866573868711" text:style-name="L57">
        <text:list-item>
          <text:p text:style-name="P57">Minimal work, light check-ins; time with friends/family off-island (implied).</text:p>
        </text:list-item>
      </text:list>
      <text:p text:style-name="Horizontal_20_Line"/>
      <text:h text:style-name="Heading_20_3" text:outline-level="3">8. Talia Rivers – Night-owl neighbor</text:h>
      <text:p text:style-name="Text_20_body"><text:span text:style-name="Strong_20_Emphasis">Mon–Sun</text:span></text:p>
      <text:list xml:id="list6736797363751483653" text:style-name="L58">
        <text:list-item>
          <text:p text:style-name="P58"><text:span text:style-name="Strong_20_Emphasis">Early Morning:</text:span> 4–10 – Sleeps.</text:p>
        </text:list-item>
        <text:list-item>
          <text:p text:style-name="P58"><text:span text:style-name="Strong_20_Emphasis">Late Morning:</text:span> 10–13 – Wakes, coffee, gaming streams, rarely leaves apartment.</text:p>
        </text:list-item>
        <text:list-item>
          <text:p text:style-name="P58"><text:span text:style-name="Strong_20_Emphasis">Afternoon:</text:span> 13–18 – Online; may go to <text:span text:style-name="Strong_20_Emphasis">Convenience Store</text:span> or take out trash (rare).</text:p>
        </text:list-item>
        <text:list-item>
          <text:p text:style-name="P58"><text:span text:style-name="Strong_20_Emphasis">Evening:</text:span> 18–22 – At home, games/streams, sometimes DM-ing Nyx.</text:p>
        </text:list-item>
        <text:list-item>
          <text:p text:style-name="P58"><text:span text:style-name="Strong_20_Emphasis">Late Night:</text:span> 22–4 – Peak activity: raids, chats, doomscrolling; only IRL excursions are occasional midnight snack run.</text:p>
        </text:list-item>
      </text:list>
      <text:p text:style-name="Horizontal_20_Line"><text:soft-page-break/></text:p>
      <text:h text:style-name="Heading_20_3" text:outline-level="3">9. Ivan Petrovic – Handyman</text:h>
      <text:p text:style-name="Text_20_body"><text:span text:style-name="Strong_20_Emphasis">Mon–Sat</text:span></text:p>
      <text:list xml:id="list3922154275625067209" text:style-name="L59">
        <text:list-item>
          <text:p text:style-name="P59"><text:span text:style-name="Strong_20_Emphasis">Early Morning:</text:span> 5–7 – Walks dog (implied) and checks tools.</text:p>
        </text:list-item>
        <text:list-item>
          <text:p text:style-name="P59"><text:span text:style-name="Strong_20_Emphasis">Late Morning:</text:span> 7–12 – Repair rounds: Apartment Complex, Retirement Home, Public Bathroom.</text:p>
        </text:list-item>
        <text:list-item>
          <text:p text:style-name="P59"><text:span text:style-name="Strong_20_Emphasis">Afternoon:</text:span> 12–17 – On-call jobs; often at Deli for lunch.</text:p>
        </text:list-item>
        <text:list-item>
          <text:p text:style-name="P59"><text:span text:style-name="Strong_20_Emphasis">Evening:</text:span> 17–20 – Last repairs, returns home.</text:p>
        </text:list-item>
        <text:list-item>
          <text:p text:style-name="P59"><text:span text:style-name="Strong_20_Emphasis">Night:</text:span> 20–23 – TV, simple meals; early to bed.</text:p>
        </text:list-item>
      </text:list>
      <text:p text:style-name="Text_20_body"><text:span text:style-name="Strong_20_Emphasis">Sunday</text:span></text:p>
      <text:list xml:id="list4580442980499496759" text:style-name="L60">
        <text:list-item>
          <text:p text:style-name="P60">Mostly off; some emergency repairs only.</text:p>
        </text:list-item>
      </text:list>
      <text:p text:style-name="Horizontal_20_Line"/>
      <text:h text:style-name="Heading_20_3" text:outline-level="3">10. Ms. Laureen Cho – Activities coordinator</text:h>
      <text:p text:style-name="Text_20_body"><text:span text:style-name="Strong_20_Emphasis">Mon–Fri</text:span></text:p>
      <text:list xml:id="list5232136843411673700" text:style-name="L61">
        <text:list-item>
          <text:p text:style-name="P61"><text:span text:style-name="Strong_20_Emphasis">Early Morning:</text:span> 7–9 – Arrive at <text:span text:style-name="Strong_20_Emphasis">Retirement Home</text:span>, prep schedule boards.</text:p>
        </text:list-item>
        <text:list-item>
          <text:p text:style-name="P61"><text:span text:style-name="Strong_20_Emphasis">Late Morning–Afternoon:</text:span> 9–16 – Activities with residents, paperwork.</text:p>
        </text:list-item>
        <text:list-item>
          <text:p text:style-name="P61"><text:span text:style-name="Strong_20_Emphasis">Evening:</text:span> 16–18 – Cleanup; stops by Library for puzzle books.</text:p>
        </text:list-item>
        <text:list-item>
          <text:p text:style-name="P61"><text:span text:style-name="Strong_20_Emphasis">Night:</text:span> 18–22 – Home, decompress.</text:p>
        </text:list-item>
      </text:list>
      <text:p text:style-name="Text_20_body"><text:span text:style-name="Strong_20_Emphasis">Saturday</text:span></text:p>
      <text:list xml:id="list1975665119707503740" text:style-name="L62">
        <text:list-item>
          <text:p text:style-name="P62">Rotating half-day shift: 10–14; afternoons free.</text:p>
        </text:list-item>
      </text:list>
      <text:p text:style-name="Text_20_body"><text:span text:style-name="Strong_20_Emphasis">Sunday</text:span></text:p>
      <text:list xml:id="list4983822973015213846" text:style-name="L63">
        <text:list-item>
          <text:p text:style-name="P63">Often helps host or set up community events at Community Hall or church.</text:p>
        </text:list-item>
      </text:list>
      <text:p text:style-name="Horizontal_20_Line"/>
      <text:h text:style-name="Heading_20_3" text:outline-level="3">11. Marco Rossi – Brothers Pizza co-owner</text:h>
      <text:p text:style-name="Text_20_body"><text:span text:style-name="Strong_20_Emphasis">Mon–Thu</text:span></text:p>
      <text:list xml:id="list6923674022683958518" text:style-name="L64">
        <text:list-item>
          <text:p text:style-name="P64"><text:span text:style-name="Strong_20_Emphasis">Morning:</text:span> 8–10 – Prepares dough, opens <text:span text:style-name="Strong_20_Emphasis">Brothers Pizza</text:span> kitchen.</text:p>
        </text:list-item>
        <text:list-item>
          <text:p text:style-name="P64"><text:span text:style-name="Strong_20_Emphasis">Late Morning–Evening:</text:span> 10–21 – In kitchen almost nonstop.</text:p>
        </text:list-item>
        <text:list-item>
          <text:p text:style-name="P64"><text:span text:style-name="Strong_20_Emphasis">Night:</text:span> 21–23 – Clean up, occasional drink at bar; home by midnight.</text:p>
        </text:list-item>
      </text:list>
      <text:p text:style-name="Text_20_body"><text:span text:style-name="Strong_20_Emphasis">Friday–Saturday</text:span></text:p>
      <text:list xml:id="list8444302819292598997" text:style-name="L65">
        <text:list-item>
          <text:p text:style-name="P65">Longer hours: 9–23 kitchen; peak rush around 18–22.</text:p>
        </text:list-item>
      </text:list>
      <text:p text:style-name="Text_20_body"><text:span text:style-name="Strong_20_Emphasis">Sunday</text:span></text:p>
      <text:list xml:id="list3622880648470099972" text:style-name="L66">
        <text:list-item>
          <text:p text:style-name="P66"><text:soft-page-break/>Noon–20 – Open but shorter day; may close early in off-season.</text:p>
        </text:list-item>
      </text:list>
      <text:p text:style-name="Horizontal_20_Line"/>
      <text:h text:style-name="Heading_20_3" text:outline-level="3">12. Lila Rossi – Brothers Pizza front</text:h>
      <text:p text:style-name="Text_20_body"><text:span text:style-name="Strong_20_Emphasis">Mon–Thu</text:span></text:p>
      <text:list xml:id="list7502025216536314735" text:style-name="L67">
        <text:list-item>
          <text:p text:style-name="P67"><text:span text:style-name="Strong_20_Emphasis">Late Morning:</text:span> 9–11 – Preps front-of-house.</text:p>
        </text:list-item>
        <text:list-item>
          <text:p text:style-name="P67"><text:span text:style-name="Strong_20_Emphasis">Afternoon–Evening:</text:span> 11–21 – Cash register, tables, phone orders.</text:p>
        </text:list-item>
        <text:list-item>
          <text:p text:style-name="P67"><text:span text:style-name="Strong_20_Emphasis">Night:</text:span> 21–23 – Close-out, bookkeeping.</text:p>
        </text:list-item>
      </text:list>
      <text:p text:style-name="Text_20_body"><text:span text:style-name="Strong_20_Emphasis">Friday–Saturday</text:span></text:p>
      <text:list xml:id="list9122713178403859009" text:style-name="L68">
        <text:list-item>
          <text:p text:style-name="P68">11–23 – Late closing, more exhausted.</text:p>
        </text:list-item>
      </text:list>
      <text:p text:style-name="Text_20_body"><text:span text:style-name="Strong_20_Emphasis">Sunday</text:span></text:p>
      <text:list xml:id="list2102763404576620944" text:style-name="L69">
        <text:list-item>
          <text:p text:style-name="P69">12–20 – Shorter day; early close for rest.</text:p>
        </text:list-item>
      </text:list>
      <text:p text:style-name="Horizontal_20_Line"/>
      <text:h text:style-name="Heading_20_3" text:outline-level="3">13. Sima Patel – Convenience store clerk</text:h>
      <text:p text:style-name="Text_20_body"><text:span text:style-name="Strong_20_Emphasis">Mon–Thu</text:span></text:p>
      <text:list xml:id="list8814319800482865648" text:style-name="L70">
        <text:list-item>
          <text:p text:style-name="P70"><text:span text:style-name="Strong_20_Emphasis">Afternoon–Evening:</text:span> 14–22 – Shift at <text:span text:style-name="Strong_20_Emphasis">Convenience Store</text:span>.</text:p>
        </text:list-item>
        <text:list-item>
          <text:p text:style-name="P70"><text:span text:style-name="Strong_20_Emphasis">Night:</text:span> 22–2 – Goes home, reads manga, maybe watches drama.</text:p>
        </text:list-item>
        <text:list-item>
          <text:p text:style-name="P70"><text:span text:style-name="Strong_20_Emphasis">Early Morning:</text:span> 2–10 – Sleeps, late riser.</text:p>
        </text:list-item>
      </text:list>
      <text:p text:style-name="Text_20_body"><text:span text:style-name="Strong_20_Emphasis">Friday–Saturday</text:span></text:p>
      <text:list xml:id="list2170323701462876821" text:style-name="L71">
        <text:list-item>
          <text:p text:style-name="P71">Shift extended: 16–1; late rush of tourists.</text:p>
        </text:list-item>
        <text:list-item>
          <text:p text:style-name="P71">Rest of schedule shifted correspondingly.</text:p>
        </text:list-item>
      </text:list>
      <text:p text:style-name="Text_20_body"><text:span text:style-name="Strong_20_Emphasis">Sunday</text:span></text:p>
      <text:list xml:id="list5260618215455397270" text:style-name="L72">
        <text:list-item>
          <text:p text:style-name="P72">Shorter shift: 12–18; more relaxed day.</text:p>
        </text:list-item>
      </text:list>
      <text:p text:style-name="Horizontal_20_Line"/>
      <text:h text:style-name="Heading_20_3" text:outline-level="3">14. Gus Romano – Deli owner</text:h>
      <text:p text:style-name="Text_20_body"><text:span text:style-name="Strong_20_Emphasis">Mon–Sat</text:span></text:p>
      <text:list xml:id="list807796048067616398" text:style-name="L73">
        <text:list-item>
          <text:p text:style-name="P73"><text:span text:style-name="Strong_20_Emphasis">Early Morning:</text:span> 6–8 – Preps meats, bread at <text:span text:style-name="Strong_20_Emphasis">Deli</text:span>.</text:p>
        </text:list-item>
        <text:list-item>
          <text:p text:style-name="P73"><text:span text:style-name="Strong_20_Emphasis">Day:</text:span> 8–16 – Open hours; constant interaction with regulars.</text:p>
        </text:list-item>
        <text:list-item>
          <text:p text:style-name="P73"><text:span text:style-name="Strong_20_Emphasis">Evening:</text:span> 16–18 – Closes shop; sometimes at Brothers or bar.</text:p>
        </text:list-item>
        <text:list-item>
          <text:p text:style-name="P73"><text:span text:style-name="Strong_20_Emphasis">Night:</text:span> Home.</text:p>
        </text:list-item>
      </text:list>
      <text:p text:style-name="Text_20_body"><text:span text:style-name="Strong_20_Emphasis">Sunday</text:span></text:p>
      <text:list xml:id="list5282015768539222096" text:style-name="L74">
        <text:list-item>
          <text:p text:style-name="P74">Closed; family day or rest.</text:p>
        </text:list-item>
      </text:list>
      <text:p text:style-name="Horizontal_20_Line"><text:soft-page-break/></text:p>
      <text:h text:style-name="Heading_20_3" text:outline-level="3">15. Carmen Reyes – Mexican restaurant owner</text:h>
      <text:p text:style-name="Text_20_body"><text:span text:style-name="Strong_20_Emphasis">Mon–Thu</text:span></text:p>
      <text:list xml:id="list7960832268277002364" text:style-name="L75">
        <text:list-item>
          <text:p text:style-name="P75"><text:span text:style-name="Strong_20_Emphasis">Morning:</text:span> 9–11 – Preps kitchen; calls suppliers.</text:p>
        </text:list-item>
        <text:list-item>
          <text:p text:style-name="P75"><text:span text:style-name="Strong_20_Emphasis">Afternoon–Evening:</text:span> 11–22 – On the floor managing staff, talking to guests.</text:p>
        </text:list-item>
        <text:list-item>
          <text:p text:style-name="P75"><text:span text:style-name="Strong_20_Emphasis">Night:</text:span> 22–24 – Closing, home.</text:p>
        </text:list-item>
      </text:list>
      <text:p text:style-name="Text_20_body"><text:span text:style-name="Strong_20_Emphasis">Friday–Saturday</text:span></text:p>
      <text:list xml:id="list1580876473339263121" text:style-name="L76">
        <text:list-item>
          <text:p text:style-name="P76">11–23 – Peak busy; stays later if issues arise.</text:p>
        </text:list-item>
      </text:list>
      <text:p text:style-name="Text_20_body"><text:span text:style-name="Strong_20_Emphasis">Sunday</text:span></text:p>
      <text:list xml:id="list1753259887515982679" text:style-name="L77">
        <text:list-item>
          <text:p text:style-name="P77">11–21 – Brunch and dinner shift, often with family groups.</text:p>
        </text:list-item>
      </text:list>
      <text:p text:style-name="Horizontal_20_Line"/>
      <text:h text:style-name="Heading_20_3" text:outline-level="3">16. Yuri Tanaka – Fancy Restaurant server</text:h>
      <text:p text:style-name="Text_20_body"><text:span text:style-name="Strong_20_Emphasis">Mon–Thu</text:span></text:p>
      <text:list xml:id="list7840815424746071120" text:style-name="L78">
        <text:list-item>
          <text:p text:style-name="P78"><text:span text:style-name="Strong_20_Emphasis">Late Morning:</text:span> Sleeps until ~10–11.</text:p>
        </text:list-item>
        <text:list-item>
          <text:p text:style-name="P78"><text:span text:style-name="Strong_20_Emphasis">Afternoon:</text:span> 13–17 – Pre-service prep.</text:p>
        </text:list-item>
        <text:list-item>
          <text:p text:style-name="P78"><text:span text:style-name="Strong_20_Emphasis">Evening:</text:span> 17–23 – Serving at <text:span text:style-name="Strong_20_Emphasis">Fancy Restaurant</text:span>.</text:p>
        </text:list-item>
        <text:list-item>
          <text:p text:style-name="P78"><text:span text:style-name="Strong_20_Emphasis">Night:</text:span> 23–1 – Brief wind-down (walk, bus ride); 1–9 – sleep.</text:p>
        </text:list-item>
      </text:list>
      <text:p text:style-name="Text_20_body"><text:span text:style-name="Strong_20_Emphasis">Friday–Saturday</text:span></text:p>
      <text:list xml:id="list3237689923476471778" text:style-name="L79">
        <text:list-item>
          <text:p text:style-name="P79">Same, but later finish (often 0–1); may attend late-night support group once in a while.</text:p>
        </text:list-item>
      </text:list>
      <text:p text:style-name="Text_20_body"><text:span text:style-name="Strong_20_Emphasis">Sunday</text:span></text:p>
      <text:list xml:id="list2930635583297385640" text:style-name="L80">
        <text:list-item>
          <text:p text:style-name="P80">Sometimes off, sometimes brunch shifts.</text:p>
        </text:list-item>
      </text:list>
      <text:p text:style-name="Horizontal_20_Line"/>
      <text:h text:style-name="Heading_20_3" text:outline-level="3">17. Simon Hale – Bartender</text:h>
      <text:p text:style-name="Text_20_body"><text:span text:style-name="Strong_20_Emphasis">Mon–Thu</text:span></text:p>
      <text:list xml:id="list7561758079851318264" text:style-name="L81">
        <text:list-item>
          <text:p text:style-name="P81"><text:span text:style-name="Strong_20_Emphasis">Afternoon:</text:span> 14–16 – Prepares <text:span text:style-name="Strong_20_Emphasis">Bar</text:span>, stocks, cleaning.</text:p>
        </text:list-item>
        <text:list-item>
          <text:p text:style-name="P81"><text:span text:style-name="Strong_20_Emphasis">Evening–Night:</text:span> 16–1 – Serving.</text:p>
        </text:list-item>
        <text:list-item>
          <text:p text:style-name="P81"><text:span text:style-name="Strong_20_Emphasis">Late Night:</text:span> 1–3 – Close, count tills, lock up; then home to sleep until late morning.</text:p>
        </text:list-item>
      </text:list>
      <text:p text:style-name="Text_20_body"><text:span text:style-name="Strong_20_Emphasis">Friday–Saturday</text:span></text:p>
      <text:list xml:id="list301153725843464251" text:style-name="L82">
        <text:list-item>
          <text:p text:style-name="P82">16–2 – Extended hours, more intense rush.</text:p>
        </text:list-item>
      </text:list>
      <text:p text:style-name="Text_20_body"><text:span text:style-name="Strong_20_Emphasis">Sunday</text:span></text:p>
      <text:list xml:id="list1722364305189532211" text:style-name="L83">
        <text:list-item>
          <text:p text:style-name="P83">16–23 – Quieter “locals” night.</text:p>
        </text:list-item>
      </text:list>
      <text:p text:style-name="Horizontal_20_Line"><text:soft-page-break/></text:p>
      <text:h text:style-name="Heading_20_3" text:outline-level="3">18. Elsie Ward – Head librarian</text:h>
      <text:p text:style-name="Text_20_body"><text:span text:style-name="Strong_20_Emphasis">Mon–Fri</text:span></text:p>
      <text:list xml:id="list7877763490118383223" text:style-name="L84">
        <text:list-item>
          <text:p text:style-name="P84"><text:span text:style-name="Strong_20_Emphasis">Morning:</text:span> 8–9 – Opens <text:span text:style-name="Strong_20_Emphasis">Library</text:span>.</text:p>
        </text:list-item>
        <text:list-item>
          <text:p text:style-name="P84"><text:span text:style-name="Strong_20_Emphasis">Day:</text:span> 9–17 – At desk, supervising staff, scolding noisy patrons.</text:p>
        </text:list-item>
        <text:list-item>
          <text:p text:style-name="P84"><text:span text:style-name="Strong_20_Emphasis">Evening:</text:span> 17–19 – Closes, brief stop at Grocery or Community Hall.</text:p>
        </text:list-item>
        <text:list-item>
          <text:p text:style-name="P84"><text:span text:style-name="Strong_20_Emphasis">Night:</text:span> Home.</text:p>
        </text:list-item>
      </text:list>
      <text:p text:style-name="Text_20_body"><text:span text:style-name="Strong_20_Emphasis">Saturday</text:span></text:p>
      <text:list xml:id="list6373386294846281055" text:style-name="L85">
        <text:list-item>
          <text:p text:style-name="P85">10–16 – Shorter schedule, rotating with other staff.</text:p>
        </text:list-item>
      </text:list>
      <text:p text:style-name="Text_20_body"><text:span text:style-name="Strong_20_Emphasis">Sunday</text:span></text:p>
      <text:list xml:id="list4194384540795581185" text:style-name="L86">
        <text:list-item>
          <text:p text:style-name="P86">Off; might be seen strolling Boardwalk or in Old Church early.</text:p>
        </text:list-item>
      </text:list>
      <text:p text:style-name="Horizontal_20_Line"/>
      <text:h text:style-name="Heading_20_3" text:outline-level="3">19. Officer Dani Reyes</text:h>
      <text:p text:style-name="Text_20_body"><text:span text:style-name="Strong_20_Emphasis">Mon–Thu</text:span></text:p>
      <text:list xml:id="list7237634182083344491" text:style-name="L87">
        <text:list-item>
          <text:p text:style-name="P87"><text:span text:style-name="Strong_20_Emphasis">Shift (Day):</text:span> 8–16 – Patrols Main Street, Boardwalk check, Bus Station.</text:p>
        </text:list-item>
        <text:list-item>
          <text:p text:style-name="P87"><text:span text:style-name="Strong_20_Emphasis">Evening:</text:span> 16–18 – Paperwork; occasionally visible at Community Hall events.</text:p>
        </text:list-item>
        <text:list-item>
          <text:p text:style-name="P87"><text:span text:style-name="Strong_20_Emphasis">Night:</text:span> 18–8 – off; may be on-call.</text:p>
        </text:list-item>
      </text:list>
      <text:p text:style-name="Text_20_body"><text:span text:style-name="Strong_20_Emphasis">Friday–Saturday</text:span></text:p>
      <text:list xml:id="list8396650435609188087" text:style-name="L88">
        <text:list-item>
          <text:p text:style-name="P88">Often assigned <text:span text:style-name="Strong_20_Emphasis">evening–night</text:span> shifts: 16–0, focusing on Boardwalk and bars.</text:p>
        </text:list-item>
      </text:list>
      <text:p text:style-name="Text_20_body"><text:span text:style-name="Strong_20_Emphasis">Sunday</text:span></text:p>
      <text:list xml:id="list709906083696356944" text:style-name="L89">
        <text:list-item>
          <text:p text:style-name="P89">Variable; sometimes off, sometimes day patrol.</text:p>
        </text:list-item>
      </text:list>
      <text:p text:style-name="Horizontal_20_Line"/>
      <text:h text:style-name="Heading_20_3" text:outline-level="3">20. Bus Driver “Mack” (Malcolm Greene)</text:h>
      <text:p text:style-name="Text_20_body"><text:span text:style-name="Strong_20_Emphasis">Mon–Sat</text:span></text:p>
      <text:list xml:id="list7042473743321731803" text:style-name="L90">
        <text:list-item>
          <text:p text:style-name="P90"><text:span text:style-name="Strong_20_Emphasis">Early Morning:</text:span> 5–9 – First bus runs (home → mall, mall → station).</text:p>
        </text:list-item>
        <text:list-item>
          <text:p text:style-name="P90"><text:span text:style-name="Strong_20_Emphasis">Late Morning–Afternoon:</text:span> 9–16 – Midday routes at lower frequency.</text:p>
        </text:list-item>
        <text:list-item>
          <text:p text:style-name="P90"><text:span text:style-name="Strong_20_Emphasis">Evening:</text:span> 16–20 – Return commute hours; last runs.</text:p>
        </text:list-item>
        <text:list-item>
          <text:p text:style-name="P90"><text:span text:style-name="Strong_20_Emphasis">Night:</text:span> Home by 21, sleeps early.</text:p>
        </text:list-item>
      </text:list>
      <text:p text:style-name="Text_20_body"><text:span text:style-name="Strong_20_Emphasis">Sunday</text:span></text:p>
      <text:list xml:id="list3947194786972822388" text:style-name="L91">
        <text:list-item>
          <text:p text:style-name="P91">Reduced schedule: 7–14, then off.</text:p>
        </text:list-item>
      </text:list>
      <text:p text:style-name="Horizontal_20_Line"/>
      <text:h text:style-name="Heading_20_3" text:outline-level="3"><text:soft-page-break/>21. Nurse Harper Lin</text:h>
      <text:p text:style-name="Text_20_body"><text:span text:style-name="Strong_20_Emphasis">Mon–Fri</text:span></text:p>
      <text:list xml:id="list676937976216461081" text:style-name="L92">
        <text:list-item>
          <text:p text:style-name="P92"><text:span text:style-name="Strong_20_Emphasis">Morning:</text:span> 7–9 – Clinic or home visits (off-screen).</text:p>
        </text:list-item>
        <text:list-item>
          <text:p text:style-name="P92"><text:span text:style-name="Strong_20_Emphasis">Day:</text:span> 9–16 – Health services around town, possibly Retirement Home.</text:p>
        </text:list-item>
        <text:list-item>
          <text:p text:style-name="P92"><text:span text:style-name="Strong_20_Emphasis">Evening:</text:span> 16–19 – Free; may visit Community Hall, Coffee Shop.</text:p>
        </text:list-item>
        <text:list-item>
          <text:p text:style-name="P92"><text:span text:style-name="Strong_20_Emphasis">Night:</text:span> 19–23 – Documentation, rest.</text:p>
        </text:list-item>
      </text:list>
      <text:p text:style-name="Text_20_body"><text:span text:style-name="Strong_20_Emphasis">Weekend</text:span></text:p>
      <text:list xml:id="list6670636390494563235" text:style-name="L93">
        <text:list-item>
          <text:p text:style-name="P93">Rotating: some Saturdays on duty; Sundays usually off but may host health workshop at Community Hall.</text:p>
        </text:list-item>
      </text:list>
      <text:p text:style-name="Horizontal_20_Line"/>
      <text:h text:style-name="Heading_20_3" text:outline-level="3">22. Rae Delgado – Surf shop worker</text:h>
      <text:p text:style-name="Text_20_body"><text:span text:style-name="Strong_20_Emphasis">Mon–Thu</text:span></text:p>
      <text:list xml:id="list8496576463873928758" text:style-name="L94">
        <text:list-item>
          <text:p text:style-name="P94"><text:span text:style-name="Strong_20_Emphasis">Morning:</text:span> 8–10 – Surf session before shift.</text:p>
        </text:list-item>
        <text:list-item>
          <text:p text:style-name="P94"><text:span text:style-name="Strong_20_Emphasis">Late Morning–Afternoon:</text:span> 10–17 – At <text:span text:style-name="Strong_20_Emphasis">Surf Shop</text:span>, helps tourists and locals.</text:p>
        </text:list-item>
        <text:list-item>
          <text:p text:style-name="P94"><text:span text:style-name="Strong_20_Emphasis">Evening:</text:span> 17–19 – Another quick surf or run.</text:p>
        </text:list-item>
        <text:list-item>
          <text:p text:style-name="P94"><text:span text:style-name="Strong_20_Emphasis">Night:</text:span> 19–23 – Boardwalk socializing, early-ish bed.</text:p>
        </text:list-item>
      </text:list>
      <text:p text:style-name="Text_20_body"><text:span text:style-name="Strong_20_Emphasis">Friday–Saturday</text:span></text:p>
      <text:list xml:id="list478770923098734702" text:style-name="L95">
        <text:list-item>
          <text:p text:style-name="P95">10–19 – Work; 19–23 – beach parties or bonfires.</text:p>
        </text:list-item>
      </text:list>
      <text:p text:style-name="Text_20_body"><text:span text:style-name="Strong_20_Emphasis">Sunday</text:span></text:p>
      <text:list xml:id="list680139086535894015" text:style-name="L96">
        <text:list-item>
          <text:p text:style-name="P96">Morning surf; afternoon mellow; sometimes at church with family/friends.</text:p>
        </text:list-item>
      </text:list>
      <text:p text:style-name="Horizontal_20_Line"/>
      <text:h text:style-name="Heading_20_3" text:outline-level="3">23. Milo Ashford – Skater kid</text:h>
      <text:p text:style-name="Text_20_body"><text:span text:style-name="Strong_20_Emphasis">Mon–Fri</text:span></text:p>
      <text:list xml:id="list4918346315461860914" text:style-name="L97">
        <text:list-item>
          <text:p text:style-name="P97"><text:span text:style-name="Strong_20_Emphasis">School Hours:</text:span> 8–15 – Off-screen school.</text:p>
        </text:list-item>
        <text:list-item>
          <text:p text:style-name="P97"><text:span text:style-name="Strong_20_Emphasis">Afternoon:</text:span> 15–18 – Skate Park / Boardwalk rails with Rowan, Strawberry Park.</text:p>
        </text:list-item>
        <text:list-item>
          <text:p text:style-name="P97"><text:span text:style-name="Strong_20_Emphasis">Evening:</text:span> 18–21 – Home; maybe sneaks out once in a while.</text:p>
        </text:list-item>
      </text:list>
      <text:p text:style-name="Text_20_body"><text:span text:style-name="Strong_20_Emphasis">Weekend</text:span></text:p>
      <text:list xml:id="list2709377875817068492" text:style-name="L98">
        <text:list-item>
          <text:p text:style-name="P98">Midday–evening (12–20) – heavy skating; arcades; Deli for cheap food.</text:p>
        </text:list-item>
      </text:list>
      <text:p text:style-name="Horizontal_20_Line"/>
      <text:h text:style-name="Heading_20_3" text:outline-level="3">24. Abby Rowe – Younger teen</text:h>
      <text:p text:style-name="Text_20_body"><text:span text:style-name="Strong_20_Emphasis">School Days (Mon–Fri)</text:span></text:p>
      <text:list xml:id="list2587631527326669224" text:style-name="L99">
        <text:list-item>
          <text:p text:style-name="P99"><text:soft-page-break/><text:span text:style-name="Strong_20_Emphasis">Morning:</text:span> 7–8 – To school (Bus Stop).</text:p>
        </text:list-item>
        <text:list-item>
          <text:p text:style-name="P99"><text:span text:style-name="Strong_20_Emphasis">Day:</text:span> 8–15 – School.</text:p>
        </text:list-item>
        <text:list-item>
          <text:p text:style-name="P99"><text:span text:style-name="Strong_20_Emphasis">Afternoon:</text:span> 15–18 – Boardwalk arcades, Candy Store, Toy Store with friends.</text:p>
        </text:list-item>
        <text:list-item>
          <text:p text:style-name="P99"><text:span text:style-name="Strong_20_Emphasis">Evening:</text:span> 18–20 – Home; homework, internet.</text:p>
        </text:list-item>
      </text:list>
      <text:p text:style-name="Text_20_body"><text:span text:style-name="Strong_20_Emphasis">Weekend</text:span></text:p>
      <text:list xml:id="list2121828928709244964" text:style-name="L100">
        <text:list-item>
          <text:p text:style-name="P100">11–18 – Boardwalk + Park; 18–21 – supervised or home.</text:p>
        </text:list-item>
      </text:list>
      <text:p text:style-name="Horizontal_20_Line"/>
      <text:h text:style-name="Heading_20_3" text:outline-level="3">25. Mr. Elliot Grange – Town historian</text:h>
      <text:p text:style-name="Text_20_body"><text:span text:style-name="Strong_20_Emphasis">Mon–Sun</text:span></text:p>
      <text:list xml:id="list7649921281881859532" text:style-name="L101">
        <text:list-item>
          <text:p text:style-name="P101"><text:span text:style-name="Strong_20_Emphasis">Morning:</text:span> 8–10 – At Community Hall or Library reading newspaper.</text:p>
        </text:list-item>
        <text:list-item>
          <text:p text:style-name="P101"><text:span text:style-name="Strong_20_Emphasis">Afternoon:</text:span> 10–16 – Wanders Boardwalk or Main Street, telling stories to anyone who listens.</text:p>
        </text:list-item>
        <text:list-item>
          <text:p text:style-name="P101"><text:span text:style-name="Strong_20_Emphasis">Evening:</text:span> 16–19 – Often sits at Retirement Home common area visiting people.</text:p>
        </text:list-item>
        <text:list-item>
          <text:p text:style-name="P101"><text:span text:style-name="Strong_20_Emphasis">Night:</text:span> 19–22 – Home.</text:p>
        </text:list-item>
      </text:list>
      <text:p text:style-name="Horizontal_20_Line"/>
      <text:h text:style-name="Heading_20_3" text:outline-level="3">26. Kayla Morris – Ice cream shop worker</text:h>
      <text:p text:style-name="Text_20_body"><text:span text:style-name="Strong_20_Emphasis">School Days</text:span></text:p>
      <text:list xml:id="list2514436141028943236" text:style-name="L102">
        <text:list-item>
          <text:p text:style-name="P102"><text:span text:style-name="Strong_20_Emphasis">Morning/Day:</text:span> 8–15 – School.</text:p>
        </text:list-item>
        <text:list-item>
          <text:p text:style-name="P102"><text:span text:style-name="Strong_20_Emphasis">Afternoon:</text:span> 15–20 – Shift at <text:span text:style-name="Strong_20_Emphasis">Ice Cream Shop</text:span> (Boardwalk).</text:p>
        </text:list-item>
        <text:list-item>
          <text:p text:style-name="P102"><text:span text:style-name="Strong_20_Emphasis">Night:</text:span> 20–23 – Home, writing poetry.</text:p>
        </text:list-item>
      </text:list>
      <text:p text:style-name="Text_20_body"><text:span text:style-name="Strong_20_Emphasis">Weekend</text:span></text:p>
      <text:list xml:id="list3714816504603777664" text:style-name="L103">
        <text:list-item>
          <text:p text:style-name="P103">Sat: 11–20 shift; Sun: 12–18 shift (depending on season).</text:p>
        </text:list-item>
      </text:list>
      <text:p text:style-name="Horizontal_20_Line"/>
      <text:h text:style-name="Heading_20_3" text:outline-level="3">27. Omar Fadel – Tech/arcade &amp; library IT</text:h>
      <text:p text:style-name="Text_20_body"><text:span text:style-name="Strong_20_Emphasis">Mon–Fri</text:span></text:p>
      <text:list xml:id="list6400635316686716329" text:style-name="L104">
        <text:list-item>
          <text:p text:style-name="P104"><text:span text:style-name="Strong_20_Emphasis">Morning:</text:span> 9–11 – At <text:span text:style-name="Strong_20_Emphasis">Library</text:span> (IT).</text:p>
        </text:list-item>
        <text:list-item>
          <text:p text:style-name="P104"><text:span text:style-name="Strong_20_Emphasis">Afternoon:</text:span> 11–17 – At <text:span text:style-name="Strong_20_Emphasis">Arcade</text:span> maintaining machines, or back-and-forth.</text:p>
        </text:list-item>
        <text:list-item>
          <text:p text:style-name="P104"><text:span text:style-name="Strong_20_Emphasis">Evening:</text:span> 17–19 – Tools &amp; scripts at home; maybe quick visits to Convenience Store.</text:p>
        </text:list-item>
        <text:list-item>
          <text:p text:style-name="P104"><text:span text:style-name="Strong_20_Emphasis">Night:</text:span> 19–1 – Online, coding, debugging.</text:p>
        </text:list-item>
      </text:list>
      <text:p text:style-name="Text_20_body"><text:span text:style-name="Strong_20_Emphasis">Weekend</text:span></text:p>
      <text:list xml:id="list7407217675171401553" text:style-name="L105">
        <text:list-item>
          <text:p text:style-name="P105">Reduced hours at arcade; weekends are more “emergency fix” calls.</text:p>
        </text:list-item>
      </text:list>
      <text:p text:style-name="Horizontal_20_Line"/>
      <text:h text:style-name="Heading_20_3" text:outline-level="3"><text:soft-page-break/>28. Sister Helena Marrow – Nun/caretaker</text:h>
      <text:p text:style-name="Text_20_body"><text:span text:style-name="Strong_20_Emphasis">Mon–Sun</text:span></text:p>
      <text:list xml:id="list4600169690313676876" text:style-name="L106">
        <text:list-item>
          <text:p text:style-name="P106"><text:span text:style-name="Strong_20_Emphasis">Morning:</text:span> 6–9 – At <text:span text:style-name="Strong_20_Emphasis">Old Church</text:span>; prayer, cleaning.</text:p>
        </text:list-item>
        <text:list-item>
          <text:p text:style-name="P106"><text:span text:style-name="Strong_20_Emphasis">Day:</text:span> 9–15 – Out in town: Community Hall, visiting Retirement Home.</text:p>
        </text:list-item>
        <text:list-item>
          <text:p text:style-name="P106"><text:span text:style-name="Strong_20_Emphasis">Evening:</text:span> 15–19 – Church office hours, quiet chats.</text:p>
        </text:list-item>
        <text:list-item>
          <text:p text:style-name="P106"><text:span text:style-name="Strong_20_Emphasis">Night:</text:span> 19–22 – Simple home routine.</text:p>
        </text:list-item>
      </text:list>
      <text:p text:style-name="Text_20_body">Sunday especially busy with services and post-service conversation.</text:p>
      <text:p text:style-name="Horizontal_20_Line"/>
      <text:h text:style-name="Heading_20_3" text:outline-level="3">29. Robbie “Rob” Kane – Seasonal worker</text:h>
      <text:p text:style-name="Text_20_body"><text:span text:style-name="Strong_20_Emphasis">Mon–Fri (seasonal)</text:span></text:p>
      <text:list xml:id="list3395445933032493148" text:style-name="L107">
        <text:list-item>
          <text:p text:style-name="P107"><text:span text:style-name="Strong_20_Emphasis">Morning:</text:span> 9–11 – Shift at Toy Store or Candy Store.</text:p>
        </text:list-item>
        <text:list-item>
          <text:p text:style-name="P107"><text:span text:style-name="Strong_20_Emphasis">Afternoon:</text:span> 11–17 – Second shift (Arcade or Ice Cream).</text:p>
        </text:list-item>
        <text:list-item>
          <text:p text:style-name="P107"><text:span text:style-name="Strong_20_Emphasis">Evening:</text:span> 17–20 – Dead-tired, quick food at Deli or Brothers, then home.</text:p>
        </text:list-item>
      </text:list>
      <text:p text:style-name="Text_20_body"><text:span text:style-name="Strong_20_Emphasis">Weekend</text:span></text:p>
      <text:list xml:id="list4283367859193893272" text:style-name="L108">
        <text:list-item>
          <text:p text:style-name="P108">Longer shifts (10–20) on Boardwalk shops; collapses at home after.</text:p>
        </text:list-item>
      </text:list>
      <text:p text:style-name="Text_20_body">Off-season: juggling fewer jobs and more boredom.</text:p>
      <text:p text:style-name="Horizontal_20_Line"/>
      <text:h text:style-name="Heading_20_3" text:outline-level="3">30. Nadia Flores – Grocery assistant manager</text:h>
      <text:p text:style-name="Text_20_body"><text:span text:style-name="Strong_20_Emphasis">Mon–Sat</text:span></text:p>
      <text:list xml:id="list4601251421246111913" text:style-name="L109">
        <text:list-item>
          <text:p text:style-name="P109"><text:span text:style-name="Strong_20_Emphasis">Morning:</text:span> 7–9 – Opens <text:span text:style-name="Strong_20_Emphasis">Grocery Store</text:span>, checks stock.</text:p>
        </text:list-item>
        <text:list-item>
          <text:p text:style-name="P109"><text:span text:style-name="Strong_20_Emphasis">Day:</text:span> 9–17 – On floor / back office, managing staff and schedules.</text:p>
        </text:list-item>
        <text:list-item>
          <text:p text:style-name="P109"><text:span text:style-name="Strong_20_Emphasis">Evening:</text:span> 17–19 – Wrap-up, schedules next week.</text:p>
        </text:list-item>
        <text:list-item>
          <text:p text:style-name="P109"><text:span text:style-name="Strong_20_Emphasis">Night:</text:span> 19–22 – Home; lists, planning.</text:p>
        </text:list-item>
      </text:list>
      <text:p text:style-name="Text_20_body"><text:span text:style-name="Strong_20_Emphasis">Sunday</text:span></text:p>
      <text:list xml:id="list8216267229718555745" text:style-name="L110">
        <text:list-item>
          <text:p text:style-name="P110">9–14 – Reduced hours; off by afternoon.</text:p>
        </text:list-item>
      </text:list>
      <text:p text:style-name="Horizontal_20_Line"/>
      <text:h text:style-name="Heading_20_2" text:outline-level="2">2. The Dream – Entity “Routines” (Non-Linear, Surreal)</text:h>
      <text:p text:style-name="Text_20_body">Dream time <text:span text:style-name="Strong_20_Emphasis">is not</text:span> 1:1 clock time. Still, from a design perspective we can think in:</text:p>
      <text:list xml:id="list2145613389961329351" text:style-name="L111">
        <text:list-item>
          <text:p text:style-name="P111"><text:span text:style-name="Strong_20_Emphasis">Sleep phases:</text:span> Light entry, mid-depth, REM peak, pre-wake.</text:p>
        </text:list-item>
        <text:list-item>
          <text:p text:style-name="P111"><text:span text:style-name="Strong_20_Emphasis">Story nights:</text:span> Night 1, 2, … vs chapter milestones.</text:p>
        </text:list-item>
        <text:list-item>
          <text:p text:style-name="P111"><text:soft-page-break/><text:span text:style-name="Strong_20_Emphasis">Arete triggers:</text:span> When specific domains cross thresholds.</text:p>
        </text:list-item>
        <text:list-item>
          <text:p text:style-name="P111"><text:span text:style-name="Strong_20_Emphasis">Week flavor:</text:span> Sun–Sat nights might bias toward different themes.</text:p>
        </text:list-item>
      </text:list>
      <text:p text:style-name="Text_20_body">Below, “time windows” are poetic approximations; entities don’t behave like normal people and may violate their own patterns.</text:p>
      <text:h text:style-name="Heading_20_3" text:outline-level="3">Key Dream Time Notions</text:h>
      <text:list xml:id="list2033928492398783814" text:style-name="L112">
        <text:list-item>
          <text:p text:style-name="P112"><text:span text:style-name="Strong_20_Emphasis">01:00–03:00 (local Nyx time):</text:span> First REM – childhood and daily-life flavored Nightmares.</text:p>
        </text:list-item>
        <text:list-item>
          <text:p text:style-name="P112"><text:span text:style-name="Strong_20_Emphasis">03:00–05:00:</text:span> Deepest Dream – domain bosses &amp; heavy trauma.</text:p>
        </text:list-item>
        <text:list-item>
          <text:p text:style-name="P112"><text:span text:style-name="Strong_20_Emphasis">Pre-wake (last ~hour):</text:span> Echo, integration, or avoidance scenes.</text:p>
        </text:list-item>
      </text:list>
      <text:p text:style-name="Text_20_body">Also: Night 1–7 loop weekly flavors:</text:p>
      <text:list xml:id="list5983775401633154646" text:style-name="L113">
        <text:list-item>
          <text:p text:style-name="P113"><text:span text:style-name="Strong_20_Emphasis">Sun–Mon nights:</text:span> nostalgia/childhood heavy.</text:p>
        </text:list-item>
        <text:list-item>
          <text:p text:style-name="P113"><text:span text:style-name="Strong_20_Emphasis">Tue–Wed nights:</text:span> school/work/competence.</text:p>
        </text:list-item>
        <text:list-item>
          <text:p text:style-name="P113"><text:span text:style-name="Strong_20_Emphasis">Thu–Fri nights:</text:span> social and desire tensions.</text:p>
        </text:list-item>
        <text:list-item>
          <text:p text:style-name="P113"><text:span text:style-name="Strong_20_Emphasis">Sat night:</text:span> existential, spiritual, and “party hangover” fears.</text:p>
        </text:list-item>
      </text:list>
      <text:p text:style-name="Horizontal_20_Line"/>
      <text:h text:style-name="Heading_20_3" text:outline-level="3">A. Major Bosses</text:h>
      <text:h text:style-name="Heading_20_4" text:outline-level="4">The Flesh Cathedral</text:h>
      <text:list xml:id="list5280030682616663471" text:style-name="L114">
        <text:list-item>
          <text:p text:style-name="P114"><text:span text:style-name="Strong_20_Emphasis">Anchor Location:</text:span> Body-themed district near Dream mirror of Player Home and Grocery/Aisle Maze.</text:p>
        </text:list-item>
        <text:list-item>
          <text:p text:style-name="P114"><text:span text:style-name="Strong_20_Emphasis">Temporal Behavior:</text:span></text:p>
          <text:list>
            <text:list-item>
              <text:p text:style-name="P114"><text:span text:style-name="Strong_20_Emphasis">Most likely</text:span> in <text:span text:style-name="Strong_20_Emphasis">03–04:00</text:span> window on <text:span text:style-name="Strong_20_Emphasis">Fri/Sat nights</text:span>, when Nyx’s Physical Arete is low or recently hit.</text:p>
            </text:list-item>
            <text:list-item>
              <text:p text:style-name="P114">Sleeps as ruins on early nights; grows taller and more adorned the more Nyx neglects health.</text:p>
            </text:list-item>
          </text:list>
        </text:list-item>
        <text:list-item>
          <text:p text:style-name="P114"><text:span text:style-name="Strong_20_Emphasis">Movement / Presence:</text:span></text:p>
          <text:list>
            <text:list-item>
              <text:p text:style-name="P114">Appears as building silhouettes in background of other Dreams on earlier nights.</text:p>
            </text:list-item>
            <text:list-item>
              <text:p text:style-name="P114">Steps closer each time Nyx has a physically self-destructive day in Town.</text:p>
            </text:list-item>
          </text:list>
        </text:list-item>
      </text:list>
      <text:p text:style-name="Horizontal_20_Line"/>
      <text:h text:style-name="Heading_20_4" text:outline-level="4">The Unfinished Syllabus</text:h>
      <text:list xml:id="list6645393895035522790" text:style-name="L115">
        <text:list-item>
          <text:p text:style-name="P115"><text:span text:style-name="Strong_20_Emphasis">Anchor:</text:span> Floating above Library of Unread Thoughts &amp; Static Classroom cluster.</text:p>
        </text:list-item>
        <text:list-item>
          <text:p text:style-name="P115"><text:span text:style-name="Strong_20_Emphasis">Temporal Behavior:</text:span></text:p>
          <text:list>
            <text:list-item>
              <text:p text:style-name="P115"><text:span text:style-name="Strong_20_Emphasis">Tue/Wed nights</text:span>, <text:span text:style-name="Strong_20_Emphasis">02–04:00</text:span> – Pop Quiz storms most common.</text:p>
            </text:list-item>
            <text:list-item>
              <text:p text:style-name="P115"><text:soft-page-break/>Early in game, only “sends homework” (minor quiz events); full boss encounter mid-game when Psychological Arete dips or Nyx keeps avoiding study.</text:p>
            </text:list-item>
          </text:list>
        </text:list-item>
        <text:list-item>
          <text:p text:style-name="P115"><text:span text:style-name="Strong_20_Emphasis">Movement:</text:span></text:p>
          <text:list>
            <text:list-item>
              <text:p text:style-name="P115">Blackboard fragments drift through other zones when Nyx ruminates about failure in Town.</text:p>
            </text:list-item>
          </text:list>
        </text:list-item>
      </text:list>
      <text:p text:style-name="Horizontal_20_Line"/>
      <text:h text:style-name="Heading_20_4" text:outline-level="4">Audience of Teeth</text:h>
      <text:list xml:id="list3427559670620320096" text:style-name="L116">
        <text:list-item>
          <text:p text:style-name="P116"><text:span text:style-name="Strong_20_Emphasis">Anchor:</text:span> Stadium around Fractured Thoroughfare / public spaces.</text:p>
        </text:list-item>
        <text:list-item>
          <text:p text:style-name="P116"><text:span text:style-name="Strong_20_Emphasis">Temporal Behavior:</text:span></text:p>
          <text:list>
            <text:list-item>
              <text:p text:style-name="P116"><text:span text:style-name="Strong_20_Emphasis">Thu/Fri nights, 01–03:00</text:span> – most active when Nyx replays social embarrassments before sleep.</text:p>
            </text:list-item>
            <text:list-item>
              <text:p text:style-name="P116">Grows noisier after major Town social incidents (fights, ghosting, humiliations).</text:p>
            </text:list-item>
          </text:list>
        </text:list-item>
        <text:list-item>
          <text:p text:style-name="P116"><text:span text:style-name="Strong_20_Emphasis">Movement:</text:span></text:p>
          <text:list>
            <text:list-item>
              <text:p text:style-name="P116">Teeth shapes flicker in Dream crowds anywhere; a harsh laugh may mark its influence before it fully manifests.</text:p>
            </text:list-item>
          </text:list>
        </text:list-item>
      </text:list>
      <text:p text:style-name="Horizontal_20_Line"/>
      <text:h text:style-name="Heading_20_4" text:outline-level="4">Flooded Heart</text:h>
      <text:list xml:id="list3660462227393800685" text:style-name="L117">
        <text:list-item>
          <text:p text:style-name="P117"><text:span text:style-name="Strong_20_Emphasis">Anchor:</text:span> Flooded room beneath Plastic Orchard or Mirror Stall; water level shifts each visit.</text:p>
        </text:list-item>
        <text:list-item>
          <text:p text:style-name="P117"><text:span text:style-name="Strong_20_Emphasis">Temporal Behavior:</text:span></text:p>
          <text:list>
            <text:list-item>
              <text:p text:style-name="P117">Appears during <text:span text:style-name="Strong_20_Emphasis">emotionally overloaded nights</text:span> regardless of weekday, usually <text:span text:style-name="Strong_20_Emphasis">02–05:00</text:span>.</text:p>
            </text:list-item>
            <text:list-item>
              <text:p text:style-name="P117">More likely after therapy sessions or highly emotional Town events.</text:p>
            </text:list-item>
          </text:list>
        </text:list-item>
        <text:list-item>
          <text:p text:style-name="P117"><text:span text:style-name="Strong_20_Emphasis">Movement:</text:span></text:p>
          <text:list>
            <text:list-item>
              <text:p text:style-name="P117">Water from Flooded Heart sometimes leaks as puddles in other Dream areas preceding encounter.</text:p>
            </text:list-item>
          </text:list>
        </text:list-item>
      </text:list>
      <text:p text:style-name="Horizontal_20_Line"/>
      <text:h text:style-name="Heading_20_4" text:outline-level="4">Silent Horizon</text:h>
      <text:list xml:id="list7240714109833811350" text:style-name="L118">
        <text:list-item>
          <text:p text:style-name="P118"><text:span text:style-name="Strong_20_Emphasis">Anchor:</text:span> Edge-of-map zone beyond Splintered Walk.</text:p>
        </text:list-item>
        <text:list-item>
          <text:p text:style-name="P118"><text:span text:style-name="Strong_20_Emphasis">Temporal Behavior:</text:span></text:p>
          <text:list>
            <text:list-item>
              <text:p text:style-name="P118">Most reliably on <text:span text:style-name="Strong_20_Emphasis">Sat night</text:span> and <text:span text:style-name="Strong_20_Emphasis">Sun pre-dawn</text:span> (post-party hangover existential dread), near <text:span text:style-name="Strong_20_Emphasis">04–05:00</text:span>.</text:p>
            </text:list-item>
            <text:list-item>
              <text:p text:style-name="P118">Will <text:span text:style-name="Strong_20_Emphasis">not</text:span> appear on early nights unless Spiritual Arete is severely low.</text:p>
            </text:list-item>
          </text:list>
        </text:list-item>
        <text:list-item>
          <text:p text:style-name="P118"><text:span text:style-name="Strong_20_Emphasis">Movement:</text:span></text:p>
          <text:list>
            <text:list-item>
              <text:p text:style-name="P118"><text:soft-page-break/>Horizon silently replaces background in other areas when Nyx is mid-existential spiral; distances feel stretched.</text:p>
            </text:list-item>
          </text:list>
        </text:list-item>
      </text:list>
      <text:p text:style-name="Horizontal_20_Line"/>
      <text:h text:style-name="Heading_20_3" text:outline-level="3">B. Elite Nightmares</text:h>
      <text:h text:style-name="Heading_20_4" text:outline-level="4">Stainwalker</text:h>
      <text:list xml:id="list8433086696178172179" text:style-name="L119">
        <text:list-item>
          <text:p text:style-name="P119"><text:span text:style-name="Strong_20_Emphasis">Zones:</text:span> Dream versions of Player Home, Convenience Store, Brothers, Deli, Public Bathroom.</text:p>
        </text:list-item>
        <text:list-item>
          <text:p text:style-name="P119"><text:span text:style-name="Strong_20_Emphasis">Temporal Behavior:</text:span></text:p>
          <text:list>
            <text:list-item>
              <text:p text:style-name="P119">Spawns more often on nights after heavy junk food days; especially <text:span text:style-name="Strong_20_Emphasis">late in week (Thu–Sat)</text:span>.</text:p>
            </text:list-item>
            <text:list-item>
              <text:p text:style-name="P119">Wander pattern: leaves grease footprints that show its path through multiple rooms; path not consistent.</text:p>
            </text:list-item>
          </text:list>
        </text:list-item>
      </text:list>
      <text:h text:style-name="Heading_20_4" text:outline-level="4">Needle Carousel</text:h>
      <text:list xml:id="list4907578763995642719" text:style-name="L120">
        <text:list-item>
          <text:p text:style-name="P120"><text:span text:style-name="Strong_20_Emphasis">Zones:</text:span> Hospital-like overlays on Boardwalk / Bus Station; appears in fear-of-treatment arcs.</text:p>
        </text:list-item>
        <text:list-item>
          <text:p text:style-name="P120"><text:span text:style-name="Strong_20_Emphasis">Temporal Behavior:</text:span></text:p>
          <text:list>
            <text:list-item>
              <text:p text:style-name="P120">Rare; shows mainly after medical scare events in Town.</text:p>
            </text:list-item>
            <text:list-item>
              <text:p text:style-name="P120">Most intense <text:span text:style-name="Strong_20_Emphasis">03–04:00</text:span> on nights where Nyx felt physically unsafe.</text:p>
            </text:list-item>
          </text:list>
        </text:list-item>
      </text:list>
      <text:h text:style-name="Heading_20_4" text:outline-level="4">Static Classroom</text:h>
      <text:list xml:id="list3516207003314676512" text:style-name="L121">
        <text:list-item>
          <text:p text:style-name="P121"><text:span text:style-name="Strong_20_Emphasis">Zones:</text:span> Static Classroom, Library of Unread Thoughts annex.</text:p>
        </text:list-item>
        <text:list-item>
          <text:p text:style-name="P121"><text:span text:style-name="Strong_20_Emphasis">Temporal:</text:span></text:p>
          <text:list>
            <text:list-item>
              <text:p text:style-name="P121">Strong <text:span text:style-name="Strong_20_Emphasis">Sun–Wed nights</text:span> before big responsibilities (school, jobs).</text:p>
            </text:list-item>
            <text:list-item>
              <text:p text:style-name="P121">Will show “pop-in” quizzes in other rooms early nights; final full class mid-game.</text:p>
            </text:list-item>
          </text:list>
        </text:list-item>
      </text:list>
      <text:h text:style-name="Heading_20_4" text:outline-level="4">Browser of Tabs</text:h>
      <text:list xml:id="list2815142031859330441" text:style-name="L122">
        <text:list-item>
          <text:p text:style-name="P122"><text:span text:style-name="Strong_20_Emphasis">Zones:</text:span> “Task cluster” – fragmented screens overlay across many areas (Apartment Complex, Aisle Maze, etc.).</text:p>
        </text:list-item>
        <text:list-item>
          <text:p text:style-name="P122"><text:span text:style-name="Strong_20_Emphasis">Temporal:</text:span></text:p>
          <text:list>
            <text:list-item>
              <text:p text:style-name="P122">Builds over week – by <text:span text:style-name="Strong_20_Emphasis">Fri/Sat nights</text:span>, Tab swarm can be overwhelming.</text:p>
            </text:list-item>
            <text:list-item>
              <text:p text:style-name="P122">Appears briefly in early-late nights to “add one tab,” culminating in a full fight on a particularly overloaded night.</text:p>
            </text:list-item>
          </text:list>
        </text:list-item>
      </text:list>
      <text:h text:style-name="Heading_20_4" text:outline-level="4">Laughtrack</text:h>
      <text:list xml:id="list4975830818299293632" text:style-name="L123">
        <text:list-item>
          <text:p text:style-name="P123"><text:span text:style-name="Strong_20_Emphasis">Zones:</text:span> Dream arcades, Boardwalk crowds, Game Over Halls.</text:p>
        </text:list-item>
        <text:list-item>
          <text:p text:style-name="P123"><text:span text:style-name="Strong_20_Emphasis">Temporal:</text:span></text:p>
          <text:list>
            <text:list-item>
              <text:p text:style-name="P123"><text:soft-page-break/>Likes <text:span text:style-name="Strong_20_Emphasis">Fri/Sat nights</text:span>, 01–03:00, after social scenes.</text:p>
            </text:list-item>
            <text:list-item>
              <text:p text:style-name="P123">Might trigger quick “stinger” laughs mid-week when Nyx replays an embarrassing moment lying in bed.</text:p>
            </text:list-item>
          </text:list>
        </text:list-item>
      </text:list>
      <text:h text:style-name="Heading_20_4" text:outline-level="4">Perfect Group Photo</text:h>
      <text:list xml:id="list7198248100871975967" text:style-name="L124">
        <text:list-item>
          <text:p text:style-name="P124"><text:span text:style-name="Strong_20_Emphasis">Zones:</text:span> Carousel Arcade, Feast of Masks, Souvenir shop illusions.</text:p>
        </text:list-item>
        <text:list-item>
          <text:p text:style-name="P124"><text:span text:style-name="Strong_20_Emphasis">Temporal:</text:span></text:p>
          <text:list>
            <text:list-item>
              <text:p text:style-name="P124">More frequent after Nyx avoids group events; strongest on <text:span text:style-name="Strong_20_Emphasis">Sun nights</text:span> when reflecting on week’s missed connections.</text:p>
            </text:list-item>
          </text:list>
        </text:list-item>
      </text:list>
      <text:h text:style-name="Heading_20_4" text:outline-level="4">Bedframe Siren</text:h>
      <text:list xml:id="list596550671550148250" text:style-name="L125">
        <text:list-item>
          <text:p text:style-name="P125"><text:span text:style-name="Strong_20_Emphasis">Zones:</text:span> Floating bedrooms grafted onto many zones, but primarily near House That Breathes.</text:p>
        </text:list-item>
        <text:list-item>
          <text:p text:style-name="P125"><text:span text:style-name="Strong_20_Emphasis">Temporal:</text:span></text:p>
          <text:list>
            <text:list-item>
              <text:p text:style-name="P125">Can appear almost any night in <text:span text:style-name="Strong_20_Emphasis">pre-sleep</text:span> Dream entry, or near wake-up, when Nyx’s mind loops at bedtime.</text:p>
            </text:list-item>
          </text:list>
        </text:list-item>
      </text:list>
      <text:h text:style-name="Heading_20_4" text:outline-level="4">Glass Cradle</text:h>
      <text:list xml:id="list7399343608170396892" text:style-name="L126">
        <text:list-item>
          <text:p text:style-name="P126"><text:span text:style-name="Strong_20_Emphasis">Zones:</text:span> Hall of Forgotten Names, Plastic Orchard deep layers, Hollow Sanctuary crypt.</text:p>
        </text:list-item>
        <text:list-item>
          <text:p text:style-name="P126"><text:span text:style-name="Strong_20_Emphasis">Temporal:</text:span></text:p>
          <text:list>
            <text:list-item>
              <text:p text:style-name="P126">Appears on nights after Nyx is harsh to vulnerable people (kids, elderly, wounded).</text:p>
            </text:list-item>
            <text:list-item>
              <text:p text:style-name="P126">Often <text:span text:style-name="Strong_20_Emphasis">02–03:00</text:span> in mid-week; special variants on <text:span text:style-name="Strong_20_Emphasis">Sun night</text:span>.</text:p>
            </text:list-item>
          </text:list>
        </text:list-item>
      </text:list>
      <text:h text:style-name="Heading_20_4" text:outline-level="4">Pending Notification</text:h>
      <text:list xml:id="list5034844271567265644" text:style-name="L127">
        <text:list-item>
          <text:p text:style-name="P127"><text:span text:style-name="Strong_20_Emphasis">Zones:</text:span> Terminal of Unchosen Roads, Platform Between, Overexposed Aisles overlays.</text:p>
        </text:list-item>
        <text:list-item>
          <text:p text:style-name="P127"><text:span text:style-name="Strong_20_Emphasis">Temporal:</text:span></text:p>
          <text:list>
            <text:list-item>
              <text:p text:style-name="P127">Pings on nights with many unread messages/unfinished tasks; can appear several small times before one big showdown.</text:p>
            </text:list-item>
            <text:list-item>
              <text:p text:style-name="P127">Hardest to predict; its appearance may seem random but weighted by unaddressed obligations.</text:p>
            </text:list-item>
          </text:list>
        </text:list-item>
      </text:list>
      <text:h text:style-name="Heading_20_4" text:outline-level="4">Empty Altar</text:h>
      <text:list xml:id="list5212361247471439989" text:style-name="L128">
        <text:list-item>
          <text:p text:style-name="P128"><text:span text:style-name="Strong_20_Emphasis">Zones:</text:span> Hollow Sanctuary and nearby Dream-church areas.</text:p>
        </text:list-item>
        <text:list-item>
          <text:p text:style-name="P128"><text:span text:style-name="Strong_20_Emphasis">Temporal:</text:span></text:p>
          <text:list>
            <text:list-item>
              <text:p text:style-name="P128">Most active on <text:span text:style-name="Strong_20_Emphasis">Sun nights</text:span> (post real-world ritual day) and after moral conflicts.</text:p>
            </text:list-item>
            <text:list-item>
              <text:p text:style-name="P128">Sometimes intrudes into other domains late-game once Nyx’s worldview is deeply shaken.</text:p>
            </text:list-item>
          </text:list>
        </text:list-item>
      </text:list>
      <text:p text:style-name="Horizontal_20_Line"/>
      <text:h text:style-name="Heading_20_3" text:outline-level="3"><text:soft-page-break/>C. Mob Nightmares</text:h>
      <text:p text:style-name="Text_20_body">Mobs don’t have normal “schedules”; they form <text:span text:style-name="Strong_20_Emphasis">weather patterns</text:span> tied to Nyx’s psyche and the day’s events.</text:p>
      <text:list xml:id="list4367191197907820003" text:style-name="L129">
        <text:list-item>
          <text:p text:style-name="P129"><text:span text:style-name="Strong_20_Emphasis">Paper Mouths:</text:span></text:p>
          <text:list>
            <text:list-item>
              <text:p text:style-name="P129">Swarm in Dream “downtown” zones (Fractured Thoroughfare, Game Over Halls) after gossip-heavy or conflict-filled Town days.</text:p>
            </text:list-item>
            <text:list-item>
              <text:p text:style-name="P129">Heaviest “storms” Thu–Sat nights.</text:p>
            </text:list-item>
          </text:list>
        </text:list-item>
        <text:list-item>
          <text:p text:style-name="P129"><text:span text:style-name="Strong_20_Emphasis">Anxiety Gnats:</text:span></text:p>
          <text:list>
            <text:list-item>
              <text:p text:style-name="P129">Fog entire Dream segments on weeks where Nyx leaves many problems unresolved.</text:p>
            </text:list-item>
            <text:list-item>
              <text:p text:style-name="P129">Increase as the week progresses; quietest Monday, loudest Saturday.</text:p>
            </text:list-item>
          </text:list>
        </text:list-item>
        <text:list-item>
          <text:p text:style-name="P129"><text:span text:style-name="Strong_20_Emphasis">Echo Pets:</text:span></text:p>
          <text:list>
            <text:list-item>
              <text:p text:style-name="P129">Appear in Plastic Orchard, Broken Toybox, and in corners of House That Breathes after memory-heavy days.</text:p>
            </text:list-item>
            <text:list-item>
              <text:p text:style-name="P129">More common on Sun–Mon nights (weekstart nostalgia).</text:p>
            </text:list-item>
          </text:list>
        </text:list-item>
        <text:list-item>
          <text:p text:style-name="P129"><text:span text:style-name="Strong_20_Emphasis">Guilt Drips:</text:span></text:p>
          <text:list>
            <text:list-item>
              <text:p text:style-name="P129">Cluster near Hollow Sanctuary, Mirror Stall, and Hall of Forgotten Names; more numerous after Nyx hurts someone and doesn’t apologize.</text:p>
            </text:list-item>
            <text:list-item>
              <text:p text:style-name="P129">They’ll often appear on the <text:span text:style-name="Strong_20_Emphasis">same night</text:span> as the associated Town event.</text:p>
            </text:list-item>
          </text:list>
        </text:list-item>
        <text:list-item>
          <text:p text:style-name="P129"><text:span text:style-name="Strong_20_Emphasis">Hourglass Hands:</text:span></text:p>
          <text:list>
            <text:list-item>
              <text:p text:style-name="P129">Patrol Splintered Walk and Terminal of Unchosen Roads; weeks with many new commitments see them almost every night.</text:p>
            </text:list-item>
            <text:list-item>
              <text:p text:style-name="P129">“Peak hour” is mid-week when Nyx feels most “behind.”</text:p>
            </text:list-item>
          </text:list>
        </text:list-item>
        <text:list-item>
          <text:p text:style-name="P129"><text:span text:style-name="Strong_20_Emphasis">Buzzing Haloes:</text:span></text:p>
          <text:list>
            <text:list-item>
              <text:p text:style-name="P129">Orbit Hollow Sanctuary events and Assembly of Echoes; more present after moral debates, online arguments, or preachy Town conversations.</text:p>
            </text:list-item>
          </text:list>
        </text:list-item>
        <text:list-item>
          <text:p text:style-name="P129"><text:span text:style-name="Strong_20_Emphasis">Panic Elevators:</text:span></text:p>
          <text:list>
            <text:list-item>
              <text:p text:style-name="P129">Randomly spawn connecting rooms in The Endless Complex and other vertical spaces, especially on days Nyx felt trapped physically (crowded bus, small rooms).</text:p>
            </text:list-item>
          </text:list>
        </text:list-item>
        <text:list-item>
          <text:p text:style-name="P129"><text:span text:style-name="Strong_20_Emphasis">Loose Teeth Parade:</text:span></text:p>
          <text:list>
            <text:list-item>
              <text:p text:style-name="P129">March through Dreams after intense appearance/body-image moments; they often show up on nights after beach days, restaurant scenes, or dentist references.</text:p>
            </text:list-item>
          </text:list>
        </text:list-item>
        <text:list-item>
          <text:p text:style-name="P129"><text:span text:style-name="Strong_20_Emphasis">Mirrorfish:</text:span></text:p>
          <text:list>
            <text:list-item>
              <text:p text:style-name="P129">Swim across reflective surfaces of many Dreams (water, windows, glass shards); more dense after Town scenes with mirrors or critical self-talk.</text:p>
            </text:list-item>
          </text:list>
        </text:list-item>
        <text:list-item>
          <text:p text:style-name="P129"><text:span text:style-name="Strong_20_Emphasis">Shardbirds:</text:span></text:p>
          <text:list>
            <text:list-item>
              <text:p text:style-name="P129"><text:soft-page-break/>Flock around Game Over Halls, Projection Hall, busker spaces.</text:p>
            </text:list-item>
            <text:list-item>
              <text:p text:style-name="P129">Their density maps to how many big songs or emotionally charged sounds occurred that day.</text:p>
            </text:list-item>
          </text:list>
        </text:list-item>
      </text:list>
      <text:p text:style-name="Horizontal_20_Line"/>
      <text:h text:style-name="Heading_20_3" text:outline-level="3">D. Non-Combat Dream NPCs</text:h>
      <text:p text:style-name="Text_20_body">These figures obey <text:span text:style-name="Strong_20_Emphasis">symbolic rhythms</text:span> more than clocks.</text:p>
      <text:h text:style-name="Heading_20_4" text:outline-level="4">Archivist Without Eyes</text:h>
      <text:list xml:id="list1949490365093636335" text:style-name="L130">
        <text:list-item>
          <text:p text:style-name="P130"><text:span text:style-name="Strong_20_Emphasis">Where:</text:span> Dream Library core, sometimes side rooms of Static Classroom.</text:p>
        </text:list-item>
        <text:list-item>
          <text:p text:style-name="P130"><text:span text:style-name="Strong_20_Emphasis">When:</text:span></text:p>
          <text:list>
            <text:list-item>
              <text:p text:style-name="P130">Appears on most nights from <text:span text:style-name="Strong_20_Emphasis">Night 2 onward</text:span> during mid or late Dream (approx. 02–04:00).</text:p>
            </text:list-item>
            <text:list-item>
              <text:p text:style-name="P130">More talkative after days with deep introspection (library/therapy scenes).</text:p>
            </text:list-item>
          </text:list>
        </text:list-item>
        <text:list-item>
          <text:p text:style-name="P130"><text:span text:style-name="Strong_20_Emphasis">Pattern:</text:span></text:p>
          <text:list>
            <text:list-item>
              <text:p text:style-name="P130">Tends to show up after major narrative milestones to “file” them.</text:p>
            </text:list-item>
            <text:list-item>
              <text:p text:style-name="P130">Can appear multiple times in one night if Nyx is looping heavily on past decisions.</text:p>
            </text:list-item>
          </text:list>
        </text:list-item>
      </text:list>
      <text:h text:style-name="Heading_20_4" text:outline-level="4">Ticket-Taker of Elsewhere</text:h>
      <text:list xml:id="list4232071889719506625" text:style-name="L131">
        <text:list-item>
          <text:p text:style-name="P131"><text:span text:style-name="Strong_20_Emphasis">Where:</text:span> Platform Between and Terminal of Unchosen Roads.</text:p>
        </text:list-item>
        <text:list-item>
          <text:p text:style-name="P131"><text:span text:style-name="Strong_20_Emphasis">When:</text:span></text:p>
          <text:list>
            <text:list-item>
              <text:p text:style-name="P131">Always appears before a major Dream region transition; not tied to clock so much as <text:span text:style-name="Emphasis">branch points in story structure</text:span>.</text:p>
            </text:list-item>
          </text:list>
        </text:list-item>
        <text:list-item>
          <text:p text:style-name="P131"><text:span text:style-name="Strong_20_Emphasis">Pattern:</text:span></text:p>
          <text:list>
            <text:list-item>
              <text:p text:style-name="P131">More routes offered as the week (and story) progresses and Nyx’s profile diversifies.</text:p>
            </text:list-item>
          </text:list>
        </text:list-item>
      </text:list>
      <text:h text:style-name="Heading_20_4" text:outline-level="4">Janitor Between Rooms</text:h>
      <text:list xml:id="list7933860715191514256" text:style-name="L132">
        <text:list-item>
          <text:p text:style-name="P132"><text:span text:style-name="Strong_20_Emphasis">Where:</text:span> Hallways, stairwells, liminal corners connecting major scenes.</text:p>
        </text:list-item>
        <text:list-item>
          <text:p text:style-name="P132"><text:span text:style-name="Strong_20_Emphasis">When:</text:span></text:p>
          <text:list>
            <text:list-item>
              <text:p text:style-name="P132">Usually found right after intense encounters (elite/boss fights), especially mid-week nights.</text:p>
            </text:list-item>
            <text:list-item>
              <text:p text:style-name="P132">May ignore Nyx on nights where Nyx has over-relied on them recently.</text:p>
            </text:list-item>
          </text:list>
        </text:list-item>
      </text:list>
      <text:h text:style-name="Heading_20_4" text:outline-level="4">Child Made of Static</text:h>
      <text:list xml:id="list788147131685162286" text:style-name="L133">
        <text:list-item>
          <text:p text:style-name="P133"><text:span text:style-name="Strong_20_Emphasis">Where:</text:span> Childhood-flavored zones (Plastic Orchard, Broken Toybox, certain House rooms).</text:p>
        </text:list-item>
        <text:list-item>
          <text:p text:style-name="P133"><text:span text:style-name="Strong_20_Emphasis">When:</text:span></text:p>
          <text:list>
            <text:list-item>
              <text:p text:style-name="P133"><text:soft-page-break/>Appears sporadically, more often on Sun–Mon nights and after scenes with Abby/Kayla.</text:p>
            </text:list-item>
          </text:list>
        </text:list-item>
        <text:list-item>
          <text:p text:style-name="P133"><text:span text:style-name="Strong_20_Emphasis">Pattern:</text:span></text:p>
          <text:list>
            <text:list-item>
              <text:p text:style-name="P133">Skittish: may appear at start of Dream night, in the middle of an encounter, or near the end depending on how Nyx treated younger NPCs that day.</text:p>
            </text:list-item>
          </text:list>
        </text:list-item>
      </text:list>
      <text:h text:style-name="Heading_20_4" text:outline-level="4">Dream Pharmacist</text:h>
      <text:list xml:id="list397695935522862745" text:style-name="L134">
        <text:list-item>
          <text:p text:style-name="P134"><text:span text:style-name="Strong_20_Emphasis">Where:</text:span> Pop-up stalls in Overexposed Aisles, Mirror Stall, or side rooms near Janitor.</text:p>
        </text:list-item>
        <text:list-item>
          <text:p text:style-name="P134"><text:span text:style-name="Strong_20_Emphasis">When:</text:span></text:p>
          <text:list>
            <text:list-item>
              <text:p text:style-name="P134">Tends to appear on nights following heavy substance/meds conversations or visits to the Bar/Nurse Harper.</text:p>
            </text:list-item>
            <text:list-item>
              <text:p text:style-name="P134">Shows early in night for “pre-buff” deals, or late as a desperate “quick fix.”</text:p>
            </text:list-item>
          </text:list>
        </text:list-item>
      </text:list>
      <text:h text:style-name="Heading_20_4" text:outline-level="4">Ferryman of Buslines</text:h>
      <text:list xml:id="list6353460822701730725" text:style-name="L135">
        <text:list-item>
          <text:p text:style-name="P135"><text:span text:style-name="Strong_20_Emphasis">Where:</text:span> Dream buses, Platform Between, the “far end” of Terminal of Unchosen Roads.</text:p>
        </text:list-item>
        <text:list-item>
          <text:p text:style-name="P135"><text:span text:style-name="Strong_20_Emphasis">When:</text:span></text:p>
          <text:list>
            <text:list-item>
              <text:p text:style-name="P135">Appears at the start or end of major story chapters, regardless of day of week.</text:p>
            </text:list-item>
            <text:list-item>
              <text:p text:style-name="P135">Often coincides with real-world major transitions (Nyx deciding something critical in Town earlier that day).</text:p>
            </text:list-item>
          </text:list>
        </text:list-item>
        <text:list-item>
          <text:p text:style-name="P135"><text:span text:style-name="Strong_20_Emphasis">Pattern:</text:span></text:p>
          <text:list>
            <text:list-item>
              <text:p text:style-name="P135">The more routes Nyx has “unlocked” (through choices and Arete diversity), the more complex his preview windows and dialogue become.</text:p>
            </text:list-item>
          </text:list>
        </text:list-item>
      </text:list>
      <text:p text:style-name="Horizontal_20_Line"/>
      <text:p text:style-name="Text_20_body">This gives you:</text:p>
      <text:list xml:id="list2337034078138466337" text:style-name="L136">
        <text:list-item>
          <text:p text:style-name="P136"><text:span text:style-name="Strong_20_Emphasis">Grounded 24h/7d routines</text:span> for all Town NPCs reflecting who they are and where Nyx can plausibly find them.</text:p>
        </text:list-item>
        <text:list-item>
          <text:p text:style-name="P136"><text:span text:style-name="Strong_20_Emphasis">Dream-side “schedules”</text:span> that are intentionally more abstract: they track Nyx’s <text:span text:style-name="Strong_20_Emphasis">sleep, Arete shifts, story nights, and weekly emotional flavor</text:span>, instead of behaving like ordinary daily life, making them harder for Nyx (and the player) to perfectly predict.</text:p>
        </text:list-item>
      </text:list>
      <text:p text:style-name="Standard"/>
      <text:p text:style-name="Text_20_body">Below is a <text:span text:style-name="Strong_20_Emphasis">Dream Bestiary &amp; NPC Roster</text:span> for TSUKIDERE: at least one unique creature/NPC for every Town NPC, all psychedelic, all rooted in Nyx’s fears/traumas. Enemies explicitly note how they scale off <text:span text:style-name="Strong_20_Emphasis">Arete/Personality</text:span>; non-combat Dream NPCs affect those systems without direct combat.</text:p>
      <text:p text:style-name="Text_20_body">I’ll group them by “tier,” but you can rearrange in-story as needed.</text:p>
      <text:p text:style-name="Horizontal_20_Line"/>
      <text:h text:style-name="Heading_20_2" text:outline-level="2">I. Major Archetypal Bosses (5)</text:h>
      <text:p text:style-name="Text_20_body">These are the “domain lords” – each loosely tied to one Arete domain.</text:p>
      <text:p text:style-name="Horizontal_20_Line"><text:soft-page-break/></text:p>
      <text:h text:style-name="Heading_20_3" text:outline-level="3">1. The Flesh Cathedral</text:h>
      <text:p text:style-name="Text_20_body"><text:span text:style-name="Strong_20_Emphasis">Domain:</text:span> Physical (Temperance) – Major Boss<text:line-break/><text:span text:style-name="Strong_20_Emphasis">Concept:</text:span><text:line-break/>A titanic cathedral made of bone and muscle, walking on jointed legs. Stained-glass windows are slices of Nyx’s body at different ages, flexing and sagging. The “organ” is a literal organ, throbbing with each heartbeat sound.</text:p>
      <text:p text:style-name="Text_20_body"><text:span text:style-name="Strong_20_Emphasis">Fear/Trauma Source:</text:span><text:line-break/>Nyx’s fear of their own body betraying them: sickness, weight, self-image, scars, and the sense that their body is a public site of judgement rather than a home.</text:p>
      <text:p text:style-name="Text_20_body"><text:span text:style-name="Strong_20_Emphasis">Scaling &amp; Mechanics:</text:span></text:p>
      <text:list xml:id="list9221219941101159521" text:style-name="L137">
        <text:list-item>
          <text:p text:style-name="P137"><text:span text:style-name="Strong_20_Emphasis">Fear Source:</text:span> Collective fear of illness, obesity, deformity, aging.</text:p>
        </text:list-item>
        <text:list-item>
          <text:p text:style-name="P137"><text:span text:style-name="Strong_20_Emphasis">Strength Scaling:</text:span></text:p>
          <text:list>
            <text:list-item>
              <text:p text:style-name="P137">Stronger when <text:span text:style-name="Strong_20_Emphasis">Physical Arete is low</text:span> (neglect, exhaustion, junk-food habits).</text:p>
            </text:list-item>
            <text:list-item>
              <text:p text:style-name="P137">Gains armor-like blessings when Nyx’s <text:span text:style-name="Strong_20_Emphasis">Conscientiousness</text:span> is high but is used for self-punishment rather than care.</text:p>
            </text:list-item>
          </text:list>
        </text:list-item>
        <text:list-item>
          <text:p text:style-name="P137"><text:span text:style-name="Strong_20_Emphasis">Combat Notes:</text:span></text:p>
          <text:list>
            <text:list-item>
              <text:p text:style-name="P137">High HP, slow but devastating “crash” attacks.</text:p>
            </text:list-item>
            <text:list-item>
              <text:p text:style-name="P137">Attacks: “Organ Hymn” (damage scales with Nyx’s maximum HP), “Self-Disgust Reflection” (inflicts debuffs that lower Nyx’s Physical stats further).</text:p>
            </text:list-item>
          </text:list>
        </text:list-item>
      </text:list>
      <text:p text:style-name="Horizontal_20_Line"/>
      <text:h text:style-name="Heading_20_3" text:outline-level="3">2. The Unfinished Syllabus</text:h>
      <text:p text:style-name="Text_20_body"><text:span text:style-name="Strong_20_Emphasis">Domain:</text:span> Psychological (Mind / Integrity) – Major Boss<text:line-break/><text:span text:style-name="Strong_20_Emphasis">Concept:</text:span><text:line-break/>A swirling vortex of chalkboards, notebooks, and half-erased equations. At its center is a desk with a blank test labeled only “LIFE,” the questions writing themselves as Nyx fights.</text:p>
      <text:p text:style-name="Text_20_body"><text:span text:style-name="Strong_20_Emphasis">Fear/Trauma Source:</text:span><text:line-break/>Nyx’s fear of failure, of not being “smart enough,” of missing some fundamental rule everyone else knows. Perfectionism and imposter syndrome crystallized.</text:p>
      <text:p text:style-name="Text_20_body"><text:span text:style-name="Strong_20_Emphasis">Scaling &amp; Mechanics:</text:span></text:p>
      <text:list xml:id="list7455364486451233495" text:style-name="L190">
        <text:list-item>
          <text:p text:style-name="P138"><text:span text:style-name="Strong_20_Emphasis">Fear Source:</text:span> Collective fear of failure, exams, inadequacy.</text:p>
        </text:list-item>
        <text:list-item>
          <text:p text:style-name="P138"><text:span text:style-name="Strong_20_Emphasis">Strength Scaling:</text:span></text:p>
          <text:list>
            <text:list-item>
              <text:p text:style-name="P138">Stronger when <text:span text:style-name="Strong_20_Emphasis">Psychological Arete is low</text:span> (avoidance of learning, mental fog).</text:p>
            </text:list-item>
            <text:list-item>
              <text:p text:style-name="P138">Also spikes during periods where Nyx heavily invests in <text:span text:style-name="Strong_20_Emphasis">Openness</text:span> but avoids decisive action, creating a gap between insight and execution.</text:p>
            </text:list-item>
          </text:list>
        </text:list-item>
        <text:list-item>
          <text:p text:style-name="P138"><text:span text:style-name="Strong_20_Emphasis">Combat Notes:</text:span></text:p>
          <text:list>
            <text:list-item>
              <text:p text:style-name="P138"><text:soft-page-break/>Uses “Pop Quiz” attacks: forces Nyx into rapid-choice sequences; wrong or hesitant choices deal Emotional damage.</text:p>
            </text:list-item>
            <text:list-item>
              <text:p text:style-name="P138">“Overthinking Loop”: each turn Nyx reconsiders a past choice, spawning illusions that crowd the UI (mechanical debuffs).</text:p>
            </text:list-item>
          </text:list>
        </text:list-item>
      </text:list>
      <text:p text:style-name="Horizontal_20_Line"/>
      <text:h text:style-name="Heading_20_3" text:outline-level="3">3. The Audience of Teeth</text:h>
      <text:p text:style-name="Text_20_body"><text:span text:style-name="Strong_20_Emphasis">Domain:</text:span> Social (Voice / Communication) – Major Boss<text:line-break/><text:span text:style-name="Strong_20_Emphasis">Concept:</text:span><text:line-break/>A circular stadium full of shadowy figures whose only visible features are rows of gleaming, chattering teeth. They murmur, laugh, and whisper Nyx’s secrets. The arena floor is a spotlight that follows Nyx.</text:p>
      <text:p text:style-name="Text_20_body"><text:span text:style-name="Strong_20_Emphasis">Fear/Trauma Source:</text:span><text:line-break/>Nyx’s fear of being judged, mocked, misunderstood; fear of group rejection and social humiliation.</text:p>
      <text:p text:style-name="Text_20_body"><text:span text:style-name="Strong_20_Emphasis">Scaling &amp; Mechanics:</text:span></text:p>
      <text:list xml:id="list2752591125069280415" text:style-name="L191">
        <text:list-item>
          <text:p text:style-name="P139"><text:span text:style-name="Strong_20_Emphasis">Fear Source:</text:span> Collective fear of public speaking, ridicule, online dogpiling.</text:p>
        </text:list-item>
        <text:list-item>
          <text:p text:style-name="P139"><text:span text:style-name="Strong_20_Emphasis">Strength Scaling:</text:span></text:p>
          <text:list>
            <text:list-item>
              <text:p text:style-name="P139">Stronger when <text:span text:style-name="Strong_20_Emphasis">Social Arete is low</text:span> (withdrawal, broken promises, ghosted friends).</text:p>
            </text:list-item>
            <text:list-item>
              <text:p text:style-name="P139">Grows louder and more invasive if Nyx’s <text:span text:style-name="Strong_20_Emphasis">Extraversion</text:span> is low but they’re forced into high-exposure scenes.</text:p>
            </text:list-item>
          </text:list>
        </text:list-item>
        <text:list-item>
          <text:p text:style-name="P139"><text:span text:style-name="Strong_20_Emphasis">Combat Notes:</text:span></text:p>
          <text:list>
            <text:list-item>
              <text:p text:style-name="P139">“Laughter Spike”: damage and chance to inflict a debuff that locks certain dialogue/combat options (Nyx can’t bring themselves to say/do them).</text:p>
            </text:list-item>
            <text:list-item>
              <text:p text:style-name="P139">“Viral Whisper”: echoes of past Town choices get thrown back; if Nyx has many socially harmful actions logged, damage increases.</text:p>
            </text:list-item>
          </text:list>
        </text:list-item>
      </text:list>
      <text:p text:style-name="Horizontal_20_Line"/>
      <text:h text:style-name="Heading_20_3" text:outline-level="3">4. The Flooded Heart</text:h>
      <text:p text:style-name="Text_20_body"><text:span text:style-name="Strong_20_Emphasis">Domain:</text:span> Emotional (Humanity) – Major Boss<text:line-break/><text:span text:style-name="Strong_20_Emphasis">Concept:</text:span><text:line-break/>A giant translucent heart hovering over an endless flooded room. Water inside it rises and falls with Nyx’s feelings; sometimes it overflows, flooding the battlefield with waves colored by different emotions.</text:p>
      <text:p text:style-name="Text_20_body"><text:span text:style-name="Strong_20_Emphasis">Fear/Trauma Source:</text:span><text:line-break/>Nyx’s fear of their own emotions being “too much” or “dangerous” – fear of breakdown, panic, being a burden, or feeling nothing at all.</text:p>
      <text:p text:style-name="Text_20_body"><text:span text:style-name="Strong_20_Emphasis">Scaling &amp; Mechanics:</text:span></text:p>
      <text:list xml:id="list1196224473976865269" text:style-name="L192">
        <text:list-item>
          <text:p text:style-name="P140"><text:span text:style-name="Strong_20_Emphasis">Fear Source:</text:span> Collective fear of emotional instability, heartbreak, breakdowns.</text:p>
        </text:list-item>
        <text:list-item>
          <text:p text:style-name="P140"><text:span text:style-name="Strong_20_Emphasis">Strength Scaling:</text:span></text:p>
          <text:list>
            <text:list-item>
              <text:p text:style-name="P140"><text:soft-page-break/>Stronger when <text:span text:style-name="Strong_20_Emphasis">Emotional Arete is low</text:span> (repression, cruelty, numbness).</text:p>
            </text:list-item>
            <text:list-item>
              <text:p text:style-name="P140">Also surges when <text:span text:style-name="Strong_20_Emphasis">Neuroticism</text:span> (instability) is high and Emotional Arete is oscillating wildly.</text:p>
            </text:list-item>
          </text:list>
        </text:list-item>
        <text:list-item>
          <text:p text:style-name="P140"><text:span text:style-name="Strong_20_Emphasis">Combat Notes:</text:span></text:p>
          <text:list>
            <text:list-item>
              <text:p text:style-name="P140">“Panic Tide”: damage increases based on the number of emotionally charged events in Nyx’s narrative log.</text:p>
            </text:list-item>
            <text:list-item>
              <text:p text:style-name="P140">“Emotional Freeze”: if Nyx has repeatedly chosen emotionally avoidant options, the Flooded Heart can lock Nyx’s “comfort/reach out” actions.</text:p>
            </text:list-item>
          </text:list>
        </text:list-item>
      </text:list>
      <text:p text:style-name="Horizontal_20_Line"/>
      <text:h text:style-name="Heading_20_3" text:outline-level="3">5. The Silent Horizon</text:h>
      <text:p text:style-name="Text_20_body"><text:span text:style-name="Strong_20_Emphasis">Domain:</text:span> Spiritual (Awareness) – Major Boss<text:line-break/><text:span text:style-name="Strong_20_Emphasis">Concept:</text:span><text:line-break/>An infinite, flat landscape with an unblinking, circular “sun” that emits no warmth and no sound. The boss is not a creature but the growing realization that the horizon might never change.</text:p>
      <text:p text:style-name="Text_20_body"><text:span text:style-name="Strong_20_Emphasis">Fear/Trauma Source:</text:span><text:line-break/>Nyx’s fear of meaninglessness, of the future being blank and pointless; existential dread, nihilism.</text:p>
      <text:p text:style-name="Text_20_body"><text:span text:style-name="Strong_20_Emphasis">Scaling &amp; Mechanics:</text:span></text:p>
      <text:list xml:id="list4978529872452973650" text:style-name="L193">
        <text:list-item>
          <text:p text:style-name="P141"><text:span text:style-name="Strong_20_Emphasis">Fear Source:</text:span> Collective dread of death, purposelessness, cosmic indifference.</text:p>
        </text:list-item>
        <text:list-item>
          <text:p text:style-name="P141"><text:span text:style-name="Strong_20_Emphasis">Strength Scaling:</text:span></text:p>
          <text:list>
            <text:list-item>
              <text:p text:style-name="P141">Stronger when <text:span text:style-name="Strong_20_Emphasis">Spiritual Arete is low</text:span> (apathy, cynicism).</text:p>
            </text:list-item>
            <text:list-item>
              <text:p text:style-name="P141">Amplified by high <text:span text:style-name="Strong_20_Emphasis">Neuroticism</text:span> and low <text:span text:style-name="Strong_20_Emphasis">Agreeableness</text:span> (hostile, hopeless worldview).</text:p>
            </text:list-item>
          </text:list>
        </text:list-item>
        <text:list-item>
          <text:p text:style-name="P141"><text:span text:style-name="Strong_20_Emphasis">Combat Notes:</text:span></text:p>
          <text:list>
            <text:list-item>
              <text:p text:style-name="P141">“Static Sky”: halves recovery from healing actions, making all effort feel weaker.</text:p>
            </text:list-item>
            <text:list-item>
              <text:p text:style-name="P141">“Pointless March”: each turn it adds “Fatigue” stacks proportional to how often Nyx chose purely avoidant or nihilistic routes in the narrative log.</text:p>
            </text:list-item>
          </text:list>
        </text:list-item>
      </text:list>
      <text:p text:style-name="Horizontal_20_Line"/>
      <text:h text:style-name="Heading_20_2" text:outline-level="2">II. Secondary Bosses &amp; Elite Nightmares (10)</text:h>
      <text:p text:style-name="Text_20_body">Two per domain, each tied to more specific fears.</text:p>
      <text:p text:style-name="Horizontal_20_Line"/>
      <text:h text:style-name="Heading_20_3" text:outline-level="3">6. Stainwalker</text:h>
      <text:p text:style-name="Text_20_body"><text:span text:style-name="Strong_20_Emphasis">Domain:</text:span> Physical – Elite<text:line-break/><text:span text:style-name="Strong_20_Emphasis">Concept:</text:span><text:line-break/>A humanoid figure made of spilled drinks, sweat stains, and food smears. It leaves footprints of grease that spread across the floor and up walls.</text:p>
      <text:p text:style-name="Text_20_body"><text:soft-page-break/><text:span text:style-name="Strong_20_Emphasis">Fear/Trauma:</text:span><text:line-break/>Fear of being “gross,” unclean, visibly flawed; bodily shame and mess.</text:p>
      <text:p text:style-name="Text_20_body"><text:span text:style-name="Strong_20_Emphasis">Scaling:</text:span></text:p>
      <text:list xml:id="list2105348211979719055" text:style-name="L194">
        <text:list-item>
          <text:p text:style-name="P142">Stronger when Nyx repeatedly chooses junk-food/self-neglect options.</text:p>
        </text:list-item>
        <text:list-item>
          <text:p text:style-name="P142">Gains dodge/evasion when Physical Arete is low and Nyx’s Conscientiousness is high (Nyx is hyper-aware of their flaws).</text:p>
        </text:list-item>
      </text:list>
      <text:p text:style-name="Text_20_body"><text:span text:style-name="Strong_20_Emphasis">Combat:</text:span></text:p>
      <text:list xml:id="list994785043703747056" text:style-name="L195">
        <text:list-item>
          <text:p text:style-name="P143">Slips around attacks, leaves lingering hazard zones that debuff Physical stats and speed.</text:p>
        </text:list-item>
      </text:list>
      <text:p text:style-name="Horizontal_20_Line"/>
      <text:h text:style-name="Heading_20_3" text:outline-level="3">7. Needle Carousel</text:h>
      <text:p text:style-name="Text_20_body"><text:span text:style-name="Strong_20_Emphasis">Domain:</text:span> Physical – Elite<text:line-break/><text:span text:style-name="Strong_20_Emphasis">Concept:</text:span><text:line-break/>A spinning carousel of hypodermic needles and medical tools, with horse-shaped silhouettes dangling from IV lines.</text:p>
      <text:p text:style-name="Text_20_body"><text:span text:style-name="Strong_20_Emphasis">Fear/Trauma:</text:span><text:line-break/>Fear of medical procedures, hospitals, needles; fear of being “repaired” or forced into treatment.</text:p>
      <text:p text:style-name="Text_20_body"><text:span text:style-name="Strong_20_Emphasis">Scaling:</text:span></text:p>
      <text:list xml:id="list3397292304284222678" text:style-name="L196">
        <text:list-item>
          <text:p text:style-name="P144">Stronger when Nyx has avoided medical help or ignored Physical warnings/events.</text:p>
        </text:list-item>
        <text:list-item>
          <text:p text:style-name="P144">Gains extra turns when fear-of-injury scenes have piled up in narrative_log.</text:p>
        </text:list-item>
      </text:list>
      <text:p text:style-name="Text_20_body"><text:span text:style-name="Strong_20_Emphasis">Combat:</text:span></text:p>
      <text:list xml:id="list141627157862288601" text:style-name="L197">
        <text:list-item>
          <text:p text:style-name="P145">Inflicts “Puncture” (slow HP drain) and can temporarily lower maximum HP to mirror wasted health opportunities.</text:p>
        </text:list-item>
      </text:list>
      <text:p text:style-name="Horizontal_20_Line"/>
      <text:h text:style-name="Heading_20_3" text:outline-level="3">8. The Static Classroom</text:h>
      <text:p text:style-name="Text_20_body"><text:span text:style-name="Strong_20_Emphasis">Domain:</text:span> Psychological – Elite<text:line-break/><text:span text:style-name="Strong_20_Emphasis">Concept:</text:span><text:line-break/>A classroom frozen mid-lesson; students are TV-headed silhouettes showing static; the teacher is a chalk outline that writes itself.</text:p>
      <text:p text:style-name="Text_20_body"><text:span text:style-name="Strong_20_Emphasis">Fear/Trauma:</text:span><text:line-break/>Fear of being called on, of freezing under scrutiny; academic humiliation and being “the only one who doesn’t get it.”</text:p>
      <text:p text:style-name="Text_20_body"><text:span text:style-name="Strong_20_Emphasis">Scaling:</text:span></text:p>
      <text:list xml:id="list2242953508863702294" text:style-name="L198">
        <text:list-item>
          <text:p text:style-name="P146">Stronger when Nyx avoided learning opportunities or mocked themselves as “stupid” in Town.</text:p>
        </text:list-item>
        <text:list-item>
          <text:p text:style-name="P146">Amplified by low Openness and low Psychological Arete together.</text:p>
        </text:list-item>
      </text:list>
      <text:p text:style-name="Text_20_body"><text:span text:style-name="Strong_20_Emphasis">Combat:</text:span></text:p>
      <text:list xml:id="list820969011714938869" text:style-name="L199">
        <text:list-item>
          <text:p text:style-name="P147">Uses “Pop Quiz Barrage”: multiple small checks that, if failed, cumulatively raise damage dealt <text:soft-page-break/>in a later “Final Exam” move.</text:p>
        </text:list-item>
      </text:list>
      <text:p text:style-name="Horizontal_20_Line"/>
      <text:h text:style-name="Heading_20_3" text:outline-level="3">9. The Browser of Tabs</text:h>
      <text:p text:style-name="Text_20_body"><text:span text:style-name="Strong_20_Emphasis">Domain:</text:span> Psychological – Elite<text:line-break/><text:span text:style-name="Strong_20_Emphasis">Concept:</text:span><text:line-break/>A cloud of overlapping browser windows and phone screens orbiting a central hollow “user icon.” Tabs stay open forever.</text:p>
      <text:p text:style-name="Text_20_body"><text:span text:style-name="Strong_20_Emphasis">Fear/Trauma:</text:span><text:line-break/>Fear of never finishing anything, fragmented attention, doomscrolling, and endless comparison.</text:p>
      <text:p text:style-name="Text_20_body"><text:span text:style-name="Strong_20_Emphasis">Scaling:</text:span></text:p>
      <text:list xml:id="list7892313095095304603" text:style-name="L200">
        <text:list-item>
          <text:p text:style-name="P148">Stronger the more side quests / tasks Nyx has started but not finished.</text:p>
        </text:list-item>
        <text:list-item>
          <text:p text:style-name="P148">Grows new “tabs” (minions) for each major unresolved story thread.</text:p>
        </text:list-item>
      </text:list>
      <text:p text:style-name="Text_20_body"><text:span text:style-name="Strong_20_Emphasis">Combat:</text:span></text:p>
      <text:list xml:id="list9007483250618136429" text:style-name="L201">
        <text:list-item>
          <text:p text:style-name="P149">Summons minor “Notification Pings” that distract, forcing Nyx into sub-choice prompts mid-combat.</text:p>
        </text:list-item>
        <text:list-item>
          <text:p text:style-name="P149">“Overload Crash” deals damage proportional to number of active tabs.</text:p>
        </text:list-item>
      </text:list>
      <text:p text:style-name="Horizontal_20_Line"/>
      <text:h text:style-name="Heading_20_3" text:outline-level="3">10. The Laughtrack</text:h>
      <text:p text:style-name="Text_20_body"><text:span text:style-name="Strong_20_Emphasis">Domain:</text:span> Social – Elite<text:line-break/><text:span text:style-name="Strong_20_Emphasis">Concept:</text:span><text:line-break/>A disembodied laugh track speaker that follows Nyx, with invisible audience chairs that creak and shuffle.</text:p>
      <text:p text:style-name="Text_20_body"><text:span text:style-name="Strong_20_Emphasis">Fear/Trauma:</text:span><text:line-break/>Fear of being made fun of, of every word being judged as cringe; fear of trying to be funny and failing.</text:p>
      <text:p text:style-name="Text_20_body"><text:span text:style-name="Strong_20_Emphasis">Scaling:</text:span></text:p>
      <text:list xml:id="list4343345065169765828" text:style-name="L202">
        <text:list-item>
          <text:p text:style-name="P150">Stronger when Nyx made many self-deprecating Social choices for approval.</text:p>
        </text:list-item>
        <text:list-item>
          <text:p text:style-name="P150">Gains power when Social Arete is mid (you <text:span text:style-name="Emphasis">try</text:span> socially but feel it’s failing).</text:p>
        </text:list-item>
      </text:list>
      <text:p text:style-name="Text_20_body"><text:span text:style-name="Strong_20_Emphasis">Combat:</text:span></text:p>
      <text:list xml:id="list1528721560413236812" text:style-name="L203">
        <text:list-item>
          <text:p text:style-name="P151">Periodically “replays” old dialogue of Nyx out of context to boost damage.</text:p>
        </text:list-item>
        <text:list-item>
          <text:p text:style-name="P151">Attacks can “tag” specific past NPC scenes, temporarily blocking re-engagement in Town until cleansed.</text:p>
        </text:list-item>
      </text:list>
      <text:p text:style-name="Horizontal_20_Line"/>
      <text:h text:style-name="Heading_20_3" text:outline-level="3">11. The Perfect Group Photo</text:h>
      <text:p text:style-name="Text_20_body"><text:span text:style-name="Strong_20_Emphasis">Domain:</text:span> Social – Elite<text:line-break/><text:soft-page-break/><text:span text:style-name="Strong_20_Emphasis">Concept:</text:span><text:line-break/>A swirling flock of glossy, smiling polaroids with Nyx either cut out, blurred, or replaced by someone else.</text:p>
      <text:p text:style-name="Text_20_body"><text:span text:style-name="Strong_20_Emphasis">Fear/Trauma:</text:span><text:line-break/>Fear of being replaced, not belonging, being the one who takes the photo instead of being in it.</text:p>
      <text:p text:style-name="Text_20_body"><text:span text:style-name="Strong_20_Emphasis">Scaling:</text:span></text:p>
      <text:list xml:id="list3587969268683251348" text:style-name="L204">
        <text:list-item>
          <text:p text:style-name="P152">Stronger if Nyx repeatedly declines group invitations / events.</text:p>
        </text:list-item>
        <text:list-item>
          <text:p text:style-name="P152">Gains shields when Nyx’s Extraversion is very low and Social Arete also low.</text:p>
        </text:list-item>
      </text:list>
      <text:p text:style-name="Text_20_body"><text:span text:style-name="Strong_20_Emphasis">Combat:</text:span></text:p>
      <text:list xml:id="list3161301534628758909" text:style-name="L205">
        <text:list-item>
          <text:p text:style-name="P153">“Crop Out”: temporarily removes one of Nyx’s options (a friend, a coping skill) from the menu to simulate exclusion.</text:p>
        </text:list-item>
      </text:list>
      <text:p text:style-name="Horizontal_20_Line"/>
      <text:h text:style-name="Heading_20_3" text:outline-level="3">12. Bedframe Siren</text:h>
      <text:p text:style-name="Text_20_body"><text:span text:style-name="Strong_20_Emphasis">Domain:</text:span> Emotional – Elite<text:line-break/><text:span text:style-name="Strong_20_Emphasis">Concept:</text:span><text:line-break/>A bedframe that floats in darkness, singing lullabies that become critical monologues. Sheets curl like tentacles.</text:p>
      <text:p text:style-name="Text_20_body"><text:span text:style-name="Strong_20_Emphasis">Fear/Trauma:</text:span><text:line-break/>Fear of being alone at night with intrusive thoughts; insomnia, self-criticism in the dark.</text:p>
      <text:p text:style-name="Text_20_body"><text:span text:style-name="Strong_20_Emphasis">Scaling:</text:span></text:p>
      <text:list xml:id="list680628333925326384" text:style-name="L206">
        <text:list-item>
          <text:p text:style-name="P154">Stronger during in-game arcs where Nyx’s Emotional Arete has large swings (high highs, low lows).</text:p>
        </text:list-item>
        <text:list-item>
          <text:p text:style-name="P154">Gains extra damage if “late-night doomscrolling” or “staring at ceiling” events are frequent.</text:p>
        </text:list-item>
      </text:list>
      <text:p text:style-name="Text_20_body"><text:span text:style-name="Strong_20_Emphasis">Combat:</text:span></text:p>
      <text:list xml:id="list6598504211638536892" text:style-name="L207">
        <text:list-item>
          <text:p text:style-name="P155">“Insomnia Wave”: extends the duration of negative status effects.</text:p>
        </text:list-item>
        <text:list-item>
          <text:p text:style-name="P155">“Lullaby of Regret”: replays times Nyx hurt others, dealing Emotional damage.</text:p>
        </text:list-item>
      </text:list>
      <text:p text:style-name="Horizontal_20_Line"/>
      <text:h text:style-name="Heading_20_3" text:outline-level="3">13. The Glass Cradle</text:h>
      <text:p text:style-name="Text_20_body"><text:span text:style-name="Strong_20_Emphasis">Domain:</text:span> Emotional – Elite<text:line-break/><text:span text:style-name="Strong_20_Emphasis">Concept:</text:span><text:line-break/>A transparent cradle hanging over a void. It rocks violently when Nyx approaches; reflections show Nyx as a crying infant, an adult, or nothing at all.</text:p>
      <text:p text:style-name="Text_20_body"><text:span text:style-name="Strong_20_Emphasis">Fear/Trauma:</text:span><text:line-break/>Fear of being unlovable, of never having been properly cared for; fear that their vulnerability is “too late.”</text:p>
      <text:p text:style-name="Text_20_body"><text:span text:style-name="Strong_20_Emphasis">Scaling:</text:span></text:p>
      <text:list xml:id="list375455357253953852" text:style-name="L208">
        <text:list-item>
          <text:p text:style-name="P156"><text:soft-page-break/>Stronger when Nyx has consistently rejected comfort or help from Town NPCs.</text:p>
        </text:list-item>
        <text:list-item>
          <text:p text:style-name="P156">Powered further by low Emotional Arete and high Avoidance temperament.</text:p>
        </text:list-item>
      </text:list>
      <text:p text:style-name="Text_20_body"><text:span text:style-name="Strong_20_Emphasis">Combat:</text:span></text:p>
      <text:list xml:id="list8991746731239603495" text:style-name="L209">
        <text:list-item>
          <text:p text:style-name="P157">“Shatter Scream”: damage that scales with count of healing opportunities Nyx refused earlier.</text:p>
        </text:list-item>
        <text:list-item>
          <text:p text:style-name="P157">May force Nyx to choose between self-protection and comforting a phantom child self mid-fight.</text:p>
        </text:list-item>
      </text:list>
      <text:p text:style-name="Horizontal_20_Line"/>
      <text:h text:style-name="Heading_20_3" text:outline-level="3">14. The Pending Notification</text:h>
      <text:p text:style-name="Text_20_body"><text:span text:style-name="Strong_20_Emphasis">Domain:</text:span> Spiritual – Elite<text:line-break/><text:span text:style-name="Strong_20_Emphasis">Concept:</text:span><text:line-break/>A giant smartphone bell icon hovering in darkness, blinking but never actually showing the message. All sounds are vibrations.</text:p>
      <text:p text:style-name="Text_20_body"><text:span text:style-name="Strong_20_Emphasis">Fear/Trauma:</text:span><text:line-break/>Anxious anticipation, fear that some catastrophic news is waiting; dread of unseen judgment or responsibility.</text:p>
      <text:p text:style-name="Text_20_body"><text:span text:style-name="Strong_20_Emphasis">Scaling:</text:span></text:p>
      <text:list xml:id="list794260003232451875" text:style-name="L210">
        <text:list-item>
          <text:p text:style-name="P158">Stronger when Nyx leaves many messages unanswered, or many responsibilities unresolved.</text:p>
        </text:list-item>
        <text:list-item>
          <text:p text:style-name="P158">Tied to Neuroticism: higher emotional reactivity makes it hit harder.</text:p>
        </text:list-item>
      </text:list>
      <text:p text:style-name="Text_20_body"><text:span text:style-name="Strong_20_Emphasis">Combat:</text:span></text:p>
      <text:list xml:id="list6030526974995567999" text:style-name="L211">
        <text:list-item>
          <text:p text:style-name="P159">“Unread Message”: each turn adds a stack of dread that explodes after several turns if not addressed via special “Check” actions.</text:p>
        </text:list-item>
        <text:list-item>
          <text:p text:style-name="P159">If Nyx has ghosted multiple Town NPCs, extra unseen messages increase damage.</text:p>
        </text:list-item>
      </text:list>
      <text:p text:style-name="Horizontal_20_Line"/>
      <text:h text:style-name="Heading_20_3" text:outline-level="3">15. The Empty Altar</text:h>
      <text:p text:style-name="Text_20_body"><text:span text:style-name="Strong_20_Emphasis">Domain:</text:span> Spiritual – Elite<text:line-break/><text:span text:style-name="Strong_20_Emphasis">Concept:</text:span><text:line-break/>A huge stone altar with offerings from many cultures, but no deity, no focal point. Candles burn sideways.</text:p>
      <text:p text:style-name="Text_20_body"><text:span text:style-name="Strong_20_Emphasis">Fear/Trauma:</text:span><text:line-break/>Fear that nothing will answer, that rituals and promises are hollow; fear that no value system truly fits.</text:p>
      <text:p text:style-name="Text_20_body"><text:span text:style-name="Strong_20_Emphasis">Scaling:</text:span></text:p>
      <text:list xml:id="list400079125832087112" text:style-name="L212">
        <text:list-item>
          <text:p text:style-name="P160">Stronger when Nyx’s Spiritual Arete is mid but conflicted (lots of searching, little commitment).</text:p>
        </text:list-item>
        <text:list-item>
          <text:p text:style-name="P160">Draws power from conflicting moral/emotional choices in the narrative log.</text:p>
        </text:list-item>
      </text:list>
      <text:p text:style-name="Text_20_body"><text:span text:style-name="Strong_20_Emphasis">Combat:</text:span></text:p>
      <text:list xml:id="list550782464295415250" text:style-name="L213">
        <text:list-item>
          <text:p text:style-name="P161">“False Idol”: offers Nyx a tempting but morally skewed “quick fix” action; accepting buffs in <text:soft-page-break/>short term, but damages Spiritual Arete.</text:p>
        </text:list-item>
        <text:list-item>
          <text:p text:style-name="P161">“Broken Vow”: punishes hypocrisy (e.g., saying “I’ll be there” then not showing up) with increased damage.</text:p>
        </text:list-item>
      </text:list>
      <text:p text:style-name="Horizontal_20_Line"/>
      <text:h text:style-name="Heading_20_2" text:outline-level="2">III. Standard Nightmares &amp; Mob Encounters (10)</text:h>
      <text:p text:style-name="Text_20_body">Recurring enemies; some might swarm, some appear in many regions.</text:p>
      <text:p text:style-name="Horizontal_20_Line"/>
      <text:h text:style-name="Heading_20_3" text:outline-level="3">16. Paper Mouths</text:h>
      <text:p text:style-name="Text_20_body"><text:span text:style-name="Strong_20_Emphasis">Domain:</text:span> Social / Emotional – Mob<text:line-break/><text:span text:style-name="Strong_20_Emphasis">Concept:</text:span><text:line-break/>Sheets of paper folded into 2D mouths that float and chatter rumors; they stick onto Nyx’s body and repeat accusations.</text:p>
      <text:p text:style-name="Text_20_body"><text:span text:style-name="Strong_20_Emphasis">Fear/Trauma:</text:span><text:line-break/>Fear of gossip, of words sticking forever.</text:p>
      <text:p text:style-name="Text_20_body"><text:span text:style-name="Strong_20_Emphasis">Scaling:</text:span></text:p>
      <text:list xml:id="list3851821583069959377" text:style-name="L214">
        <text:list-item>
          <text:p text:style-name="P162">Stronger as Social Arete declines and Nyx has more socially harmful choices logged.</text:p>
        </text:list-item>
        <text:list-item>
          <text:p text:style-name="P162">More numerous when The Audience of Teeth has already been encountered.</text:p>
        </text:list-item>
      </text:list>
      <text:p text:style-name="Text_20_body"><text:span text:style-name="Strong_20_Emphasis">Combat:</text:span></text:p>
      <text:list xml:id="list6119171165743426804" text:style-name="L215">
        <text:list-item>
          <text:p text:style-name="P163">Low HP, swarm behavior; each successful attack reduces Social Arete slightly and temporarily mutes a type of dialogue option.</text:p>
        </text:list-item>
      </text:list>
      <text:p text:style-name="Horizontal_20_Line"/>
      <text:h text:style-name="Heading_20_3" text:outline-level="3">17. Anxiety Gnats</text:h>
      <text:p text:style-name="Text_20_body"><text:span text:style-name="Strong_20_Emphasis">Domain:</text:span> Emotional – Mob<text:line-break/><text:span text:style-name="Strong_20_Emphasis">Concept:</text:span><text:line-break/>Tiny flickering gnats of static that buzz around Nyx’s head, leaving phantom sensations.</text:p>
      <text:p text:style-name="Text_20_body"><text:span text:style-name="Strong_20_Emphasis">Fear/Trauma:</text:span><text:line-break/>Chronic low-level anxiety, intrusive micro-thoughts.</text:p>
      <text:p text:style-name="Text_20_body"><text:span text:style-name="Strong_20_Emphasis">Scaling:</text:span></text:p>
      <text:list xml:id="list4551482016048174407" text:style-name="L216">
        <text:list-item>
          <text:p text:style-name="P164">Spawn more and hit harder when Neuroticism is high and Emotional Arete is mid-to-low.</text:p>
        </text:list-item>
        <text:list-item>
          <text:p text:style-name="P164">The more unresolved events in narrative_log, the more they spawn.</text:p>
        </text:list-item>
      </text:list>
      <text:p text:style-name="Text_20_body"><text:span text:style-name="Strong_20_Emphasis">Combat:</text:span></text:p>
      <text:list xml:id="list2347580785955148633" text:style-name="L217">
        <text:list-item>
          <text:p text:style-name="P165">Each hit adds a small stack of “Noise” that makes choice text jitter or flicker.</text:p>
        </text:list-item>
        <text:list-item>
          <text:p text:style-name="P165">Individually weak but additive.</text:p>
        </text:list-item>
      </text:list>
      <text:p text:style-name="Horizontal_20_Line"/>
      <text:h text:style-name="Heading_20_3" text:outline-level="3"><text:soft-page-break/>18. Echo Pets</text:h>
      <text:p text:style-name="Text_20_body"><text:span text:style-name="Strong_20_Emphasis">Domain:</text:span> Emotional / Spiritual – Mob<text:line-break/><text:span text:style-name="Strong_20_Emphasis">Concept:</text:span><text:line-break/>Small animal-like shapes made of echoing outlines; they mimic Nyx’s past pets, plushies, or imaginary friends, but glitch.</text:p>
      <text:p text:style-name="Text_20_body"><text:span text:style-name="Strong_20_Emphasis">Fear/Trauma:</text:span><text:line-break/>Loss of comfort objects, dead pets, outgrowing sources of safety.</text:p>
      <text:p text:style-name="Text_20_body"><text:span text:style-name="Strong_20_Emphasis">Scaling:</text:span></text:p>
      <text:list xml:id="list2869365538201698285" text:style-name="L218">
        <text:list-item>
          <text:p text:style-name="P166">More dangerous when Nyx repeatedly refuses comfort in Town.</text:p>
        </text:list-item>
        <text:list-item>
          <text:p text:style-name="P166">Emotional Harmony can pacify them instead of fighting.</text:p>
        </text:list-item>
      </text:list>
      <text:p text:style-name="Text_20_body"><text:span text:style-name="Strong_20_Emphasis">Combat:</text:span></text:p>
      <text:list xml:id="list6359445579036994297" text:style-name="L219">
        <text:list-item>
          <text:p text:style-name="P167">Can be “petted” (non-violent resolution) if Emotional Arete is high; otherwise they bite, inflicting nostalgic pain.</text:p>
        </text:list-item>
      </text:list>
      <text:p text:style-name="Horizontal_20_Line"/>
      <text:h text:style-name="Heading_20_3" text:outline-level="3">19. Guilt Drips</text:h>
      <text:p text:style-name="Text_20_body"><text:span text:style-name="Strong_20_Emphasis">Domain:</text:span> Spiritual / Emotional – Mob<text:line-break/><text:span text:style-name="Strong_20_Emphasis">Concept:</text:span><text:line-break/>Thick black drops that fall from nowhere, forming humanoid puddles that cling to Nyx’s ankles.</text:p>
      <text:p text:style-name="Text_20_body"><text:span text:style-name="Strong_20_Emphasis">Fear/Trauma:</text:span><text:line-break/>Moral and interpersonal guilt; fear that “it’s all my fault.”</text:p>
      <text:p text:style-name="Text_20_body"><text:span text:style-name="Strong_20_Emphasis">Scaling:</text:span></text:p>
      <text:list xml:id="list6473309503767604450" text:style-name="L220">
        <text:list-item>
          <text:p text:style-name="P168">Strength based on the number of narrative_log entries flagged as “harmful to others.”</text:p>
        </text:list-item>
        <text:list-item>
          <text:p text:style-name="P168">More clingy when Spiritual Arete is low and Nyx has refused attempts at reconciliation.</text:p>
        </text:list-item>
      </text:list>
      <text:p text:style-name="Text_20_body"><text:span text:style-name="Strong_20_Emphasis">Combat:</text:span></text:p>
      <text:list xml:id="list6669523579737157299" text:style-name="L221">
        <text:list-item>
          <text:p text:style-name="P169">Slow Nyx’s actions, can tether Nyx in place unless they confront specific past choices.</text:p>
        </text:list-item>
      </text:list>
      <text:p text:style-name="Horizontal_20_Line"/>
      <text:h text:style-name="Heading_20_3" text:outline-level="3">20. Hourglass Hands</text:h>
      <text:p text:style-name="Text_20_body"><text:span text:style-name="Strong_20_Emphasis">Domain:</text:span> Psychological / Spiritual – Mob<text:line-break/><text:span text:style-name="Strong_20_Emphasis">Concept:</text:span><text:line-break/>Pairs of skeletal hands holding tiny hourglasses, floating like jellyfish.</text:p>
      <text:p text:style-name="Text_20_body"><text:span text:style-name="Strong_20_Emphasis">Fear/Trauma:</text:span><text:line-break/>Fear of running out of time; feeling “behind.”</text:p>
      <text:p text:style-name="Text_20_body"><text:span text:style-name="Strong_20_Emphasis">Scaling:</text:span></text:p>
      <text:list xml:id="list2722712341668795981" text:style-name="L222">
        <text:list-item>
          <text:p text:style-name="P170">Stronger when Nyx is in later story chapters with many unresolved personal goals.</text:p>
        </text:list-item>
        <text:list-item>
          <text:p text:style-name="P170">Big Five: high Conscientiousness plus low Spiritual Arete boosts their power (effort without <text:soft-page-break/>meaning).</text:p>
        </text:list-item>
      </text:list>
      <text:p text:style-name="Text_20_body"><text:span text:style-name="Strong_20_Emphasis">Combat:</text:span></text:p>
      <text:list xml:id="list730170692943698126" text:style-name="L223">
        <text:list-item>
          <text:p text:style-name="P171">Use “Deadline Rush”: accelerate enemy turn frequency; occasionally steal a future action from Nyx.</text:p>
        </text:list-item>
      </text:list>
      <text:p text:style-name="Horizontal_20_Line"/>
      <text:h text:style-name="Heading_20_3" text:outline-level="3">21. Buzzing Haloes</text:h>
      <text:p text:style-name="Text_20_body"><text:span text:style-name="Strong_20_Emphasis">Domain:</text:span> Spiritual / Social – Mob<text:line-break/><text:span text:style-name="Strong_20_Emphasis">Concept:</text:span><text:line-break/>Glowing ring-shapes that orbit above unseen heads; each ring hums at a different anxious pitch.</text:p>
      <text:p text:style-name="Text_20_body"><text:span text:style-name="Strong_20_Emphasis">Fear/Trauma:</text:span><text:line-break/>Fear of being judged morally by unseen standards; social media “moral halo” panic.</text:p>
      <text:p text:style-name="Text_20_body"><text:span text:style-name="Strong_20_Emphasis">Scaling:</text:span></text:p>
      <text:list xml:id="list5580987993350351860" text:style-name="L224">
        <text:list-item>
          <text:p text:style-name="P172">Stronger when Nyx engages in lots of moralizing dialogue but behaves inconsistently.</text:p>
        </text:list-item>
        <text:list-item>
          <text:p text:style-name="P172">Increased spawn if big Spiritual and Social swings in Arete log.</text:p>
        </text:list-item>
      </text:list>
      <text:p text:style-name="Text_20_body"><text:span text:style-name="Strong_20_Emphasis">Combat:</text:span></text:p>
      <text:list xml:id="list4322520128787855223" text:style-name="L225">
        <text:list-item>
          <text:p text:style-name="P173">Cast “Hypocrisy Echo”: highlights inconsistent past choices and debuffs Spiritual stats.</text:p>
        </text:list-item>
      </text:list>
      <text:p text:style-name="Horizontal_20_Line"/>
      <text:h text:style-name="Heading_20_3" text:outline-level="3">22. Panic Elevators</text:h>
      <text:p text:style-name="Text_20_body"><text:span text:style-name="Strong_20_Emphasis">Domain:</text:span> Emotional / Physical – Mob<text:line-break/><text:span text:style-name="Strong_20_Emphasis">Concept:</text:span><text:line-break/>Standalone elevator doors in Dream corridors that open to reveal suffocating elevator interiors with no people, only looping music.</text:p>
      <text:p text:style-name="Text_20_body"><text:span text:style-name="Strong_20_Emphasis">Fear/Trauma:</text:span><text:line-break/>Claustrophobia, fear of sudden drops, panic in confined moving spaces.</text:p>
      <text:p text:style-name="Text_20_body"><text:span text:style-name="Strong_20_Emphasis">Scaling:</text:span></text:p>
      <text:list xml:id="list6355789648561705154" text:style-name="L226">
        <text:list-item>
          <text:p text:style-name="P174">Show up more frequently after the Endless Complex areas.</text:p>
        </text:list-item>
        <text:list-item>
          <text:p text:style-name="P174">Stronger when Nyx’s Physical Arete is low (short breath, fatigue).</text:p>
        </text:list-item>
      </text:list>
      <text:p text:style-name="Text_20_body"><text:span text:style-name="Strong_20_Emphasis">Combat:</text:span></text:p>
      <text:list xml:id="list4501386854561527982" text:style-name="L227">
        <text:list-item>
          <text:p text:style-name="P175">Trap Nyx for a few turns; “Floor Drop” deals percent-based HP damage and temporarily spikes panic-related debuff.</text:p>
        </text:list-item>
      </text:list>
      <text:p text:style-name="Horizontal_20_Line"/>
      <text:h text:style-name="Heading_20_3" text:outline-level="3">23. Loose Teeth Parade</text:h>
      <text:p text:style-name="Text_20_body"><text:span text:style-name="Strong_20_Emphasis">Domain:</text:span> Physical / Emotional – Mob<text:line-break/><text:span text:style-name="Strong_20_Emphasis">Concept:</text:span><text:line-break/><text:soft-page-break/>A line of giant loose teeth marching on gum-tissue legs, chattering and cracking.</text:p>
      <text:p text:style-name="Text_20_body"><text:span text:style-name="Strong_20_Emphasis">Fear/Trauma:</text:span><text:line-break/>Classic teeth-falling-out stress dreams; fear of decay and losing face.</text:p>
      <text:p text:style-name="Text_20_body"><text:span text:style-name="Strong_20_Emphasis">Scaling:</text:span></text:p>
      <text:list xml:id="list597879914529228884" text:style-name="L228">
        <text:list-item>
          <text:p text:style-name="P176">Stronger when Nyx’s Physical Arete is low and Emotional Arete is unstable.</text:p>
        </text:list-item>
        <text:list-item>
          <text:p text:style-name="P176">More likely after stressful Town days with many social/appearance events.</text:p>
        </text:list-item>
      </text:list>
      <text:p text:style-name="Text_20_body"><text:span text:style-name="Strong_20_Emphasis">Combat:</text:span></text:p>
      <text:list xml:id="list6781859818904568806" text:style-name="L229">
        <text:list-item>
          <text:p text:style-name="P177">Bite attacks that target self-image; can temporarily reduce Emotional Arete as well as HP.</text:p>
        </text:list-item>
      </text:list>
      <text:p text:style-name="Horizontal_20_Line"/>
      <text:h text:style-name="Heading_20_3" text:outline-level="3">24. Mirrorfish</text:h>
      <text:p text:style-name="Text_20_body"><text:span text:style-name="Strong_20_Emphasis">Domain:</text:span> Social / Psychological – Mob<text:line-break/><text:span text:style-name="Strong_20_Emphasis">Concept:</text:span><text:line-break/>Fish-shaped shards of reflective glass swimming in midair; each reflects Nyx from different angles as they dart.</text:p>
      <text:p text:style-name="Text_20_body"><text:span text:style-name="Strong_20_Emphasis">Fear/Trauma:</text:span><text:line-break/>Fear of seeing oneself as others see them; fear of self-scrutiny.</text:p>
      <text:p text:style-name="Text_20_body"><text:span text:style-name="Strong_20_Emphasis">Scaling:</text:span></text:p>
      <text:list xml:id="list7507985238963286533" text:style-name="L230">
        <text:list-item>
          <text:p text:style-name="P178">Stronger when Nyx spends many Town scenes focused on self-image.</text:p>
        </text:list-item>
        <text:list-item>
          <text:p text:style-name="P178">Extraversion extremes (very low or very high) make them more aggressive.</text:p>
        </text:list-item>
      </text:list>
      <text:p text:style-name="Text_20_body"><text:span text:style-name="Strong_20_Emphasis">Combat:</text:span></text:p>
      <text:list xml:id="list6157892014036691090" text:style-name="L231">
        <text:list-item>
          <text:p text:style-name="P179">“Side-Eye Slash”: damage plus a chance to invert certain choice labels temporarily (so “brave” options look like “rude,” etc.).</text:p>
        </text:list-item>
      </text:list>
      <text:p text:style-name="Horizontal_20_Line"/>
      <text:h text:style-name="Heading_20_3" text:outline-level="3">25. Shardbirds</text:h>
      <text:p text:style-name="Text_20_body"><text:span text:style-name="Strong_20_Emphasis">Domain:</text:span> Psychological / Emotional – Mob<text:line-break/><text:span text:style-name="Strong_20_Emphasis">Concept:</text:span><text:line-break/>Birds made from cracked stained-glass, trailing music notes that cut.</text:p>
      <text:p text:style-name="Text_20_body"><text:span text:style-name="Strong_20_Emphasis">Fear/Trauma:</text:span><text:line-break/>Fragmented memories, intrusive musical memories or phrases that carry emotional weight.</text:p>
      <text:p text:style-name="Text_20_body"><text:span text:style-name="Strong_20_Emphasis">Scaling:</text:span></text:p>
      <text:list xml:id="list1622387679854962067" text:style-name="L232">
        <text:list-item>
          <text:p text:style-name="P180">Tied to important musical/emotional scenes in Town (busker, concerts, etc.).</text:p>
        </text:list-item>
        <text:list-item>
          <text:p text:style-name="P180">Stronger when Nyx refuses to process significant events associated with music.</text:p>
        </text:list-item>
      </text:list>
      <text:p text:style-name="Text_20_body"><text:span text:style-name="Strong_20_Emphasis">Combat:</text:span></text:p>
      <text:list xml:id="list1552046964884730749" text:style-name="L233">
        <text:list-item>
          <text:p text:style-name="P181">“Refrain Pierce”: damage based on how many “music-tagged” events exist in narrative_log.</text:p>
        </text:list-item>
      </text:list>
      <text:p text:style-name="Horizontal_20_Line"/>
      <text:h text:style-name="Heading_20_2" text:outline-level="2"><text:soft-page-break/>IV. Non-Combat Dream NPCs / Guides / Merchants (6)</text:h>
      <text:p text:style-name="Text_20_body">These don’t fight directly but heavily interact with Arete, personality, and events.</text:p>
      <text:p text:style-name="Horizontal_20_Line"/>
      <text:h text:style-name="Heading_20_3" text:outline-level="3">26. The Archivist Without Eyes</text:h>
      <text:p text:style-name="Text_20_body"><text:span text:style-name="Strong_20_Emphasis">Role:</text:span> Dream guide / keeper of the narrative log<text:line-break/><text:span text:style-name="Strong_20_Emphasis">Concept:</text:span><text:line-break/>A tall, robed figure with library card drawers for a head. No eyes, but hundreds of labeled drawers containing tiny scenes.</text:p>
      <text:p text:style-name="Text_20_body"><text:span text:style-name="Strong_20_Emphasis">Fear/Trauma:</text:span><text:line-break/>Fear of being reduced to a file; fear that someone could “read” your entire life.</text:p>
      <text:p text:style-name="Text_20_body"><text:span text:style-name="Strong_20_Emphasis">Function:</text:span></text:p>
      <text:list xml:id="list6097403530196552138" text:style-name="L234">
        <text:list-item>
          <text:p text:style-name="P182">Lets Nyx revisit past key choices in stylized flashbacks.</text:p>
        </text:list-item>
        <text:list-item>
          <text:p text:style-name="P182">Sometimes offers cryptic summaries of patterns (proto-<text:span text:style-name="Source_20_Text">summarize_identity()</text:span>).</text:p>
        </text:list-item>
        <text:list-item>
          <text:p text:style-name="P182">Depending on Emotional/Spiritual Arete, can be comforting analyst or terrifying auditor.</text:p>
        </text:list-item>
      </text:list>
      <text:p text:style-name="Horizontal_20_Line"/>
      <text:h text:style-name="Heading_20_3" text:outline-level="3">27. Ticket-Taker of Elsewhere</text:h>
      <text:p text:style-name="Text_20_body"><text:span text:style-name="Strong_20_Emphasis">Role:</text:span> Gatekeeper for “route” choices between Dream zones<text:line-break/><text:span text:style-name="Strong_20_Emphasis">Concept:</text:span><text:line-break/>A humanoid figure whose torso is a punch-card machine; each time Nyx passes, a new hole appears.</text:p>
      <text:p text:style-name="Text_20_body"><text:span text:style-name="Strong_20_Emphasis">Fear/Trauma:</text:span><text:line-break/>Fear that each choice permanently limits future paths.</text:p>
      <text:p text:style-name="Text_20_body"><text:span text:style-name="Strong_20_Emphasis">Function:</text:span></text:p>
      <text:list xml:id="list105291043331067594" text:style-name="L235">
        <text:list-item>
          <text:p text:style-name="P183">Appears at Dream “stations”; offers multiple “routes” with brief symbolic clues.</text:p>
        </text:list-item>
        <text:list-item>
          <text:p text:style-name="P183">If Nyx’s Spiritual Arete is low, explanations are more cryptic; if high, more grounded.</text:p>
        </text:list-item>
      </text:list>
      <text:p text:style-name="Horizontal_20_Line"/>
      <text:h text:style-name="Heading_20_3" text:outline-level="3">28. The Janitor Between Rooms</text:h>
      <text:p text:style-name="Text_20_body"><text:span text:style-name="Strong_20_Emphasis">Role:</text:span> Cleaner of Dream residue; low-key mentor<text:line-break/><text:span text:style-name="Strong_20_Emphasis">Concept:</text:span><text:line-break/>A person in an oversized janitor’s jumpsuit, face obscured by a mop bucket; mop spreads stars instead of water.</text:p>
      <text:p text:style-name="Text_20_body"><text:span text:style-name="Strong_20_Emphasis">Fear/Trauma:</text:span><text:line-break/>Fear of being the one who cleans up everyone else’s mess; also wish for someone to “clean up” yours.</text:p>
      <text:p text:style-name="Text_20_body"><text:span text:style-name="Strong_20_Emphasis">Function:</text:span></text:p>
      <text:list xml:id="list325045269370723086" text:style-name="L236">
        <text:list-item>
          <text:p text:style-name="P184">Optional encounters between big fights; offers to help “tidy up” small debuffs or minor Arete <text:soft-page-break/>imbalances.</text:p>
        </text:list-item>
        <text:list-item>
          <text:p text:style-name="P184">Sometimes refuses help if Nyx over-relies on them, forcing self-accountability.</text:p>
        </text:list-item>
      </text:list>
      <text:p text:style-name="Horizontal_20_Line"/>
      <text:h text:style-name="Heading_20_3" text:outline-level="3">29. The Child Made of Static</text:h>
      <text:p text:style-name="Text_20_body"><text:span text:style-name="Strong_20_Emphasis">Role:</text:span> Recurring inner child representation<text:line-break/><text:span text:style-name="Strong_20_Emphasis">Concept:</text:span><text:line-break/>A small child-shaped silhouette composed entirely of TV static and old video game pixels.</text:p>
      <text:p text:style-name="Text_20_body"><text:span text:style-name="Strong_20_Emphasis">Fear/Trauma:</text:span><text:line-break/>Fear that their younger self is permanently damaged; that they betrayed their own younger hopes.</text:p>
      <text:p text:style-name="Text_20_body"><text:span text:style-name="Strong_20_Emphasis">Function:</text:span></text:p>
      <text:list xml:id="list4255171993253155798" text:style-name="L237">
        <text:list-item>
          <text:p text:style-name="P185">Appears in emotionally loaded Dream areas.</text:p>
        </text:list-item>
        <text:list-item>
          <text:p text:style-name="P185">Non-combat interactions: offering candy, asking simple but devastating questions (“Are we better now?”).</text:p>
        </text:list-item>
        <text:list-item>
          <text:p text:style-name="P185">How Nyx treats them strongly affects Emotional and Spiritual Arete and some endings.</text:p>
        </text:list-item>
      </text:list>
      <text:p text:style-name="Horizontal_20_Line"/>
      <text:h text:style-name="Heading_20_3" text:outline-level="3">30. The Dream Pharmacist</text:h>
      <text:p text:style-name="Text_20_body"><text:span text:style-name="Strong_20_Emphasis">Role:</text:span> Risky “shopkeeper” for buffs/debuff deals<text:line-break/><text:span text:style-name="Strong_20_Emphasis">Concept:</text:span><text:line-break/>A figure with dozens of pill bottles for fingers; eyes are prescription labels.</text:p>
      <text:p text:style-name="Text_20_body"><text:span text:style-name="Strong_20_Emphasis">Fear/Trauma:</text:span><text:line-break/>Fear and desire around medication, self-medication, substances, and “fixing” oneself chemically.</text:p>
      <text:p text:style-name="Text_20_body"><text:span text:style-name="Strong_20_Emphasis">Function:</text:span></text:p>
      <text:list xml:id="list3325283130133801042" text:style-name="L238">
        <text:list-item>
          <text:p text:style-name="P186">Offers temporary buffs (e.g., increased Emotional defense, reduced anxiety) at the cost of Arete shifts or future debuffs.</text:p>
        </text:list-item>
        <text:list-item>
          <text:p text:style-name="P186">Choice-heavy: Nyx decides what “treatments” are acceptable.</text:p>
        </text:list-item>
        <text:list-item>
          <text:p text:style-name="P186">Very tightly tied to Physical/Emotional/Spiritual domains and any substance-use arcs in Town.</text:p>
        </text:list-item>
      </text:list>
      <text:p text:style-name="Horizontal_20_Line"/>
      <text:h text:style-name="Heading_20_3" text:outline-level="3">31. The Ferryman of Buslines</text:h>
      <text:p text:style-name="Text_20_body"><text:span text:style-name="Strong_20_Emphasis">Role:</text:span> Transition NPC between major arcs<text:line-break/><text:span text:style-name="Strong_20_Emphasis">Concept:</text:span><text:line-break/>A bus driver-skeleton wearing a luminous reflective vest; the bus windows show multiple timelines at once.</text:p>
      <text:p text:style-name="Text_20_body"><text:span text:style-name="Strong_20_Emphasis">Fear/Trauma:</text:span><text:line-break/>Fear of irreversible life transitions; fear of choosing the wrong “route” and losing other futures.</text:p>
      <text:p text:style-name="Text_20_body"><text:span text:style-name="Strong_20_Emphasis">Function:</text:span></text:p>
      <text:list xml:id="list5731170128274236427" text:style-name="L239">
        <text:list-item>
          <text:p text:style-name="P187"><text:soft-page-break/>Appears before major story branch points.</text:p>
        </text:list-item>
        <text:list-item>
          <text:p text:style-name="P187">Lets Nyx see symbolic glimpses of potential futures (not full spoilers) based on current Arete and narrative_log.</text:p>
        </text:list-item>
        <text:list-item>
          <text:p text:style-name="P187">May allow limited re-routing (meta narrative mechanic) if Spiritual Arete and Psychological Arete are high enough to justify deliberate change.</text:p>
        </text:list-item>
      </text:list>
      <text:p text:style-name="Horizontal_20_Line"/>
      <text:p text:style-name="Text_20_body">This roster gives you:</text:p>
      <text:list xml:id="list8617103109813190899" text:style-name="L240">
        <text:list-item>
          <text:p text:style-name="P188"><text:span text:style-name="Strong_20_Emphasis">31 Dream entities</text:span> (bosses, elites, mobs, and non-combat NPCs), at least matching the Town cast in size.</text:p>
        </text:list-item>
        <text:list-item>
          <text:p text:style-name="P188">Every one is a <text:span text:style-name="Strong_20_Emphasis">psychedelic, fear-based manifestation of Nyx</text:span>, powered by collective human fears and <text:span text:style-name="Strong_20_Emphasis">scaled by Arete, stats, and personality</text:span>.</text:p>
        </text:list-item>
        <text:list-item>
          <text:p text:style-name="P188">Combat stats are conceptually defined where needed (HP, damage type, scaling logic) without locking you into exact numbers.</text:p>
        </text:list-item>
      </text:list>
      <text:p text:style-name="Text_20_body">If you want, next we can:</text:p>
      <text:list xml:id="list3218347537139968762" text:style-name="L241">
        <text:list-item>
          <text:p text:style-name="P189">Map each Dream creature to <text:span text:style-name="Strong_20_Emphasis">specific Town scenes/NPCs</text:span> they mirror; or</text:p>
        </text:list-item>
        <text:list-item>
          <text:p text:style-name="P189">Turn these into a <text:span text:style-name="Strong_20_Emphasis">combat design chart</text:span> (columns: Tier, Domain, Base HP, Damage Type, Scaling Triggers, Special Effects).</text:p>
        </text:list-item>
      </text:list>
      <text:p text:style-name="Text_20_body">Here’s the combat design chart, plus a smaller chart for non-combat Dream NPCs.</text:p>
      <text:p text:style-name="Horizontal_20_Line"/>
      <text:h text:style-name="Heading_20_2" text:outline-level="2">A. Combat Dream Entities – Design &amp; Town Lin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Dream Entity</text:p>
            </table:table-cell>
            <table:table-cell table:style-name="Table1.A1" office:value-type="string">
              <text:p text:style-name="Table_20_Heading">Tier / Domain / Damage Type</text:p>
            </table:table-cell>
            <table:table-cell table:style-name="Table1.A1" office:value-type="string">
              <text:p text:style-name="Table_20_Heading">Scaling Triggers (Arete / Personality)</text:p>
            </table:table-cell>
            <table:table-cell table:style-name="Table1.A1" office:value-type="string">
              <text:p text:style-name="Table_20_Heading">Linked Town NPC(s)</text:p>
            </table:table-cell>
            <table:table-cell table:style-name="Table1.A1" office:value-type="string">
              <text:p text:style-name="Table_20_Heading">Town → Dream Influence (treatment effects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Flesh Cathedral</text:span></text:p>
          </table:table-cell>
          <table:table-cell table:style-name="Table1.A1" office:value-type="string">
            <text:p text:style-name="Table_20_Contents"><text:span text:style-name="Strong_20_Emphasis">Major Boss – Physical / Hybrid Physical+Emotional</text:span></text:p>
          </table:table-cell>
          <table:table-cell table:style-name="Table1.A1" office:value-type="string">
            <text:p text:style-name="Table_20_Contents">• Stronger when <text:span text:style-name="Strong_20_Emphasis">Physical Arete</text:span> is low (neglect, junk food, no rest). • Gains extra armor if Nyx is high <text:span text:style-name="Strong_20_Emphasis">Conscientiousness</text:span> but uses it for self-punishment (overexercise, body hate).</text:p>
          </table:table-cell>
          <table:table-cell table:style-name="Table1.A1" office:value-type="string">
            <text:p text:style-name="Table_20_Contents"><text:span text:style-name="Strong_20_Emphasis">Nurse Harper Lin</text:span>, <text:span text:style-name="Strong_20_Emphasis">Marco &amp; Lila Rossi</text:span> (Brothers Pizza)</text:p>
          </table:table-cell>
          <table:table-cell table:style-name="Table1.A1" office:value-type="string">
            <text:p text:style-name="Table_20_Contents">• <text:span text:style-name="Strong_20_Emphasis">Healthy habits + listening to Harper</text:span> (taking advice, basic self-care, choosing balanced meals) → lower HP, weaker “Self-Disgust” debuffs, unlocks a non-lethal “accept body” resolution. • <text:span text:style-name="Strong_20_Emphasis">Ignoring health &amp; binging at Brothers Pizza</text:span>, blowing off Harper → higher HP, stronger max-HP crush attacks, arena visuals more grotesque.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Unfinished Syllabus</text:span></text:p>
          </table:table-cell>
          <table:table-cell table:style-name="Table1.A1" office:value-type="string">
            <text:p text:style-name="Table_20_Contents"><text:span text:style-name="Strong_20_Emphasis">Major Boss – Psychological / Mental Damage</text:span></text:p>
          </table:table-cell>
          <table:table-cell table:style-name="Table1.A1" office:value-type="string">
            <text:p text:style-name="Table_20_Contents">• Stronger when <text:span text:style-name="Strong_20_Emphasis">Psychological Arete</text:span> is low (avoiding study, mental fog). • Extra phases if Nyx gains high <text:span text:style-name="Strong_20_Emphasis">Openness</text:span> but repeatedly dodges responsibility (insight without action).</text:p>
          </table:table-cell>
          <table:table-cell table:style-name="Table1.A1" office:value-type="string">
            <text:p text:style-name="Table_20_Contents"><text:span text:style-name="Strong_20_Emphasis">Theo Park</text:span>, <text:span text:style-name="Strong_20_Emphasis">Elsie Ward</text:span>, <text:span text:style-name="Strong_20_Emphasis">Mina Ortega</text:span></text:p>
          </table:table-cell>
          <table:table-cell table:style-name="Table1.A1" office:value-type="string">
            <text:p text:style-name="Table_20_Contents">• <text:span text:style-name="Strong_20_Emphasis">Engaging with Theo &amp; Elsie</text:span> (asking for help, studying, accepting “good enough”) → fewer “Pop Quiz” waves, more partial-credit outcomes. • <text:span text:style-name="Strong_20_Emphasis">Mocking self as “stupid”, cheating, refusing help</text:span> → higher damage from quizzes, more trick questions referencing those Town scen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dience of Teeth</text:span></text:p>
          </table:table-cell>
          <table:table-cell table:style-name="Table1.A1" office:value-type="string">
            <text:p text:style-name="Table_20_Contents"><text:span text:style-name="Strong_20_Emphasis">Major Boss – Social / Emotional Damage</text:span></text:p>
          </table:table-cell>
          <table:table-cell table:style-name="Table1.A1" office:value-type="string">
            <text:p text:style-name="Table_20_Contents">• Stronger when <text:span text:style-name="Strong_20_Emphasis">Social Arete</text:span> is low (ghosting, broken promises). • Extra “crowd noise” if Extraversion is low and Nyx is forced into high-exposure scenes.</text:p>
          </table:table-cell>
          <table:table-cell table:style-name="Table1.A1" office:value-type="string">
            <text:p text:style-name="Table_20_Contents"><text:span text:style-name="Strong_20_Emphasis">Rowan Vega</text:span>, <text:span text:style-name="Strong_20_Emphasis">Cassi “Cas” Brennan</text:span>, <text:span text:style-name="Strong_20_Emphasis">Milo Ashford</text:span></text:p>
          </table:table-cell>
          <table:table-cell table:style-name="Table1.A1" office:value-type="string">
            <text:p text:style-name="Table_20_Contents">• <text:span text:style-name="Strong_20_Emphasis">Showing up for Rowan/Cas</text:span>, honest apologies, standing up for others → some teeth turn to supportive smiles, reduced debuffs that lock dialogue options. • <text:span text:style-name="Strong_20_Emphasis">Humiliating others, using Rowan/Cas for clout, filming Milo’s crashes for laughs</text:span> → audience becomes more vicious, adds “Viral Whisper” that replays those moments for bonus damag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looded </text:span><text:span text:style-name="Strong_20_Emphasis">Heart</text:span></text:p>
          </table:table-cell>
          <table:table-cell table:style-name="Table1.A1" office:value-type="string">
            <text:p text:style-name="Table_20_Contents"><text:span text:style-name="Strong_20_Emphasis">Major Boss – </text:span><text:span text:style-name="Strong_20_Emphasis">Emotional / Emotional+Status Damage</text:span></text:p>
          </table:table-cell>
          <table:table-cell table:style-name="Table1.A1" office:value-type="string">
            <text:p text:style-name="Table_20_Contents">• Stronger when <text:span text:style-name="Strong_20_Emphasis">Emotional Arete</text:span> is low (repression/cruelty). • Tidal surges scale with <text:span text:style-name="Strong_20_Emphasis">Neuroticism</text:span> and number of emotionally intense events in <text:span text:style-name="Source_20_Text">narrative_log</text:span>.</text:p>
          </table:table-cell>
          <table:table-cell table:style-name="Table1.A1" office:value-type="string">
            <text:p text:style-name="Table_20_Contents"><text:span text:style-name="Strong_20_Emphasis">Dr. Alina Morrell</text:span>, <text:span text:style-name="Strong_20_Emphasis">Cassi “Cas” Brennan</text:span>, <text:span text:style-name="Strong_20_Emphasis">Talia Rivers</text:span></text:p>
          </table:table-cell>
          <table:table-cell table:style-name="Table1.A1" office:value-type="string">
            <text:p text:style-name="Table_20_Contents">• <text:span text:style-name="Strong_20_Emphasis">Being vulnerable in group with Dr. Morrell, comforting Cas, gently encouraging Talia</text:span> → more “warm currents” in fight, making some waves healing instead of harmful. • <text:span text:style-name="Strong_20_Emphasis">Mocking therapy, abandoning Cas when she cracks, enabling Talia’s isolation</text:span> → more frequent “Panic Tide” and “Emotional Freeze”, locking support-like ac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lent Horizon</text:span></text:p>
          </table:table-cell>
          <table:table-cell table:style-name="Table1.A1" office:value-type="string">
            <text:p text:style-name="Table_20_Contents"><text:span text:style-name="Strong_20_Emphasis">Major Boss – Spiritual / Spiritual+HP </text:span><text:soft-page-break/><text:span text:style-name="Strong_20_Emphasis">Drain</text:span></text:p>
          </table:table-cell>
          <table:table-cell table:style-name="Table1.A1" office:value-type="string">
            <text:p text:style-name="Table_20_Contents">• Stronger when <text:span text:style-name="Strong_20_Emphasis">Spiritual Arete</text:span> is low (apathy, nihilism). • <text:soft-page-break/>Damage scales with <text:span text:style-name="Strong_20_Emphasis">Neuroticism</text:span> and a high count of “nothing matters” style choices.</text:p>
          </table:table-cell>
          <table:table-cell table:style-name="Table1.A1" office:value-type="string">
            <text:p text:style-name="Table_20_Contents"><text:span text:style-name="Strong_20_Emphasis">Jax Moreno</text:span>, <text:span text:style-name="Strong_20_Emphasis">Sister Helena Marrow</text:span>, <text:span text:style-name="Strong_20_Emphasis">Mr. </text:span><text:soft-page-break/><text:span text:style-name="Strong_20_Emphasis">Elliot Grange</text:span></text:p>
          </table:table-cell>
          <table:table-cell table:style-name="Table1.A1" office:value-type="string">
            <text:p text:style-name="Table_20_Contents">• <text:span text:style-name="Strong_20_Emphasis">Engaging with Jax’s music, Helena’s gentle questions, Elliot’s stories</text:span>, <text:soft-page-break/>expressing even small hopes → “Static Sky” weakens, more visible stars (extra coping options). • <text:span text:style-name="Strong_20_Emphasis">Dismissing their perspectives, mocking meaning, refusing all rituals or memories</text:span> → horizon darkens, “Pointless March” fatigue stacks ramp faster, healing halv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ainwalker</text:span></text:p>
          </table:table-cell>
          <table:table-cell table:style-name="Table1.A1" office:value-type="string">
            <text:p text:style-name="Table_20_Contents"><text:span text:style-name="Strong_20_Emphasis">Elite – Physical / DoT &amp; Debuffs</text:span></text:p>
          </table:table-cell>
          <table:table-cell table:style-name="Table1.A1" office:value-type="string">
            <text:p text:style-name="Table_20_Contents">• Stronger when Nyx repeatedly chooses junk food, no hygiene, trashy habits. • Gains more evasion when Physical low + Conscientiousness high (hyper-aware of flaws).</text:p>
          </table:table-cell>
          <table:table-cell table:style-name="Table1.A1" office:value-type="string">
            <text:p text:style-name="Table_20_Contents"><text:span text:style-name="Strong_20_Emphasis">Sima Patel</text:span> (convenience store), <text:span text:style-name="Strong_20_Emphasis">Nadia Flores</text:span> (grocery)</text:p>
          </table:table-cell>
          <table:table-cell table:style-name="Table1.A1" office:value-type="string">
            <text:p text:style-name="Table_20_Contents">• <text:span text:style-name="Strong_20_Emphasis">Letting Sima’s subtle comments sink in, taking Nadia’s structure seriously</text:span> (planning groceries, water, hygiene) → fewer grease hazard tiles, reduced stat debuffs. • <text:span text:style-name="Strong_20_Emphasis">Buying only trash from Sima, ignoring Nadia’s expectations</text:span> → spreads more slime zones, increased Physical stat penalti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edle Carousel</text:span></text:p>
          </table:table-cell>
          <table:table-cell table:style-name="Table1.A1" office:value-type="string">
            <text:p text:style-name="Table_20_Contents"><text:span text:style-name="Strong_20_Emphasis">Elite – Physical / HP &amp; Max HP </text:span><text:span text:style-name="Strong_20_Emphasis">Damage</text:span></text:p>
          </table:table-cell>
          <table:table-cell table:style-name="Table1.A1" office:value-type="string">
            <text:p text:style-name="Table_20_Contents">• Stronger when Nyx avoids medical help and dismisses health scares. • Gains extra spins if many “ignore warning sign” events logged.</text:p>
          </table:table-cell>
          <table:table-cell table:style-name="Table1.A1" office:value-type="string">
            <text:p text:style-name="Table_20_Contents"><text:span text:style-name="Strong_20_Emphasis">Nurse Harper Lin</text:span></text:p>
          </table:table-cell>
          <table:table-cell table:style-name="Table1.A1" office:value-type="string">
            <text:p text:style-name="Table_20_Contents">• <text:span text:style-name="Strong_20_Emphasis">Accepting checkups, talking to Harper about fear, using harm-reduction</text:span> → fewer needle horses, max-HP drain moves appear later or can be interrupted via “trust medical help” choice. • <text:span text:style-name="Strong_20_Emphasis">Refusing all advice, mocking meds/clinics</text:span> → heavier HP and max HP drain, longer “Puncture” ble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atic Classroom</text:span></text:p>
          </table:table-cell>
          <table:table-cell table:style-name="Table1.A1" office:value-type="string">
            <text:p text:style-name="Table_20_Contents"><text:span text:style-name="Strong_20_Emphasis">Elite – Psychological / Mental &amp; Emotional Damage</text:span></text:p>
          </table:table-cell>
          <table:table-cell table:style-name="Table1.A1" office:value-type="string">
            <text:p text:style-name="Table_20_Contents">• Stronger when Nyx avoids learning, refuses help, or drops tasks abruptly. • Powered by low Openness plus low Psychological Arete.</text:p>
          </table:table-cell>
          <table:table-cell table:style-name="Table1.A1" office:value-type="string">
            <text:p text:style-name="Table_20_Contents"><text:span text:style-name="Strong_20_Emphasis">Theo Park</text:span>, <text:span text:style-name="Strong_20_Emphasis">Elsie Ward</text:span></text:p>
          </table:table-cell>
          <table:table-cell table:style-name="Table1.A1" office:value-type="string">
            <text:p text:style-name="Table_20_Contents">• <text:span text:style-name="Strong_20_Emphasis">Asking Theo/Elsie for help, studying in the library, owning struggles</text:span> → fewer punishing “Final Exam” moves, more partial passes. • <text:span text:style-name="Strong_20_Emphasis">Skipping </text:span><text:soft-page-break/><text:span text:style-name="Strong_20_Emphasis">study, lying about effort, quitting quietly</text:span> → more punishing quizzes that reference those Town scen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rowser of Tabs</text:span></text:p>
          </table:table-cell>
          <table:table-cell table:style-name="Table1.A1" office:value-type="string">
            <text:p text:style-name="Table_20_Contents"><text:span text:style-name="Strong_20_Emphasis">Elite – Psychological / Multi-Hit Mental Damage</text:span></text:p>
          </table:table-cell>
          <table:table-cell table:style-name="Table1.A1" office:value-type="string">
            <text:p text:style-name="Table_20_Contents">• Stronger the more side quests &amp; tasks started but not finished. • Summons more “tabs” if narrative_log has many open threads.</text:p>
          </table:table-cell>
          <table:table-cell table:style-name="Table1.A1" office:value-type="string">
            <text:p text:style-name="Table_20_Contents"><text:span text:style-name="Strong_20_Emphasis">Talia Rivers</text:span>, <text:span text:style-name="Strong_20_Emphasis">Omar Fadel</text:span>, <text:span text:style-name="Strong_20_Emphasis">Robbie Kane</text:span></text:p>
          </table:table-cell>
          <table:table-cell table:style-name="Table1.A1" office:value-type="string">
            <text:p text:style-name="Table_20_Contents">• <text:span text:style-name="Strong_20_Emphasis">Helping Talia close loops (go out once, finish something), respecting Omar’s tech fixes, encouraging Robbie to set boundaries</text:span> → fewer tabs, easier to “close all” mid-fight. • <text:span text:style-name="Strong_20_Emphasis">Enabling procrastination, piling on new commitments, ghosting instead of closure</text:span> → more tabs, longer “Overload Crash” sequen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ughtrack</text:span></text:p>
          </table:table-cell>
          <table:table-cell table:style-name="Table1.A1" office:value-type="string">
            <text:p text:style-name="Table_20_Contents"><text:span text:style-name="Strong_20_Emphasis">Elite – Social / Emotional &amp; Option Lock</text:span></text:p>
          </table:table-cell>
          <table:table-cell table:style-name="Table1.A1" office:value-type="string">
            <text:p text:style-name="Table_20_Contents">• Stronger if Nyx relies on self-deprecating jokes for approval. • Gains damage when Social Arete mid but many choices are performative.</text:p>
          </table:table-cell>
          <table:table-cell table:style-name="Table1.A1" office:value-type="string">
            <text:p text:style-name="Table_20_Contents"><text:span text:style-name="Strong_20_Emphasis">Cassi Brennan</text:span>, <text:span text:style-name="Strong_20_Emphasis">Abby Rowe</text:span>, <text:span text:style-name="Strong_20_Emphasis">Milo Ashford</text:span></text:p>
          </table:table-cell>
          <table:table-cell table:style-name="Table1.A1" office:value-type="string">
            <text:p text:style-name="Table_20_Contents">• <text:span text:style-name="Strong_20_Emphasis">Defending Abby from ridicule, laughing with not at Cas, calling out Milo’s risky stunts as concern</text:span> → some laugh segments switch to genuine cheering, fewer option-locks. • <text:span text:style-name="Strong_20_Emphasis">Encouraging Abby to do </text:span><text:span text:style-name="Strong_20_Emphasis">dangerous things for laughs, mocking Cas’s vulnerability, filming Milo’s pain</text:span> → harsher “replay” lines, more high-damage burs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fect Group Photo</text:span></text:p>
          </table:table-cell>
          <table:table-cell table:style-name="Table1.A1" office:value-type="string">
            <text:p text:style-name="Table_20_Contents"><text:span text:style-name="Strong_20_Emphasis">Elite – Social / Control &amp; Targeted Debuffs</text:span></text:p>
          </table:table-cell>
          <table:table-cell table:style-name="Table1.A1" office:value-type="string">
            <text:p text:style-name="Table_20_Contents">• Stronger when Nyx declines group events or isolates. • Shields scale with low Extraversion + low Social Arete.</text:p>
          </table:table-cell>
          <table:table-cell table:style-name="Table1.A1" office:value-type="string">
            <text:p text:style-name="Table_20_Contents"><text:span text:style-name="Strong_20_Emphasis">Rowan Vega</text:span>, <text:span text:style-name="Strong_20_Emphasis">Kayla Morris</text:span>, <text:span text:style-name="Strong_20_Emphasis">Abby Rowe</text:span></text:p>
          </table:table-cell>
          <table:table-cell table:style-name="Table1.A1" office:value-type="string">
            <text:p text:style-name="Table_20_Contents">• <text:span text:style-name="Strong_20_Emphasis">Joining group invites, inviting Kayla/Abby along, taking inclusive photos</text:span> → more images show Nyx in frame, easier to damage; unlocks a “keep this memory” mercy route. • <text:span text:style-name="Strong_20_Emphasis">Refusing invites, focusing only on self, ignoring younger kids</text:span> → Nyx appears increasingly <text:soft-page-break/>fainter in photos; more “Crop Out” moves that remove support ac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dframe Siren</text:span></text:p>
          </table:table-cell>
          <table:table-cell table:style-name="Table1.A1" office:value-type="string">
            <text:p text:style-name="Table_20_Contents"><text:span text:style-name="Strong_20_Emphasis">Elite – Emotional / Emotional &amp; Status Damage</text:span></text:p>
          </table:table-cell>
          <table:table-cell table:style-name="Table1.A1" office:value-type="string">
            <text:p text:style-name="Table_20_Contents">• Stronger with big Emotional Arete swings and lots of “late-night” angst events.</text:p>
          </table:table-cell>
          <table:table-cell table:style-name="Table1.A1" office:value-type="string">
            <text:p text:style-name="Table_20_Contents"><text:span text:style-name="Strong_20_Emphasis">Talia Rivers</text:span>, <text:span text:style-name="Strong_20_Emphasis">Theo Park</text:span>, <text:span text:style-name="Strong_20_Emphasis">Rowan Vega</text:span></text:p>
          </table:table-cell>
          <table:table-cell table:style-name="Table1.A1" office:value-type="string">
            <text:p text:style-name="Table_20_Contents">• <text:span text:style-name="Strong_20_Emphasis">Reaching out at night (messages, calls), accepting help from Theo/Rowan when spiraling</text:span> → Siren’s “Insomnia Wave” shorter, some lullabies become neutral or comforting. • <text:span text:style-name="Strong_20_Emphasis">Staying alone, refusing to answer texts, doomscrolling with Talia silently</text:span> → more insomnia turns, stronger “Regret” ult that references specific scen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lass Cradle</text:span></text:p>
          </table:table-cell>
          <table:table-cell table:style-name="Table1.A1" office:value-type="string">
            <text:p text:style-name="Table_20_Contents"><text:span text:style-name="Strong_20_Emphasis">Elite – Emotional / Trauma &amp; Healing Checks</text:span></text:p>
          </table:table-cell>
          <table:table-cell table:style-name="Table1.A1" office:value-type="string">
            <text:p text:style-name="Table_20_Contents">• Stronger when Nyx repeatedly rejects comfort or care. • Boosted by low Emotional Arete &amp; high Avoidance temperament.</text:p>
          </table:table-cell>
          <table:table-cell table:style-name="Table1.A1" office:value-type="string">
            <text:p text:style-name="Table_20_Contents"><text:span text:style-name="Strong_20_Emphasis">Abby Rowe</text:span>, <text:span text:style-name="Strong_20_Emphasis">Ms. Laureen Cho</text:span>, <text:span text:style-name="Strong_20_Emphasis">Kayla Morris</text:span></text:p>
          </table:table-cell>
          <table:table-cell table:style-name="Table1.A1" office:value-type="string">
            <text:p text:style-name="Table_20_Contents">• <text:span text:style-name="Strong_20_Emphasis">Being gently protective of Abby, supporting Ms. Cho’s caregiving, accepting small joys (ice cream with Kayla)</text:span> → “Shatter Scream” weaker, more options to soothe the child-self image. • <text:span text:style-name="Strong_20_Emphasis">Snapping at kids, dismissing elders, </text:span><text:span text:style-name="Strong_20_Emphasis">rejecting all small kindness</text:span> → Glass Cradle cracks violently, increasing damage for refused-help counter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nding Notification</text:span></text:p>
          </table:table-cell>
          <table:table-cell table:style-name="Table1.A1" office:value-type="string">
            <text:p text:style-name="Table_20_Contents"><text:span text:style-name="Strong_20_Emphasis">Elite – Spiritual / Anxiety HP &amp; Status Damage</text:span></text:p>
          </table:table-cell>
          <table:table-cell table:style-name="Table1.A1" office:value-type="string">
            <text:p text:style-name="Table_20_Contents">• Stronger when Nyx leaves contacts/messages unresolved. • Damage scales with Neuroticism and count of unaddressed responsibilities.</text:p>
          </table:table-cell>
          <table:table-cell table:style-name="Table1.A1" office:value-type="string">
            <text:p text:style-name="Table_20_Contents"><text:span text:style-name="Strong_20_Emphasis">Sima Patel</text:span>, <text:span text:style-name="Strong_20_Emphasis">Officer Dani Reyes</text:span>, <text:span text:style-name="Strong_20_Emphasis">Mina Ortega</text:span></text:p>
          </table:table-cell>
          <table:table-cell table:style-name="Table1.A1" office:value-type="string">
            <text:p text:style-name="Table_20_Contents">• <text:span text:style-name="Strong_20_Emphasis">Answering messages, checking in with Dani/Mina when worried, dealing with small tasks</text:span> → fewer “Unread Message” stacks, more chances to defuse bombs by choosing “check now.” • <text:span text:style-name="Strong_20_Emphasis">Ignoring texts, ducking Dani after trouble, ghosting Mina</text:span> → stacks build faster, <text:soft-page-break/>explosion damage much higher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pty Altar</text:span></text:p>
          </table:table-cell>
          <table:table-cell table:style-name="Table1.A1" office:value-type="string">
            <text:p text:style-name="Table_20_Contents"><text:span text:style-name="Strong_20_Emphasis">Elite – Spiritual / Buff/Corrupt Hybrid</text:span></text:p>
          </table:table-cell>
          <table:table-cell table:style-name="Table1.A1" office:value-type="string">
            <text:p text:style-name="Table_20_Contents">• Stronger when Spiritual Arete is mid but conflicted (lots of searching, no commitment). • Pulls from log where Nyx contradicted their own values.</text:p>
          </table:table-cell>
          <table:table-cell table:style-name="Table1.A1" office:value-type="string">
            <text:p text:style-name="Table_20_Contents"><text:span text:style-name="Strong_20_Emphasis">Sister Helena Marrow</text:span>, <text:span text:style-name="Strong_20_Emphasis">Carmen Reyes</text:span>, <text:span text:style-name="Strong_20_Emphasis">Mr. Elliot Grange</text:span></text:p>
          </table:table-cell>
          <table:table-cell table:style-name="Table1.A1" office:value-type="string">
            <text:p text:style-name="Table_20_Contents">• <text:span text:style-name="Strong_20_Emphasis">Talking sincerely about values with Helena, respecting Carmen’s rituals, listening to Elliot’s stories</text:span> → more “grounded” options, less punishing “Broken Vow” attacks. • <text:span text:style-name="Strong_20_Emphasis">Performative wokeness, shallow morality, disrespecting community rituals</text:span> → “False Idol” offers more tempting but corrupt buffs, bigger Spiritual penalti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per Mouths</text:span></text:p>
          </table:table-cell>
          <table:table-cell table:style-name="Table1.A1" office:value-type="string">
            <text:p text:style-name="Table_20_Contents"><text:span text:style-name="Strong_20_Emphasis">Mob – Social / Chip Damage &amp; Silence</text:span></text:p>
          </table:table-cell>
          <table:table-cell table:style-name="Table1.A1" office:value-type="string">
            <text:p text:style-name="Table_20_Contents">• Stronger as Social Arete declines and harmful gossip choices increase.</text:p>
          </table:table-cell>
          <table:table-cell table:style-name="Table1.A1" office:value-type="string">
            <text:p text:style-name="Table_20_Contents"><text:span text:style-name="Strong_20_Emphasis">Sima Patel</text:span>, <text:span text:style-name="Strong_20_Emphasis">Officer Dani Reyes</text:span></text:p>
          </table:table-cell>
          <table:table-cell table:style-name="Table1.A1" office:value-type="string">
            <text:p text:style-name="Table_20_Contents">• <text:span text:style-name="Strong_20_Emphasis">Owning mistakes publicly, correcting rumors, being honest with Dani &amp; Sima</text:span> → fewer mouths spawn, lower Social Arete chip damage. • <text:span text:style-name="Strong_20_Emphasis">Spreading </text:span><text:span text:style-name="Strong_20_Emphasis">gossip, lying to avoid consequences</text:span> → more mouths stick, more muted options (cannot pick certain honest line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nxiety Gnats</text:span></text:p>
          </table:table-cell>
          <table:table-cell table:style-name="Table1.A1" office:value-type="string">
            <text:p text:style-name="Table_20_Contents"><text:span text:style-name="Strong_20_Emphasis">Mob – Emotional / Stacking “Noise”</text:span></text:p>
          </table:table-cell>
          <table:table-cell table:style-name="Table1.A1" office:value-type="string">
            <text:p text:style-name="Table_20_Contents">• Spawn more when Neuroticism is high, Emotional Arete low-mid, and many unresolved events exist.</text:p>
          </table:table-cell>
          <table:table-cell table:style-name="Table1.A1" office:value-type="string">
            <text:p text:style-name="Table_20_Contents"><text:span text:style-name="Strong_20_Emphasis">Mina Ortega</text:span>, <text:span text:style-name="Strong_20_Emphasis">Dr. Alina Morrell</text:span></text:p>
          </table:table-cell>
          <table:table-cell table:style-name="Table1.A1" office:value-type="string">
            <text:p text:style-name="Table_20_Contents">• <text:span text:style-name="Strong_20_Emphasis">Using coping tools Mina/Morrell teach, attending sessions</text:span> → “Noise” stacks clear faster, fewer gnats per encounter. • <text:span text:style-name="Strong_20_Emphasis">Ignoring coping skills, mocking therapy, bottling up</text:span> → gnats spawn constantly, making UI jitter and choices harder to par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ho Pets</text:span></text:p>
          </table:table-cell>
          <table:table-cell table:style-name="Table1.A1" office:value-type="string">
            <text:p text:style-name="Table_20_Contents"><text:span text:style-name="Strong_20_Emphasis">Mob – Emotional / Mixed Damage &amp; Mercy Options</text:span></text:p>
          </table:table-cell>
          <table:table-cell table:style-name="Table1.A1" office:value-type="string">
            <text:p text:style-name="Table_20_Contents">• Stronger if Nyx refuses comfort, nostalgia, or mourning.</text:p>
          </table:table-cell>
          <table:table-cell table:style-name="Table1.A1" office:value-type="string">
            <text:p text:style-name="Table_20_Contents"><text:span text:style-name="Strong_20_Emphasis">Kayla Morris</text:span>, <text:span text:style-name="Strong_20_Emphasis">Cassi Brennan</text:span></text:p>
          </table:table-cell>
          <table:table-cell table:style-name="Table1.A1" office:value-type="string">
            <text:p text:style-name="Table_20_Contents">• <text:span text:style-name="Strong_20_Emphasis">Allowing small comforts (ice cream, toys), acknowledging loss with Kayla/Cas</text:span> → Echo Pets can be calmed or adopted <text:soft-page-break/>instead of fought. • <text:span text:style-name="Strong_20_Emphasis">Scoffing at “childish” things, denying grief</text:span> → they become more aggressive, biting harder and shrinking emotional recover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uilt Drips</text:span></text:p>
          </table:table-cell>
          <table:table-cell table:style-name="Table1.A1" office:value-type="string">
            <text:p text:style-name="Table_20_Contents"><text:span text:style-name="Strong_20_Emphasis">Mob – Spiritual / Slow &amp; Tether</text:span></text:p>
          </table:table-cell>
          <table:table-cell table:style-name="Table1.A1" office:value-type="string">
            <text:p text:style-name="Table_20_Contents">• Strength based on count of “harmful to others” choices.</text:p>
          </table:table-cell>
          <table:table-cell table:style-name="Table1.A1" office:value-type="string">
            <text:p text:style-name="Table_20_Contents"><text:span text:style-name="Strong_20_Emphasis">Dr. Alina Morrell</text:span>, <text:span text:style-name="Strong_20_Emphasis">Officer Dani Reyes</text:span>, <text:span text:style-name="Strong_20_Emphasis">Simon Hale</text:span></text:p>
          </table:table-cell>
          <table:table-cell table:style-name="Table1.A1" office:value-type="string">
            <text:p text:style-name="Table_20_Contents">• <text:span text:style-name="Strong_20_Emphasis">Attempting amends, talking to Dani/Morrell/Simon about guilt, avoiding repeat harms</text:span> → Drips thinner, easier to step out of. • <text:span text:style-name="Strong_20_Emphasis">Denying responsibility, numbing at Simon’s bar, dodging consequences</text:span> → thicker tethers, more turns immobiliz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ourglass Hands</text:span></text:p>
          </table:table-cell>
          <table:table-cell table:style-name="Table1.A1" office:value-type="string">
            <text:p text:style-name="Table_20_Contents"><text:span text:style-name="Strong_20_Emphasis">Mob – Psychological+Spiritual / Turn Manipulation</text:span></text:p>
          </table:table-cell>
          <table:table-cell table:style-name="Table1.A1" office:value-type="string">
            <text:p text:style-name="Table_20_Contents">• Stronger late-game with many unresolved goals. • Damage scales with high Conscientiousness + low Spiritual Arete.</text:p>
          </table:table-cell>
          <table:table-cell table:style-name="Table1.A1" office:value-type="string">
            <text:p text:style-name="Table_20_Contents"><text:span text:style-name="Strong_20_Emphasis">Nadia Flores</text:span>, <text:span text:style-name="Strong_20_Emphasis">Marco/Lila Rossi</text:span>, <text:span text:style-name="Strong_20_Emphasis">Mack</text:span></text:p>
          </table:table-cell>
          <table:table-cell table:style-name="Table1.A1" office:value-type="string">
            <text:p text:style-name="Table_20_Contents">• <text:span text:style-name="Strong_20_Emphasis">Setting realistic schedules with Nadia/Marco/Lila, accepting Mack’s “you can’t catch every bus” wisdom</text:span> → less “Deadline Rush”, fewer stolen turns. • <text:span text:style-name="Strong_20_Emphasis">Constantly overcommitting, obsessing about being </text:span><text:span text:style-name="Strong_20_Emphasis">“behind”</text:span> → more frequent turn theft and time-pressure mechanic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uzzing Haloes</text:span></text:p>
          </table:table-cell>
          <table:table-cell table:style-name="Table1.A1" office:value-type="string">
            <text:p text:style-name="Table_20_Contents"><text:span text:style-name="Strong_20_Emphasis">Mob – Spiritual+Social / Morality Checks</text:span></text:p>
          </table:table-cell>
          <table:table-cell table:style-name="Table1.A1" office:value-type="string">
            <text:p text:style-name="Table_20_Contents">• Stronger when Nyx moralizes but behaves inconsistently.</text:p>
          </table:table-cell>
          <table:table-cell table:style-name="Table1.A1" office:value-type="string">
            <text:p text:style-name="Table_20_Contents"><text:span text:style-name="Strong_20_Emphasis">Sister Helena Marrow</text:span>, <text:span text:style-name="Strong_20_Emphasis">Carmen Reyes</text:span></text:p>
          </table:table-cell>
          <table:table-cell table:style-name="Table1.A1" office:value-type="string">
            <text:p text:style-name="Table_20_Contents">• <text:span text:style-name="Strong_20_Emphasis">Admitting contradictions with Helena/Carmen, trying to align actions and values</text:span> → weaker “Hypocrisy Echo” debuffs. • <text:span text:style-name="Strong_20_Emphasis">Virtue signaling in Town, then acting selfishly</text:span> → more aggressive haloes, heavier Spiritual stat damag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nic </text:span><text:soft-page-break/><text:span text:style-name="Strong_20_Emphasis">Elevators</text:span></text:p>
          </table:table-cell>
          <table:table-cell table:style-name="Table1.A1" office:value-type="string">
            <text:p text:style-name="Table_20_Contents"><text:span text:style-name="Strong_20_Emphasis">Mob – </text:span><text:soft-page-break/><text:span text:style-name="Strong_20_Emphasis">Emotional+Physical / Trap &amp; Burst</text:span></text:p>
          </table:table-cell>
          <table:table-cell table:style-name="Table1.A1" office:value-type="string">
            <text:p text:style-name="Table_20_Contents">• More frequent after <text:soft-page-break/>apartment / transit stress arcs. • Stronger when Physical Arete is low (fatigue, breathlessness).</text:p>
          </table:table-cell>
          <table:table-cell table:style-name="Table1.A1" office:value-type="string">
            <text:p text:style-name="Table_20_Contents"><text:span text:style-name="Strong_20_Emphasis">Amrita Singh</text:span>, <text:soft-page-break/><text:span text:style-name="Strong_20_Emphasis">Ivan Petrovic</text:span>, <text:span text:style-name="Strong_20_Emphasis">Mack</text:span></text:p>
          </table:table-cell>
          <table:table-cell table:style-name="Table1.A1" office:value-type="string">
            <text:p text:style-name="Table_20_Contents">• <text:span text:style-name="Strong_20_Emphasis">Reporting broken stuff </text:span><text:soft-page-break/><text:span text:style-name="Strong_20_Emphasis">to Amrita/Ivan, pacing self on transit with Mack’s advice</text:span> → fewer multi-turn traps; “Floor Drop” less punishing. • <text:span text:style-name="Strong_20_Emphasis">Ignoring unsafe situations, pushing body too hard</text:span> → traps last more turns, damage spikes with each drop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ose Teeth Parade</text:span></text:p>
          </table:table-cell>
          <table:table-cell table:style-name="Table1.A1" office:value-type="string">
            <text:p text:style-name="Table_20_Contents"><text:span text:style-name="Strong_20_Emphasis">Mob – Physical+Emotional / Body &amp; Image Damage</text:span></text:p>
          </table:table-cell>
          <table:table-cell table:style-name="Table1.A1" office:value-type="string">
            <text:p text:style-name="Table_20_Contents">• Stronger when Physical Arete low and emotional stress high, especially after appearance-focused events.</text:p>
          </table:table-cell>
          <table:table-cell table:style-name="Table1.A1" office:value-type="string">
            <text:p text:style-name="Table_20_Contents"><text:span text:style-name="Strong_20_Emphasis">Marco &amp; Lila Rossi</text:span>, <text:span text:style-name="Strong_20_Emphasis">Gus Romano</text:span>, <text:span text:style-name="Strong_20_Emphasis">Kayla (Candy/Ice Cream)</text:span></text:p>
          </table:table-cell>
          <table:table-cell table:style-name="Table1.A1" office:value-type="string">
            <text:p text:style-name="Table_20_Contents">• <text:span text:style-name="Strong_20_Emphasis">Moderating sugar/junk, talking honestly about body image with these adults</text:span> → teeth smaller, lower Emotional damage. • <text:span text:style-name="Strong_20_Emphasis">Frequent bingeing, self-hate jokes about weight/appearance</text:span> → larger teeth, stronger HP and self-image hi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rrorfish</text:span></text:p>
          </table:table-cell>
          <table:table-cell table:style-name="Table1.A1" office:value-type="string">
            <text:p text:style-name="Table_20_Contents"><text:span text:style-name="Strong_20_Emphasis">Mob – Social+Psychological / Perception </text:span><text:span text:style-name="Strong_20_Emphasis">Distortion</text:span></text:p>
          </table:table-cell>
          <table:table-cell table:style-name="Table1.A1" office:value-type="string">
            <text:p text:style-name="Table_20_Contents">• Stronger when Nyx focuses heavily on self-image &amp; reputation.</text:p>
          </table:table-cell>
          <table:table-cell table:style-name="Table1.A1" office:value-type="string">
            <text:p text:style-name="Table_20_Contents"><text:span text:style-name="Strong_20_Emphasis">Rae Delgado</text:span>, <text:span text:style-name="Strong_20_Emphasis">Yuri Tanaka</text:span></text:p>
          </table:table-cell>
          <table:table-cell table:style-name="Table1.A1" office:value-type="string">
            <text:p text:style-name="Table_20_Contents">• <text:span text:style-name="Strong_20_Emphasis">Rae &amp; Yuri affirming Nyx’s worth beyond looks/roles and Nyx believing it</text:span> → reflections less hostile, fewer label-inversion effects. • <text:span text:style-name="Strong_20_Emphasis">Chasing only external validation, treating Rae/Yuri as props</text:span> → Mirrorfish further distort choice labels, increasing misclick/mischoice feeling in desig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hardbirds</text:span></text:p>
          </table:table-cell>
          <table:table-cell table:style-name="Table1.A1" office:value-type="string">
            <text:p text:style-name="Table_20_Contents"><text:span text:style-name="Strong_20_Emphasis">Mob – Psychological+Emotional / Memory-based Damage</text:span></text:p>
          </table:table-cell>
          <table:table-cell table:style-name="Table1.A1" office:value-type="string">
            <text:p text:style-name="Table_20_Contents">• Damage scaled by number of music-tagged emotional events in log.</text:p>
          </table:table-cell>
          <table:table-cell table:style-name="Table1.A1" office:value-type="string">
            <text:p text:style-name="Table_20_Contents"><text:span text:style-name="Strong_20_Emphasis">Jax Moreno</text:span>, <text:span text:style-name="Strong_20_Emphasis">Cassi Brennan</text:span>, <text:span text:style-name="Strong_20_Emphasis">Milo Ashford</text:span></text:p>
          </table:table-cell>
          <table:table-cell table:style-name="Table1.A1" office:value-type="string">
            <text:p text:style-name="Table_20_Contents">• <text:span text:style-name="Strong_20_Emphasis">Processing feelings via Jax’s songs, sharing memories with Cas/Milo honestly</text:span> → their “Refrain Pierce” hits softer, more bittersweet than cruel. • <text:span text:style-name="Strong_20_Emphasis">Refusing to engage, using music only as numb background</text:span> → shards sharpen, attacks deal heavier Emotional damage.</text:p>
          </table:table-cell>
        </table:table-row>
      </table:table>
      <text:p text:style-name="Horizontal_20_Line"><text:soft-page-break/></text:p>
      <text:h text:style-name="Heading_20_2" text:outline-level="2">B. Non-Combat Dream NPCs – Influence &amp; Town Link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Dream NPC</text:p>
            </table:table-cell>
            <table:table-cell table:style-name="Table2.A1" office:value-type="string">
              <text:p text:style-name="Table_20_Heading">Role in Dream</text:p>
            </table:table-cell>
            <table:table-cell table:style-name="Table2.A1" office:value-type="string">
              <text:p text:style-name="Table_20_Heading">Linked Town NPC(s)</text:p>
            </table:table-cell>
            <table:table-cell table:style-name="Table2.A1" office:value-type="string">
              <text:p text:style-name="Table_20_Heading">Town → Dream Influenc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rchivist Without Eyes</text:span></text:p>
          </table:table-cell>
          <table:table-cell table:style-name="Table2.A1" office:value-type="string">
            <text:p text:style-name="Table_20_Contents">Keeper of the life log; replays key scenes, summarizes identity patterns.</text:p>
          </table:table-cell>
          <table:table-cell table:style-name="Table2.A1" office:value-type="string">
            <text:p text:style-name="Table_20_Contents"><text:span text:style-name="Strong_20_Emphasis">Theo Park</text:span>, <text:span text:style-name="Strong_20_Emphasis">Elsie Ward</text:span>, <text:span text:style-name="Strong_20_Emphasis">Mina Ortega</text:span></text:p>
          </table:table-cell>
          <table:table-cell table:style-name="Table2.A1" office:value-type="string">
            <text:p text:style-name="Table_20_Contents">• <text:span text:style-name="Strong_20_Emphasis">Using library, trusting Theo/Elsie/Mina with real thoughts</text:span> → Archivist becomes more collaborative, summaries gentler and more helpful. • <text:span text:style-name="Strong_20_Emphasis">Lying in therapy, refusing to reflect</text:span> → Archivist more hostile, focusing on worst patterns only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icket-Taker of Elsewhere</text:span></text:p>
          </table:table-cell>
          <table:table-cell table:style-name="Table2.A1" office:value-type="string">
            <text:p text:style-name="Table_20_Contents">Route gatekeeper for Dream zones and branches.</text:p>
          </table:table-cell>
          <table:table-cell table:style-name="Table2.A1" office:value-type="string">
            <text:p text:style-name="Table_20_Contents"><text:span text:style-name="Strong_20_Emphasis">Mack</text:span>, <text:span text:style-name="Strong_20_Emphasis">Officer Dani Reyes</text:span></text:p>
          </table:table-cell>
          <table:table-cell table:style-name="Table2.A1" office:value-type="string">
            <text:p text:style-name="Table_20_Contents">• <text:span text:style-name="Strong_20_Emphasis">Taking Mack’s advice, accepting limits, honest with Dani</text:span> → clearer hints on route tickets. • <text:span text:style-name="Strong_20_Emphasis">Running from consequences, trying to “out-gamble” choices</text:span> → tickets become cryptic, routes riskier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Janitor Between Rooms</text:span></text:p>
          </table:table-cell>
          <table:table-cell table:style-name="Table2.A1" office:value-type="string">
            <text:p text:style-name="Table_20_Contents">Cleans emotional residue, offers small resets.</text:p>
          </table:table-cell>
          <table:table-cell table:style-name="Table2.A1" office:value-type="string">
            <text:p text:style-name="Table_20_Contents"><text:span text:style-name="Strong_20_Emphasis">Ivan Petrovic</text:span>, <text:span text:style-name="Strong_20_Emphasis">Amrita Singh</text:span>, <text:span text:style-name="Strong_20_Emphasis">Nurse Harper</text:span></text:p>
          </table:table-cell>
          <table:table-cell table:style-name="Table2.A1" office:value-type="string">
            <text:p text:style-name="Table_20_Contents">• <text:span text:style-name="Strong_20_Emphasis">Respecting caretakers’ work, doing your share (tidying, repairs, checkups)</text:span> → Janitor more willing to clear debuffs and small Arete imbalances. • <text:span text:style-name="Strong_20_Emphasis">Trashing spaces, expecting others to fix everything</text:span> → Janitor refuses help or charges high Arete “costs.”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hild Made of Static</text:span></text:p>
          </table:table-cell>
          <table:table-cell table:style-name="Table2.A1" office:value-type="string">
            <text:p text:style-name="Table_20_Contents">Inner child / past-self echo; appears near emotional peaks.</text:p>
          </table:table-cell>
          <table:table-cell table:style-name="Table2.A1" office:value-type="string">
            <text:p text:style-name="Table_20_Contents"><text:span text:style-name="Strong_20_Emphasis">Abby Rowe</text:span>, <text:span text:style-name="Strong_20_Emphasis">Kayla Morris</text:span>, <text:span text:style-name="Strong_20_Emphasis">Ms. Laureen Cho</text:span></text:p>
          </table:table-cell>
          <table:table-cell table:style-name="Table2.A1" office:value-type="string">
            <text:p text:style-name="Table_20_Contents">• <text:span text:style-name="Strong_20_Emphasis">Treating kids kindly, supporting caregivers, granting small joys</text:span> → child approaches Nyx, opens healing scenes. • <text:span text:style-name="Strong_20_Emphasis">Snapping at kids, dismissing “childishness”</text:span>, ignoring Ms. Cho’s efforts → child flees or turns accusing, making some Emotional/Spiritual checks harder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ream Pharmacist</text:span></text:p>
          </table:table-cell>
          <table:table-cell table:style-name="Table2.A1" office:value-type="string">
            <text:p text:style-name="Table_20_Contents">Risky buff/debuff dealer (meds/substances metaphor).</text:p>
          </table:table-cell>
          <table:table-cell table:style-name="Table2.A1" office:value-type="string">
            <text:p text:style-name="Table_20_Contents"><text:span text:style-name="Strong_20_Emphasis">Nurse Harper</text:span>, <text:span text:style-name="Strong_20_Emphasis">Simon Hale</text:span></text:p>
          </table:table-cell>
          <table:table-cell table:style-name="Table2.A1" office:value-type="string">
            <text:p text:style-name="Table_20_Contents">• <text:span text:style-name="Strong_20_Emphasis">Discussing risks honestly with Harper/Simon, using harm-reduction</text:span> → safer buff offers, clearer trade-offs. • <text:span text:style-name="Strong_20_Emphasis">Abusing substances, lying about use</text:span> → more powerful but dangerous deals, higher Arete and long-term penalti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erryman of Buslines</text:span></text:p>
          </table:table-cell>
          <table:table-cell table:style-name="Table2.A1" office:value-type="string">
            <text:p text:style-name="Table_20_Contents">Meta-transition guide at major branch points.</text:p>
          </table:table-cell>
          <table:table-cell table:style-name="Table2.A1" office:value-type="string">
            <text:p text:style-name="Table_20_Contents"><text:span text:style-name="Strong_20_Emphasis">Mack</text:span>, <text:span text:style-name="Strong_20_Emphasis">Jax Moreno</text:span>, <text:span text:style-name="Strong_20_Emphasis">Mr. Elliot Grange</text:span></text:p>
          </table:table-cell>
          <table:table-cell table:style-name="Table2.A1" office:value-type="string">
            <text:p text:style-name="Table_20_Contents">• <text:span text:style-name="Strong_20_Emphasis">Listening to stories/songs about paths &amp; regrets from these NPCs</text:span> → clearer glimpses of possible futures, occasional chance to re-route. • <text:span text:style-name="Strong_20_Emphasis">Ignoring their wisdom, staying willfully blind</text:span> → Ferryman shows only confusing or bleak previews, making route decisions more punishing.</text:p>
          </table:table-cell>
        </table:table-row>
      </table:table>
      <text:p text:style-name="Text_20_body">This chart links <text:span text:style-name="Strong_20_Emphasis">every Dream combatant/non-combatant</text:span> to <text:span text:style-name="Strong_20_Emphasis">specific Town NPCs</text:span> and makes Nyx’s treatment of those NPCs mechanically and thematically change Dream fights: power, patterns, and even the possibility of non-violent or healing resolu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7T00:00:08.69</meta:creation-date>
    <dc:date>2025-11-07T05:20:59.29</dc:date>
    <dc:creator>Bellatrix </dc:creator>
    <meta:editing-duration>PT1M5S</meta:editing-duration>
    <meta:editing-cycles>2</meta:editing-cycles>
    <meta:generator>OpenOffice/4.1.15$Win32 OpenOffice.org_project/4115m2$Build-9813</meta:generator>
    <meta:document-statistic meta:table-count="2" meta:image-count="0" meta:object-count="0" meta:page-count="56" meta:paragraph-count="1350" meta:word-count="12607" meta:character-count="79171"/>
  </office:meta>
</office:document-meta>
</file>